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254.71mm"/>
    </style:style>
    <style:style style:name="co3" style:family="table-column">
      <style:table-column-properties fo:break-before="auto" style:column-width="46.92mm"/>
    </style:style>
    <style:style style:name="co4" style:family="table-column">
      <style:table-column-properties fo:break-before="auto" style:column-width="46.65mm"/>
    </style:style>
    <style:style style:name="co5" style:family="table-column">
      <style:table-column-properties fo:break-before="auto" style:column-width="58.35mm"/>
    </style:style>
    <style:style style:name="co6" style:family="table-column">
      <style:table-column-properties fo:break-before="auto" style:column-width="49.92mm"/>
    </style:style>
    <style:style style:name="co7" style:family="table-column">
      <style:table-column-properties fo:break-before="auto" style:column-width="78.25mm"/>
    </style:style>
    <style:style style:name="co8" style:family="table-column">
      <style:table-column-properties fo:break-before="auto" style:column-width="60.8mm"/>
    </style:style>
    <style:style style:name="co9" style:family="table-column">
      <style:table-column-properties fo:break-before="auto" style:column-width="60.54mm"/>
    </style:style>
    <style:style style:name="co10" style:family="table-column">
      <style:table-column-properties fo:break-before="auto" style:column-width="66.8mm"/>
    </style:style>
    <style:style style:name="co11" style:family="table-column">
      <style:table-column-properties fo:break-before="auto" style:column-width="59.99mm"/>
    </style:style>
    <style:style style:name="co12" style:family="table-column">
      <style:table-column-properties fo:break-before="auto" style:column-width="36.57mm"/>
    </style:style>
    <style:style style:name="co13" style:family="table-column">
      <style:table-column-properties fo:break-before="auto" style:column-width="43.66mm"/>
    </style:style>
    <style:style style:name="co14" style:family="table-column">
      <style:table-column-properties fo:break-before="auto" style:column-width="51.28mm"/>
    </style:style>
    <style:style style:name="co15" style:family="table-column">
      <style:table-column-properties fo:break-before="auto" style:column-width="20.78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28.68mm"/>
    </style:style>
    <style:style style:name="co18" style:family="table-column">
      <style:table-column-properties fo:break-before="auto" style:column-width="35.75mm"/>
    </style:style>
    <style:style style:name="co19" style:family="table-column">
      <style:table-column-properties fo:break-before="auto" style:column-width="47.11mm"/>
    </style:style>
    <style:style style:name="co20" style:family="table-column">
      <style:table-column-properties fo:break-before="auto" style:column-width="62.09mm"/>
    </style:style>
    <style:style style:name="co21" style:family="table-column">
      <style:table-column-properties fo:break-before="auto" style:column-width="76.2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9mm" fo:break-before="auto" style:use-optimal-row-height="true"/>
    </style:style>
    <style:style style:name="ro3" style:family="table-row">
      <style:table-row-properties style:row-height="20.36mm" fo:break-before="auto" style:use-optimal-row-height="true"/>
    </style:style>
    <style:style style:name="ro4" style:family="table-row">
      <style:table-row-properties style:row-height="60.04mm" fo:break-before="auto" style:use-optimal-row-height="true"/>
    </style:style>
    <style:style style:name="ro5" style:family="table-row">
      <style:table-row-properties style:row-height="3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Campo_20_da_20_tabela_20_dinâmica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Categoria_20_da_20_tabela_20_dinâmica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Categoria_20_da_20_tabela_20_dinâmica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Título_20_da_20_tabela_20_dinâmica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Canto_20_da_20_tabela_20_dinâmica">
      <style:table-cell-properties fo:border-bottom="0.99pt solid #000000" fo:border-left="0.99pt solid #000000" fo:border-right="2.01pt solid #000000" fo:border-top="2.01pt solid #000000"/>
    </style:style>
    <style:style style:name="ce7" style:family="table-cell" style:parent-style-name="Valor_20_da_20_tabela_20_dinâmica" style:data-style-name="N0">
      <style:table-cell-properties fo:border-bottom="none" fo:border-left="0.99pt solid #000000" fo:border-right="2.01pt solid #000000" fo:border-top="0.99pt solid #000000"/>
    </style:style>
    <style:style style:name="ce8" style:family="table-cell" style:parent-style-name="Valor_20_da_20_tabela_20_dinâmica" style:data-style-name="N0">
      <style:table-cell-properties fo:border-bottom="none" fo:border-left="0.99pt solid #000000" fo:border-right="2.01pt solid #000000" fo:border-top="none"/>
    </style:style>
    <style:style style:name="ce9" style:family="table-cell" style:parent-style-name="Valor_20_da_20_tabela_20_dinâmica" style:data-style-name="N0">
      <style:table-cell-properties fo:border-bottom="0.99pt solid #000000" fo:border-left="0.99pt solid #000000" fo:border-right="2.01pt solid #000000" fo:border-top="none"/>
    </style:style>
    <style:style style:name="ce10" style:family="table-cell" style:parent-style-name="Resultado_20_da_20_tabela_20_dinâmica" style:data-style-name="N0">
      <style:table-cell-properties fo:border-bottom="2.01pt solid #000000" fo:border-left="0.99pt solid #000000" fo:border-right="2.01pt solid #000000" fo:border-top="0.99pt solid #000000"/>
    </style:style>
    <style:style style:name="ce11" style:family="table-cell" style:parent-style-name="Categoria_20_da_20_tabela_20_dinâmica" style:data-style-name="N0">
      <style:table-cell-properties fo:border-bottom="0.99pt solid #000000" fo:border-left="2.01pt solid #000000" fo:border-right="0.99pt solid #000000" fo:border-top="0.99pt solid #000000"/>
    </style:style>
    <style:style style:name="ce12" style:family="table-cell" style:parent-style-name="Categoria_20_da_20_tabela_20_dinâmica" style:data-style-name="N0">
      <style:table-cell-properties fo:border-bottom="0.99pt solid #000000" fo:border-left="2.01pt solid #000000" fo:border-right="0.99pt solid #000000" fo:border-top="none"/>
    </style:style>
    <style:style style:name="ce13" style:family="table-cell" style:parent-style-name="Título_20_da_20_tabela_20_dinâmica" style:data-style-name="N0">
      <style:table-cell-properties fo:border-bottom="2.01pt solid #000000" fo:border-left="2.01pt solid #000000" fo:border-right="none" fo:border-top="0.99pt solid #000000"/>
    </style:style>
    <style:style style:name="ce14" style:family="table-cell" style:parent-style-name="Campo_20_da_20_tabela_20_dinâmica">
      <style:table-cell-properties fo:border-bottom="0.99pt solid #000000" fo:border-left="0.99pt solid #000000" fo:border-right="0.99pt solid #000000" fo:border-top="2.01pt solid #000000"/>
    </style:style>
    <style:style style:name="ce15" style:family="table-cell" style:parent-style-name="Categoria_20_da_20_tabela_20_dinâmica" style:data-style-name="N0">
      <style:table-cell-properties fo:border="0.99pt solid #000000"/>
    </style:style>
    <style:style style:name="ce16" style:family="table-cell" style:parent-style-name="Categoria_20_da_20_tabela_20_dinâmica" style:data-style-name="N0">
      <style:table-cell-properties fo:border-bottom="none" fo:border-left="0.99pt solid #000000" fo:border-right="0.99pt solid #000000" fo:border-top="0.99pt solid #000000"/>
    </style:style>
    <style:style style:name="ce17" style:family="table-cell" style:parent-style-name="Categoria_20_da_20_tabela_20_dinâmica" style:data-style-name="N0">
      <style:table-cell-properties fo:border-bottom="none" fo:border-left="0.99pt solid #000000" fo:border-right="0.99pt solid #000000" fo:border-top="none"/>
    </style:style>
    <style:style style:name="ce18" style:family="table-cell" style:parent-style-name="Categoria_20_da_20_tabela_20_dinâmica" style:data-style-name="N0">
      <style:table-cell-properties fo:border-bottom="0.99pt solid #000000" fo:border-left="0.99pt solid #000000" fo:border-right="0.99pt solid #000000" fo:border-top="none"/>
    </style:style>
    <style:style style:name="ce19" style:family="table-cell" style:parent-style-name="Título_20_da_20_tabela_20_dinâmica" style:data-style-name="N0">
      <style:table-cell-properties fo:border-bottom="2.01pt solid #000000" fo:border-left="none" fo:border-right="0.99pt solid #000000" fo:border-top="0.99pt solid #000000"/>
    </style:style>
    <style:style style:name="ce20" style:family="table-cell" style:parent-style-name="Valor_20_da_20_tabela_20_dinâmica" style:data-style-name="N0">
      <style:table-cell-properties fo:border-bottom="0.99pt solid #000000" fo:border-left="0.99pt solid #000000" fo:border-right="2.01pt solid #000000" fo:border-top="0.99pt solid #000000"/>
    </style:style>
    <style:style style:name="ce21" style:family="table-cell" style:parent-style-name="Campo_20_da_20_tabela_20_dinâmica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Categoria_20_da_20_tabela_20_dinâmica" style:data-style-name="N0">
      <style:table-cell-properties fo:border="0.06pt solid #000000"/>
    </style:style>
    <style:style style:name="ce23" style:family="table-cell" style:parent-style-name="Canto_20_da_20_tabela_20_dinâmica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Valor_20_da_20_tabela_20_dinâmica" style:data-style-name="N0">
      <style:table-cell-properties fo:border="0.06pt solid #000000"/>
    </style:style>
    <style:style style:name="ce2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links_com_ordenacoes_v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N°</text:p>
          </table:table-cell>
          <table:table-cell table:style-name="ce1" office:value-type="string" calcext:value-type="string">
            <text:p>Caminho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ja/loja/src/main/java/br/com/loja/dao/Dao.java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lienteSI2017-master1/app/src/main/java/br/usjt/ftce/arqdesis/clientesi/Cliente.java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oja/src/main/java/br/unibh/loja/rest/MemberResourceRESTService.java</text:p>
          </table:table-cell>
          <table:table-cell table:number-columns-repeated="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icom/src/main/java/org/weasis/dicom/mf/Patient.java</text:p>
          </table:table-cell>
          <table:table-cell table:number-columns-repeated="1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lienteAfirmaV16/afirma-ui-core-jse-keystores/src/main/java/es/gob/afirma/ui/core/jse/certificateselection/CertificateSelectionDialog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main/user-impl/java/com/mysql/cj/jdbc/DatabaseMetaData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main/user-impl/java/com/mysql/cj/jdbc/DatabaseMetaData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main/user-impl/java/com/mysql/cj/jdbc/DatabaseMetaData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Modify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Modify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Modify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Modify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Modify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Modify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Modify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Modify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lienteV1/app/src/main/java/br/usjt/ftce/desmob/clientev1/Cliente.java</text:p>
          </table:table-cell>
          <table:table-cell table:number-columns-repeated="1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lienteExternalV16/afirma-lib-itext-android/trunk/src/main/java/com/aowagie/text/pdf/internal/PdfVersionImp.java</text:p>
          </table:table-cell>
          <table:table-cell table:number-columns-repeated="1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lienteExternalV16/afirma-lib-itext-android/trunk/src/main/java/com/aowagie/text/pdf/PdfNameTree.java</text:p>
          </table:table-cell>
          <table:table-cell table:number-columns-repeated="1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lienteExternalV16/afirma-lib-itext-android/trunk/src/main/java/com/aowagie/text/pdf/PdfReader.java</text:p>
          </table:table-cell>
          <table:table-cell table:number-columns-repeated="1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lienteExternalV16/afirma-lib-itext-android/trunk/src/main/java/com/aowagie/text/xml/XmlDomWriter.java</text:p>
          </table:table-cell>
          <table:table-cell table:number-columns-repeated="1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lienteExternalV16/afirma-lib-itext/trunk/src/main/java/com/aowagie/text/pdf/internal/PdfVersionImp.java</text:p>
          </table:table-cell>
          <table:table-cell table:number-columns-repeated="1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lienteExternalV16/afirma-lib-itext/trunk/src/main/java/com/aowagie/text/pdf/PdfNameTree.java</text:p>
          </table:table-cell>
          <table:table-cell table:number-columns-repeated="1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lienteExternalV16/afirma-lib-itext/trunk/src/main/java/com/aowagie/text/pdf/PdfReader.java</text:p>
          </table:table-cell>
          <table:table-cell table:number-columns-repeated="1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lienteExternalV16/afirma-lib-itext/trunk/src/main/java/com/aowagie/text/xml/XmlDomWriter.java</text:p>
          </table:table-cell>
          <table:table-cell table:number-columns-repeated="1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OJA/build/web/WEB-INF/classes/commons-io-2.5-src/src/main/java/org/apache/commons/io/comparator/NameFileComparator.java</text:p>
          </table:table-cell>
          <table:table-cell table:number-columns-repeated="1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OJA/build/web/WEB-INF/classes/commons-io-2.5-src/src/main/java/org/apache/commons/io/comparator/NameFileComparator.java</text:p>
          </table:table-cell>
          <table:table-cell table:number-columns-repeated="1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OJA/build/web/WEB-INF/classes/commons-io-2.5-src/src/main/java/org/apache/commons/io/comparator/package.html</text:p>
          </table:table-cell>
          <table:table-cell table:number-columns-repeated="1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OJA/build/web/WEB-INF/classes/commons-io-2.5-src/src/main/java/org/apache/commons/io/comparator/package.html</text:p>
          </table:table-cell>
          <table:table-cell table:number-columns-repeated="1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OJA/lib/commons-io-2.5-src/src/main/java/org/apache/commons/io/comparator/NameFileComparator.java</text:p>
          </table:table-cell>
          <table:table-cell table:number-columns-repeated="1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OJA/lib/commons-io-2.5-src/src/main/java/org/apache/commons/io/comparator/NameFileComparator.java</text:p>
          </table:table-cell>
          <table:table-cell table:number-columns-repeated="1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OJA/lib/commons-io-2.5-src/src/main/java/org/apache/commons/io/comparator/package.html</text:p>
          </table:table-cell>
          <table:table-cell table:number-columns-repeated="1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OJA/lib/commons-io-2.5-src/src/main/java/org/apache/commons/io/comparator/package.html</text:p>
          </table:table-cell>
          <table:table-cell table:number-columns-repeated="1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MP1138/Ex01/src/PessoaDAO.java</text:p>
          </table:table-cell>
          <table:table-cell table:number-columns-repeated="1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MP1138/ExemploCrudFX/src/com/exemplocrudfx/dao/BancosDeDadosDAO.java</text:p>
          </table:table-cell>
          <table:table-cell table:number-columns-repeated="1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MP1138/ExemploCrudFX/src/com/exemplocrudfx/dao/BancosDeDadosDAO.java</text:p>
          </table:table-cell>
          <table:table-cell table:number-columns-repeated="1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MP1138/ExemploCrudFX/src/com/exemplocrudfx/dao/BancosDeDadosDAO.java</text:p>
          </table:table-cell>
          <table:table-cell table:number-columns-repeated="1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MP1138/trabalho2/src/dao/PessoaDAO.java</text:p>
          </table:table-cell>
          <table:table-cell table:number-columns-repeated="1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LojaVirtual/src/lojaVirtual/Autor.java</text:p>
          </table:table-cell>
          <table:table-cell table:number-columns-repeated="1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LojaVirtual/src/lojaVirtual/Store.java</text:p>
          </table:table-cell>
          <table:table-cell table:number-columns-repeated="1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lienteV1/app/src/main/java/br/usjt/ftce/desmob/clientev1/Cliente.java</text:p>
          </table:table-cell>
          <table:table-cell table:number-columns-repeated="1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loja/src/rc/unesp/br/lcp/dao/IEntity.java</text:p>
          </table:table-cell>
          <table:table-cell table:number-columns-repeated="1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lienteV1-master-master/app/src/main/java/br/usjt/ftce/desmob/clientev1/Cliente.java</text:p>
          </table:table-cell>
          <table:table-cell table:number-columns-repeated="1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LojaVirtual/platforms/android/src/org/apache/cordova/globalization/Globalization.java</text:p>
          </table:table-cell>
          <table:table-cell table:number-columns-repeated="1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LojaVirtual/platforms/android/src/org/apache/cordova/globalization/Globalization.java</text:p>
          </table:table-cell>
          <table:table-cell table:number-columns-repeated="1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LojaVirtual/plugins/cordova-plugin-globalization/src/android/Globalization.java</text:p>
          </table:table-cell>
          <table:table-cell table:number-columns-repeated="1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LojaVirtual/plugins/cordova-plugin-globalization/src/android/Globalization.java</text:p>
          </table:table-cell>
          <table:table-cell table:number-columns-repeated="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LojaVendas/src/main/java/com/mycompany/lojavendas/model/dao/TipoUsuarioDAO.java</text:p>
          </table:table-cell>
          <table:table-cell table:number-columns-repeated="1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lienteafirma-external/afirma-lib-itext-android/src/main/java/com/aowagie/text/pdf/internal/PdfVersionImp.java</text:p>
          </table:table-cell>
          <table:table-cell table:number-columns-repeated="1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lienteafirma-external/afirma-lib-itext-android/src/main/java/com/aowagie/text/pdf/PdfNameTree.java</text:p>
          </table:table-cell>
          <table:table-cell table:number-columns-repeated="1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lienteafirma-external/afirma-lib-itext-android/src/main/java/com/aowagie/text/pdf/PdfReader.java</text:p>
          </table:table-cell>
          <table:table-cell table:number-columns-repeated="1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lienteafirma-external/afirma-lib-itext-android/src/main/java/com/aowagie/text/xml/XmlDomWriter.java</text:p>
          </table:table-cell>
          <table:table-cell table:number-columns-repeated="1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lienteafirma-external/afirma-lib-itext/src/main/java/com/aowagie/text/pdf/internal/PdfVersionImp.java</text:p>
          </table:table-cell>
          <table:table-cell table:number-columns-repeated="1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lienteafirma-external/afirma-lib-itext/src/main/java/com/aowagie/text/pdf/PdfNameTree.java</text:p>
          </table:table-cell>
          <table:table-cell table:number-columns-repeated="1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lienteafirma-external/afirma-lib-itext/src/main/java/com/aowagie/text/pdf/PdfReader.java</text:p>
          </table:table-cell>
          <table:table-cell table:number-columns-repeated="1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lienteafirma-external/afirma-lib-itext/src/main/java/com/aowagie/text/xml/XmlDomWriter.java</text:p>
          </table:table-cell>
          <table:table-cell table:number-columns-repeated="1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loja/src/main/java/br/unibh/loja/rest/MemberResourceRESTService.java</text:p>
          </table:table-cell>
          <table:table-cell table:number-columns-repeated="1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LojaGamer/criacaoBancoLojaXYZ.sql</text:p>
          </table:table-cell>
          <table:table-cell table:number-columns-repeated="1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lienteV1-master-sqlite/app/src/main/java/br/usjt/ftce/desmob/clientev1/Cliente.java</text:p>
          </table:table-cell>
          <table:table-cell table:number-columns-repeated="1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LojaGuilherme/eclipse-workspace/Txvxv/src/br/ucsal/Produto.java</text:p>
          </table:table-cell>
          <table:table-cell table:number-columns-repeated="1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LojaGuilherme/eclipse-workspace/Txvxv/src/br/ucsal/Produto.java</text:p>
          </table:table-cell>
          <table:table-cell table:number-columns-repeated="14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LojaVirtual/Loja_Web01/src/main/java/persistence/PersonDAO.java</text:p>
          </table:table-cell>
          <table:table-cell table:number-columns-repeated="14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LojaVirtual/Loja_Web01/src/main/java/persistence/PersonDAO.java</text:p>
          </table:table-cell>
          <table:table-cell table:number-columns-repeated="14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LojaVirtual/Loja_Web01/src/main/java/persistence/ProductDAO.java</text:p>
          </table:table-cell>
          <table:table-cell table:number-columns-repeated="14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LojaVirtual/Loja_Web01/src/main/java/persistence/ProductDAO.java</text:p>
          </table:table-cell>
          <table:table-cell table:number-columns-repeated="14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LojaBD/LojaBD/src/Interfaces/TelaClientes.java</text:p>
          </table:table-cell>
          <table:table-cell table:number-columns-repeated="14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LojaBD/LojaBD/src/Interfaces/TelaClientes.java</text:p>
          </table:table-cell>
          <table:table-cell table:number-columns-repeated="14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LojaBD/LojaBD/src/Interfaces/TelaClientes.java</text:p>
          </table:table-cell>
          <table:table-cell table:number-columns-repeated="14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LojaBD/LojaBD/src/Interfaces/TelaClientes.java</text:p>
          </table:table-cell>
          <table:table-cell table:number-columns-repeated="1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LojasCidadao/Aplicacao Android/BasicMapOnline/src/com/example/basicmaponline/Lojas.java</text:p>
          </table:table-cell>
          <table:table-cell table:number-columns-repeated="1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LojasCidadao/Aplicacao Android/BasicMapOnline/src/com/example/basicmaponline/Pesquisar.java</text:p>
          </table:table-cell>
          <table:table-cell table:number-columns-repeated="1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LojasCidadao/Aplicacao Android/BasicMapOnline/src/com/mlab/android/basicoverlays/PostgreSQL.java</text:p>
          </table:table-cell>
          <table:table-cell table:number-columns-repeated="1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LojasCidadao/Aplicacao Android/BasicMapOnline/src/com/mlab/android/basicoverlays/PostgreSQL.java</text:p>
          </table:table-cell>
          <table:table-cell table:number-columns-repeated="1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LojasCidadao/Aplicacao Android/BasicMapOnline/src/com/mlab/android/basicoverlays/PostgreSQL.java</text:p>
          </table:table-cell>
          <table:table-cell table:number-columns-repeated="1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LojasCidadao/Aplicacao Android/LojaCidadao/src/com/example/basicmaponline/Pesquisar.java</text:p>
          </table:table-cell>
          <table:table-cell table:number-columns-repeated="1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LojasCidadao/Aplicacao Android/LojaCidadao/src/com/mlab/android/basicoverlays/PostgreSQL.java</text:p>
          </table:table-cell>
          <table:table-cell table:number-columns-repeated="1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LojasCidadao/Aplicacao Android/LojaCidadao/src/com/mlab/android/basicoverlays/PostgreSQL.java</text:p>
          </table:table-cell>
          <table:table-cell table:number-columns-repeated="1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LojasCidadao/Aplicacao Android/LojaCidadao/src/com/mlab/android/basicoverlays/PostgreSQL.java</text:p>
          </table:table-cell>
          <table:table-cell table:number-columns-repeated="1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LojasCidadao/Aplicação Web/LojasCidadao/LojasCidadao/LojasCidadao/bin/Npgsql.pdb</text:p>
          </table:table-cell>
          <table:table-cell table:number-columns-repeated="14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ClienteConvertidoDesktop/src/main/java/com/eng/renan/clienteconvertidodesktop/dao/ProdutoDao.java</text:p>
          </table:table-cell>
          <table:table-cell table:number-columns-repeated="14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ClienteConvertidoDesktop/src/main/java/com/eng/renan/clienteconvertidodesktop/dao/VendedorDao.java</text:p>
          </table:table-cell>
          <table:table-cell table:number-columns-repeated="14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Loja/src/dataAccess/ClienteRepository.java</text:p>
          </table:table-cell>
          <table:table-cell table:number-columns-repeated="14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Loja/src/dataAccess/ProdutoRepository.java</text:p>
          </table:table-cell>
          <table:table-cell table:number-columns-repeated="14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bcb2/sources/neo/ClienteBCB.java</text:p>
          </table:table-cell>
          <table:table-cell table:number-columns-repeated="1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LOJA/build/web/WEB-INF/classes/commons-io-2.5-src/src/main/java/org/apache/commons/io/comparator/NameFileComparator.java</text:p>
          </table:table-cell>
          <table:table-cell table:number-columns-repeated="1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LOJA/build/web/WEB-INF/classes/commons-io-2.5-src/src/main/java/org/apache/commons/io/comparator/NameFileComparator.java</text:p>
          </table:table-cell>
          <table:table-cell table:number-columns-repeated="1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LOJA/build/web/WEB-INF/classes/commons-io-2.5-src/src/main/java/org/apache/commons/io/comparator/package.html</text:p>
          </table:table-cell>
          <table:table-cell table:number-columns-repeated="1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LOJA/build/web/WEB-INF/classes/commons-io-2.5-src/src/main/java/org/apache/commons/io/comparator/package.html</text:p>
          </table:table-cell>
          <table:table-cell table:number-columns-repeated="1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LOJA/lib/commons-io-2.5-src/src/main/java/org/apache/commons/io/comparator/NameFileComparator.java</text:p>
          </table:table-cell>
          <table:table-cell table:number-columns-repeated="1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LOJA/lib/commons-io-2.5-src/src/main/java/org/apache/commons/io/comparator/NameFileComparator.java</text:p>
          </table:table-cell>
          <table:table-cell table:number-columns-repeated="1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LOJA/lib/commons-io-2.5-src/src/main/java/org/apache/commons/io/comparator/package.html</text:p>
          </table:table-cell>
          <table:table-cell table:number-columns-repeated="1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LOJA/lib/commons-io-2.5-src/src/main/java/org/apache/commons/io/comparator/package.html</text:p>
          </table:table-cell>
          <table:table-cell table:number-columns-repeated="14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LojaOnline/src/main/java/com/afrain/lojaonline/repositories/EstadoRepository.java</text:p>
          </table:table-cell>
          <table:table-cell table:number-columns-repeated="14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LojaOnline/src/main/java/com/afrain/lojaonline/services/EstadoService.java</text:p>
          </table:table-cell>
          <table:table-cell table:number-columns-repeated="14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ClienteP3/app/src/main/java/br/usjt/arqdsis/clientep3/model/Cliente.java</text:p>
          </table:table-cell>
          <table:table-cell table:number-columns-repeated="14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ClienteSI2017-master2/app/src/main/java/br/usjt/ftce/arqdesis/clientesi/Cliente.java</text:p>
          </table:table-cell>
          <table:table-cell table:number-columns-repeated="14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ClienteV1Exercicios/app/src/main/java/app/projeto/clientev1exercicios/model/Cliente.java</text:p>
          </table:table-cell>
          <table:table-cell table:number-columns-repeated="14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ClienteP3.b/src/main/java/br/usjt/arqdesis/clientep3/model/Cliente.java</text:p>
          </table:table-cell>
          <table:table-cell table:number-columns-repeated="14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ClienteReceptivoSky_2/src/java/dao/TipoOcorrenciaDAO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models/estoquista/src/estoquistaPk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models/estoquista/src/estoquistaPk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models/estoquista/src/estoquistaPk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models/estoquista/src/estoquistaPk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models/estoquista/src/estoquistaPk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models/estoquista/src/estoquistaPk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models/estoquista/src/estoquistaPk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models/estoquista/src/estoquistaPk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models/estoquista/src/estoquistaPk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models/estoquista/src/estoquistaPk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fornecedor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fornecedor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fornecedor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fornecedor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fornecedor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fornecedor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fornecedor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fornecedor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fornecedor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fornecedor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materiaprima/MateriaPrim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materiaprima/MateriaPrim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materiaprima/MateriaPrim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materiaprima/MateriaPrim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produto/Produto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produto/Produto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produto/Produto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produto/Produto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produto/Produto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produto/Produto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produto/Produto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produto/Produto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receita/Recei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receita/Recei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receita/Recei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receita/Receita.java</text:p>
          </table:table-cell>
          <table:table-cell table:number-columns-repeated="14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LojaJava/src/br/senac/rn/loja/model/Sexo.java</text:p>
          </table:table-cell>
          <table:table-cell table:number-columns-repeated="14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lienteAdmin/build/web/bower_components/flot.tooltip/js/excanvas.min.js</text:p>
          </table:table-cell>
          <table:table-cell table:number-columns-repeated="14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lienteAdmin/build/web/bower_components/flot/excanvas.min.js</text:p>
          </table:table-cell>
          <table:table-cell table:number-columns-repeated="14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lienteAdmin/build/web/bower_components/jquery/src/sizzle/dist/sizzle.min.js</text:p>
          </table:table-cell>
          <table:table-cell table:number-columns-repeated="14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lienteAdmin/web/bower_components/flot.tooltip/js/excanvas.min.js</text:p>
          </table:table-cell>
          <table:table-cell table:number-columns-repeated="14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lienteAdmin/web/bower_components/flot/excanvas.min.js</text:p>
          </table:table-cell>
          <table:table-cell table:number-columns-repeated="14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lienteAdmin/web/bower_components/jquery/src/sizzle/dist/sizzle.min.js</text:p>
          </table:table-cell>
          <table:table-cell table:number-columns-repeated="14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LojaVirtual/LojaVirtual/src/main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LojaVirtual/LojaVirtual/src/main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LojaVirtual/LojaVirtual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LojaVirtual/LojaVirtual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lojaVirtual/src/br/com/matosmelo/lojaVirtual/dao/ClienteDAO.java</text:p>
          </table:table-cell>
          <table:table-cell table:number-columns-repeated="14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ClienteSISVAN/build/deploy/resources/DB/SISVAN/seg0/c230.dat</text:p>
          </table:table-cell>
          <table:table-cell table:number-columns-repeated="14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ClienteSISVAN/build/deploy/resources/GraficasJs/DB/SISVAN/seg0/c230.dat</text:p>
          </table:table-cell>
          <table:table-cell table:number-columns-repeated="14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ClienteSISVAN/build/dist/resources/DB/SISVAN/seg0/c230.dat</text:p>
          </table:table-cell>
          <table:table-cell table:number-columns-repeated="14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ClienteSISVAN/build/dist/resources/GraficasJs/DB/SISVAN/seg0/c230.dat</text:p>
          </table:table-cell>
          <table:table-cell table:number-columns-repeated="14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ClienteSISVAN/resources/DB/SISVAN/seg0/c230.dat</text:p>
          </table:table-cell>
          <table:table-cell table:number-columns-repeated="14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LojaMaio/java/persistencia/CidadeDAO.java</text:p>
          </table:table-cell>
          <table:table-cell table:number-columns-repeated="14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LojaMaio/java/persistencia/EstadoDAO.java</text:p>
          </table:table-cell>
          <table:table-cell table:number-columns-repeated="14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LojaMaio/java/persistencia/EstadoDAO.java</text:p>
          </table:table-cell>
          <table:table-cell table:number-columns-repeated="14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LojaMaio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LojaMaio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LojaMaio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LojaMaio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cliente/Cliente/baseTipos/seg0/c230.dat</text:p>
          </table:table-cell>
          <table:table-cell table:number-columns-repeated="14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clienteafirma/afirma-ui-core-jse-keystores/src/main/java/es/gob/afirma/ui/core/jse/certificateselection/CertificateSelectionDialog.java</text:p>
          </table:table-cell>
          <table:table-cell table:number-columns-repeated="14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ClienteP3/app/src/main/java/br/usjt/arqdsis/clientep3/model/Cliente.java</text:p>
          </table:table-cell>
          <table:table-cell table:number-columns-repeated="14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frente-loja/src/main/webapp/js/dataTables.min.js</text:p>
          </table:table-cell>
          <table:table-cell table:number-columns-repeated="14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frente-loja/src/main/webapp/js/jquery-2.1.1.min.js</text:p>
          </table:table-cell>
          <table:table-cell table:number-columns-repeated="14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frente-loja/src/main/webapp/js/jquery-2.1.1.min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.map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.map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.map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standalone-preset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standalone-preset.js.map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standalone-preset.js.map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.js.map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.js.map</text:p>
          </table:table-cell>
          <table:table-cell table:number-columns-repeated="14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ClienteSI2017-master/app/src/main/java/br/usjt/ftce/arqdesis/clientesi/Cliente.java</text:p>
          </table:table-cell>
          <table:table-cell table:number-columns-repeated="14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LojaMobile-IonicSpring/AppMobileSpring/src/main/java/com/appmobilespring/repositories/EstadoRepository.java</text:p>
          </table:table-cell>
          <table:table-cell table:number-columns-repeated="14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LojaMobile-IonicSpring/AppMobileSpring/src/main/java/com/appmobilespring/services/EstadoService.java</text:p>
          </table:table-cell>
          <table:table-cell table:number-columns-repeated="14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LojaVirtual/src/main/java/persistencia/CidadeDAO.java</text:p>
          </table:table-cell>
          <table:table-cell table:number-columns-repeated="14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LojaVirtual/src/main/java/persistencia/EstadoDAO.java</text:p>
          </table:table-cell>
          <table:table-cell table:number-columns-repeated="14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LojaVirtual/src/main/java/persistencia/EstadoDAO.java</text:p>
          </table:table-cell>
          <table:table-cell table:number-columns-repeated="14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LojaVirtual/src/main/java/persistencia/FabricanteDAO.java</text:p>
          </table:table-cell>
          <table:table-cell table:number-columns-repeated="14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LojaVirtual/src/main/java/persistencia/FabricanteDAO.java</text:p>
          </table:table-cell>
          <table:table-cell table:number-columns-repeated="14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LojaVirtual/src/main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LojaVirtual/src/main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LojaVirtual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LojaVirtual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lojavirtual2/lojavirtual/src/main/java/org/lojavirtual/repository/Gruporepository.java</text:p>
          </table:table-cell>
          <table:table-cell table:number-columns-repeated="14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lojavirtual2/lojavirtual/src/main/java/org/lojavirtual/repository/Produtorepository.java</text:p>
          </table:table-cell>
          <table:table-cell table:number-columns-repeated="14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ClienteServidor_Trabalho3/CODIGO_PROJETO/mysql-connector-java-5.1.40/src/com/mysql/jdbc/DatabaseMetaData.java</text:p>
          </table:table-cell>
          <table:table-cell table:number-columns-repeated="14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ClienteServidor_Trabalho3/CODIGO_PROJETO/mysql-connector-java-5.1.40/src/com/mysql/jdbc/DatabaseMetaData.java</text:p>
          </table:table-cell>
          <table:table-cell table:number-columns-repeated="14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ClienteServidor_Trabalho3/CODIGO_PROJETO/mysql-connector-java-5.1.40/src/com/mysql/jdbc/DatabaseMetaData.java</text:p>
          </table:table-cell>
          <table:table-cell table:number-columns-repeated="14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ClienteServidor_Trabalho3/CODIGO_PROJETO/mysql-connector-java-5.1.40/src/testsuite/fabric/jdbc/TestHABasics.java</text:p>
          </table:table-cell>
          <table:table-cell table:number-columns-repeated="14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ClienteServidor_Trabalho3/CODIGO_PROJETO/mysql-connector-java-5.1.40/src/testsuite/fabric/TestDumpCommands.java</text:p>
          </table:table-cell>
          <table:table-cell table:number-columns-repeated="14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ClienteServidor_Trabalho3/CODIGO_PROJETO/mysql-connector-java-5.1.40/src/testsuite/fabric/TestDumpCommands.java</text:p>
          </table:table-cell>
          <table:table-cell table:number-columns-repeated="14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ClienteServidor_Trabalho3/CODIGO_PROJETO/src/dao/PessoaDAO.java</text:p>
          </table:table-cell>
          <table:table-cell table:number-columns-repeated="14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ClienteServidor_Trabalho3/CODIGO_PROJETO/src/dao/PessoaDAO.java</text:p>
          </table:table-cell>
          <table:table-cell table:number-columns-repeated="14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LojaProduto/src/persistence/CategoriaDao.java</text:p>
          </table:table-cell>
          <table:table-cell table:number-columns-repeated="14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ClienteConvertido/src/main/java/com/eng/renan/clienteconvertido/dao/LojaDao.java</text:p>
          </table:table-cell>
          <table:table-cell table:number-columns-repeated="14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ClienteConvertido/src/main/java/com/eng/renan/clienteconvertido/dao/ProdutoDao.java</text:p>
          </table:table-cell>
          <table:table-cell table:number-columns-repeated="14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ClienteConvertido/src/main/java/com/eng/renan/clienteconvertido/dao/VendedorDao.java</text:p>
          </table:table-cell>
          <table:table-cell table:number-columns-repeated="14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clienteafirma/afirma-core-keystores/src/main/java/es/gob/afirma/keystores/main/common/KeyStoreUtilities.java</text:p>
          </table:table-cell>
          <table:table-cell table:number-columns-repeated="14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clienteafirma/afirma-core-keystores/src/main/java/es/gob/afirma/keystores/main/common/KeyStoreUtilities.java</text:p>
          </table:table-cell>
          <table:table-cell table:number-columns-repeated="14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LojaServico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LojaServico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ClienteV1_SQLite-master/app/src/main/java/br/usjt/ftce/desmob/clientev1/model/Cliente.java</text:p>
          </table:table-cell>
          <table:table-cell table:number-columns-repeated="14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lojavirtual/src/main/webapp/resources/jquery/js/jquery-2.1.0.min.js</text:p>
          </table:table-cell>
          <table:table-cell table:number-columns-repeated="14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lojavirtual/src/main/webapp/resources/jquery/js/jquery-2.1.0.min.js</text:p>
          </table:table-cell>
          <table:table-cell table:number-columns-repeated="14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lojavirtual/src/main/webapp/resources/jquery/js/jquery-ui-1.10.4.custom.min.js</text:p>
          </table:table-cell>
          <table:table-cell table:number-columns-repeated="14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lojavirtual/src/main/webapp/resources/jquery/js/jquery-ui-1.10.4.custom.min.js</text:p>
          </table:table-cell>
          <table:table-cell table:number-columns-repeated="14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LojaVendas/br/com/hitalo/connect/DBManager.java</text:p>
          </table:table-cell>
          <table:table-cell table:number-columns-repeated="14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Loja/loja/LinhaFactura.java</text:p>
          </table:table-cell>
          <table:table-cell table:number-columns-repeated="14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LojaVirtual/LojaVirtual/src/main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LojaVirtual/LojaVirtual/src/main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LojaVirtual/LojaVirtual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LojaVirtual/LojaVirtual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loja/loja/src/main/java/br/unibh/loja/rest/MemberResourceRESTService.java</text:p>
          </table:table-cell>
          <table:table-cell table:number-columns-repeated="14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muambyte/src/main/webapp/WEB-INF/resources/js/jquery-1.11.3.min.js</text:p>
          </table:table-cell>
          <table:table-cell table:number-columns-repeated="14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muambyte/src/main/webapp/WEB-INF/resources/js/jquery-1.11.3.min.js</text:p>
          </table:table-cell>
          <table:table-cell table:number-columns-repeated="14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SystemManagerStore/Projetos/SystemManagerStoreDesktop/SistemManagerStoreDesktop/src/br/com/systemmanagerstore/DataAccess/FuncionarioDAO.java</text:p>
          </table:table-cell>
          <table:table-cell table:number-columns-repeated="14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SystemManagerStore/Projetos/SystemManagerStoreDesktop/SistemManagerStoreDesktop/src/br/com/systemmanagerstore/DataAccess/PessoaDAO.java</text:p>
          </table:table-cell>
          <table:table-cell table:number-columns-repeated="14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SystemManagerStore/Projetos/SystemManagerStoreDesktop/SistemManagerStoreDesktop/src/br/com/systemmanagerstore/DataAccess/ProdutoDAO.java</text:p>
          </table:table-cell>
          <table:table-cell table:number-columns-repeated="14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SystemManagerStore/Projetos/SystemManagerStoreWeb/SystemManagerStoreWeb/src/java/br/com/systemmanagerstore/DataAccess/FuncionarioDAO.java</text:p>
          </table:table-cell>
          <table:table-cell table:number-columns-repeated="14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SystemManagerStore/Projetos/SystemManagerStoreWeb/SystemManagerStoreWeb/src/java/br/com/systemmanagerstore/DataAccess/PessoaDAO.java</text:p>
          </table:table-cell>
          <table:table-cell table:number-columns-repeated="14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SystemManagerStore/Projetos/SystemManagerStoreWeb/SystemManagerStoreWeb/src/java/br/com/systemmanagerstore/DataAccess/ProdutoDAO.java</text:p>
          </table:table-cell>
          <table:table-cell table:number-columns-repeated="14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LojaVirtual/src/main/webapp/javascripts/jquery-1.3.2.min.js</text:p>
          </table:table-cell>
          <table:table-cell table:number-columns-repeated="14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Caixa-Loja/CaixaLoja/src/relatorios/RelatorioClientes1.java</text:p>
          </table:table-cell>
          <table:table-cell table:number-columns-repeated="14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Caixa-Loja/CaixaLoja/src/relatorios/RelatorioClientesQuitados.java</text:p>
          </table:table-cell>
          <table:table-cell table:number-columns-repeated="14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Caixa-Loja/CaixaLoja/src/relatorios/RelatorioEstoque.java</text:p>
          </table:table-cell>
          <table:table-cell table:number-columns-repeated="14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Caixa-Loja/CaixaLoja/src/relatorios/RelatorioEstoque.java</text:p>
          </table:table-cell>
          <table:table-cell table:number-columns-repeated="14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Caixa-Loja/CaixaLoja/src/TelasSistema/CadastroProdutos.java</text:p>
          </table:table-cell>
          <table:table-cell table:number-columns-repeated="14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Caixa-Loja/CaixaLoja/src/TelasSistema/ContasReceber.java</text:p>
          </table:table-cell>
          <table:table-cell table:number-columns-repeated="14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Caixa-Loja/CaixaLoja/src/TelasSistema/SelecionarContasDatas.java</text:p>
          </table:table-cell>
          <table:table-cell table:number-columns-repeated="14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Caixa-Loja/CaixaLoja/src/TelasSistema/VendasCrediario.java</text:p>
          </table:table-cell>
          <table:table-cell table:number-columns-repeated="14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loja-repository/loja/src/br/com/guacom/modelo/loja/Produto.java</text:p>
          </table:table-cell>
          <table:table-cell table:number-columns-repeated="14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Loja-Virtual-Trator/tratorweb/src/main/java/com/agrofauna/tratorweb/model/ClienteCultura.java</text:p>
          </table:table-cell>
          <table:table-cell table:number-columns-repeated="14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Loja-Virtual-Trator/tratorweb/src/main/java/com/agrofauna/tratorweb/model/ClienteFabricante.java</text:p>
          </table:table-cell>
          <table:table-cell table:number-columns-repeated="14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Loja-Virtual-Trator/tratorweb/src/main/java/com/agrofauna/tratorweb/model/ClienteProduto.java</text:p>
          </table:table-cell>
          <table:table-cell table:number-columns-repeated="14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Loja-Virtual-Trator/tratorweb/src/main/java/com/agrofauna/tratorweb/model/Cultura.java</text:p>
          </table:table-cell>
          <table:table-cell table:number-columns-repeated="14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Loja-Virtual-Trator/tratorweb/src/main/java/com/agrofauna/tratorweb/model/Fabricante.java</text:p>
          </table:table-cell>
          <table:table-cell table:number-columns-repeated="14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Loja-Virtual-Trator/tratorweb/src/main/java/com/agrofauna/tratorweb/model/Produto.java</text:p>
          </table:table-cell>
          <table:table-cell table:number-columns-repeated="14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Loja-Virtual-Trator/tratorweb/src/main/java/com/agrofauna/tratorweb/model/Produto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testrun/hsqldb/TestSelf.txt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testrun/hsqldb/TestSelfSubselects.txt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docs/html/advanced.htm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docs/html/index.js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docs/html/index.js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docs/html/roadmap.htm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docsrc/html/roadmap.htm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docsrc/text/_docs_en.utf8.txt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docsrc/text/_docs_en.utf8.txt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docsrc/text/_docs_ja.utf8.txt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docsrc/text/_docs_ja.utf8.txt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docsrc/textbase/_docs_en.properties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docsrc/textbase/_docs_en.properties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main/org/h2/mvstore/type/ObjectDataType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main/org/h2/result/SortOrder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main/org/h2/result/SortOrder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main/org/h2/table/MetaTable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main/org/h2/value/ValueJavaObject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db/TestCases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db/TestCases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db/TestCluster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db/TestIndex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db/TestOptimizations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db/TestSequence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db/TestSequence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db/TestView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jdbc/TestJavaObject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cripts/functions/aggregate/median.sq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cripts/functions/numeric/abs.sq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cripts/functions/system/table.sq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cripts/testScript.sq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cripts/testScript.sq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cripts/testScript.sq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cripts/testScript.sq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cripts/testScript.sq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cripts/testScript.sq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cripts/testScript.sq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cripts/testScript.sq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erver/TestInit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tore/TestMVTableEngine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ynth/TestCrashAPI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ools/org/h2/build/BuildBase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ools/org/h2/build/doclet/Doclet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ools/org/h2/build/doclet/Doclet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ools/org/h2/build/doclet/Doclet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ools/org/h2/build/indexer/Indexer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ools/org/h2/jaqu/TableInspector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ools/org/h2/jaqu/TableInspector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ools/org/h2/java/JavaParser.java</text:p>
          </table:table-cell>
          <table:table-cell table:number-columns-repeated="14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lojaonline/app/src/main/java/com/android/lojaonline/basededados/ProdutosDB.java</text:p>
          </table:table-cell>
          <table:table-cell table:number-columns-repeated="14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Sistema-Loja/src/cadProdutos.java</text:p>
          </table:table-cell>
          <table:table-cell table:number-columns-repeated="14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LojaVirtual-Projeto-Integrador/LojaVirtual/src/main/java/br/com/lojavirtual/persistencia/PessoaDAO.java</text:p>
          </table:table-cell>
          <table:table-cell table:number-columns-repeated="14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LojaVirtual-Projeto-Integrador/LojaVirtual/src/main/java/br/com/lojavirtual/persistencia/ProdutoDAO.java</text:p>
          </table:table-cell>
          <table:table-cell table:number-columns-repeated="14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LojaVirtual-Projeto-Integrador/LojaVirtual/src/main/java/br/com/lojavirtual/persistencia/ProdutoDAO.java</text:p>
          </table:table-cell>
          <table:table-cell table:number-columns-repeated="14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Sistema-loja/src/SQL/comandosLoja.sql</text:p>
          </table:table-cell>
          <table:table-cell table:number-columns-repeated="14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Sistema-loja/src/SQL/comandosLoja.sql</text:p>
          </table:table-cell>
          <table:table-cell table:number-columns-repeated="14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Sistema-loja/src/visao/JFQuery.form</text:p>
          </table:table-cell>
          <table:table-cell table:number-columns-repeated="14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Sistema-loja/src/visao/JFQuery.java</text:p>
          </table:table-cell>
          <table:table-cell table:number-columns-repeated="14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loja2_novo/src/java/dao/ProdutoDAO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.git/index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doc/apidocs/index-all.html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doc/apidocs/index-all.html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doc/apidocs/index-all.html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doc/apidocs/org/hsqldb/jdbc/JDBCDatabaseMetaData.html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doc/apidocs/org/hsqldb/jdbc/JDBCDatabaseMetaData.html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doc/apidocs/org/hsqldb/jdbc/JDBCDatabaseMetaData.html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doc/apidocs/org/hsqldb/jdbc/JDBCDatabaseMetaData.html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doc/apidocs/org/hsqldb/jdbc/JDBCDatabaseMetaData.html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doc/apidocs/org/hsqldb/jdbc/JDBCDatabaseMetaData.html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doc/odbc.txt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LikePredicateOptimizations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LikePredicateOptimizations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testrun/hsqldb/TestSelf.txt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testrun/hsqldb/TestSelfGroupBy.txt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testrun/hsqldb/TestSelfGroupBy.txt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testrun/hsqldb/TestSelfGroupBy.txt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testrun/hsqldb/TestSelfSubselects.txt</text:p>
          </table:table-cell>
          <table:table-cell table:number-columns-repeated="14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projeto-puc-lojaDropshipping/src/main/java/com/nelioalves/cursomc/repositories/EstadoRepository.java</text:p>
          </table:table-cell>
          <table:table-cell table:number-columns-repeated="14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projeto-puc-lojaDropshipping/src/main/java/com/nelioalves/cursomc/services/EstadoService.java</text:p>
          </table:table-cell>
          <table:table-cell table:number-columns-repeated="14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Loja_EJB/Loja-WEB/web/resources/js/jquery-1.6.1.min.js</text:p>
          </table:table-cell>
          <table:table-cell table:number-columns-repeated="14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Loja_EJB/Loja-WEB/web/resources/js/jquery-1.6.1.min.js</text:p>
          </table:table-cell>
          <table:table-cell table:number-columns-repeated="14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Projeto-loja/Projeto-loja/src/br/com/projetoloja/administrador/RepositorioAdministradorBDR.java</text:p>
          </table:table-cell>
          <table:table-cell table:number-columns-repeated="14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Projeto-loja/Projeto-loja/src/br/com/projetoloja/cliente/RepositorioClienteBDR.java</text:p>
          </table:table-cell>
          <table:table-cell table:number-columns-repeated="14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Projeto-loja/Projeto-loja/src/br/com/projetoloja/cliente/RepositorioClienteBDR.java</text:p>
          </table:table-cell>
          <table:table-cell table:number-columns-repeated="14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Projeto-loja/Projeto-loja/src/br/com/projetoloja/produto/RepositorioProdutoBDR.java</text:p>
          </table:table-cell>
          <table:table-cell table:number-columns-repeated="14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Java-LojaBackend/src/main/java/jdc/loja/repositories/CidadeRepository.java</text:p>
          </table:table-cell>
          <table:table-cell table:number-columns-repeated="14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Java-LojaBackend/src/main/java/jdc/loja/repositories/EstadoRepository.java</text:p>
          </table:table-cell>
          <table:table-cell table:number-columns-repeated="14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Java-LojaBackend/src/main/java/jdc/loja/services/EstadoService.java</text:p>
          </table:table-cell>
          <table:table-cell table:number-columns-repeated="14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LojaVirtual3/src/main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VirtualStorePI5/LojaVirtual/src/main/java/br/com/virtual/persistencia/PessoaDAO.java</text:p>
          </table:table-cell>
          <table:table-cell table:number-columns-repeated="14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VirtualStorePI5/LojaVirtual/src/main/java/br/com/virtual/persistencia/PessoaDAO.java</text:p>
          </table:table-cell>
          <table:table-cell table:number-columns-repeated="14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VirtualStorePI5/LojaVirtual/src/main/java/br/com/virtual/persistencia/ProdutoDAO.java</text:p>
          </table:table-cell>
          <table:table-cell table:number-columns-repeated="14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VirtualStorePI5/LojaVirtual/src/main/java/br/com/virtual/persistencia/ProdutoDAO.java</text:p>
          </table:table-cell>
          <table:table-cell table:number-columns-repeated="14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jornada-loja-virtual/WebContent/resources/js/jquery-1.11.3.min.js</text:p>
          </table:table-cell>
          <table:table-cell table:number-columns-repeated="14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jornada-loja-virtual/WebContent/resources/js/jquery-1.11.3.min.js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dao/impl/ClienteFornecedorDAOImpl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dao/impl/FornecedorDespesasDAOImpl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dao/impl/GruposDAOImpl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dao/impl/MarcasVeiculosDAOImpl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dao/impl/PaginasDAOImpl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dao/impl/UsuariosDAOImpl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dao/impl/VendedorDAOImpl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modelos/Grupos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modelos/Paginas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paginacao/Filtro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paginacao/Parametro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relatorios/dao/Impl/RelatorioComissaoVendedorDAOImpl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relatorios/dao/Impl/RelatorioGastosVeiculosDAOImpl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relatorios/dao/Impl/RelatorioVeiculosVendidosDAOImpl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WebContent/resources/jquery/js/jquery-1.7.2.js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WebContent/resources/jquery/js/jquery-1.7.2.js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WebContent/resources/jquery/js/jquery-1.7.2.js</text:p>
          </table:table-cell>
          <table:table-cell table:number-columns-repeated="14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loja-virtual/src/br/com/alura/javaEJdbcTrabalhandoComBancoDeDadosDAO/CategoriasDAO.java</text:p>
          </table:table-cell>
          <table:table-cell table:number-columns-repeated="14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pi_pf/pi_pf/src/main/java/pi_pf/persistencia/CidadeDAO.java</text:p>
          </table:table-cell>
          <table:table-cell table:number-columns-repeated="14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pi_pf/pi_pf/src/main/java/pi_pf/persistencia/CidadeDAO.java</text:p>
          </table:table-cell>
          <table:table-cell table:number-columns-repeated="14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pi_pf/pi_pf/src/main/java/pi_pf/persistencia/EstadoDAO.java</text:p>
          </table:table-cell>
          <table:table-cell table:number-columns-repeated="14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pi_pf/pi_pf/src/main/java/pi_pf/persistencia/PessoaDAO.java</text:p>
          </table:table-cell>
          <table:table-cell table:number-columns-repeated="14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pi_pf/pi_pf/src/main/java/pi_pf/persistencia/PessoaDAO.java</text:p>
          </table:table-cell>
          <table:table-cell table:number-columns-repeated="14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pi_pf/pi_pf/src/main/java/pi_pf/persistencia/ProdutoDAO.java</text:p>
          </table:table-cell>
          <table:table-cell table:number-columns-repeated="14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pi_pf/pi_pf/src/main/java/pi_pf/persistencia/ProdutoDAO.java</text:p>
          </table:table-cell>
          <table:table-cell table:number-columns-repeated="14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loja-informatica/loja/src/main/resource/sql/postgresql-select-tables-schema.sql</text:p>
          </table:table-cell>
          <table:table-cell table:number-columns-repeated="14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loja-informatica/loja/src/main/resource/sql/postgresql-select-tables-schema.sql</text:p>
          </table:table-cell>
          <table:table-cell table:number-columns-repeated="14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loja-informatica/src/main/webapp/js/libs/backbone.js/backbone-min.js</text:p>
          </table:table-cell>
          <table:table-cell table:number-columns-repeated="14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loja-informatica/src/main/webapp/js/libs/backbone.js/backbone-min.js</text:p>
          </table:table-cell>
          <table:table-cell table:number-columns-repeated="14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loja-informatica/src/main/webapp/js/libs/underscore.js/underscore-min.js</text:p>
          </table:table-cell>
          <table:table-cell table:number-columns-repeated="14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loja-informatica/src/main/webapp/js/libs/underscore.js/underscore-min.js</text:p>
          </table:table-cell>
          <table:table-cell table:number-columns-repeated="14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loja-informatica/src/main/webapp/js/libs/underscore.js/underscore.js</text:p>
          </table:table-cell>
          <table:table-cell table:number-columns-repeated="14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lojaonline/web/js/jquery-3.1.0.min.js</text:p>
          </table:table-cell>
          <table:table-cell table:number-columns-repeated="14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lojaonline/web/js/jquery-3.1.0.min.js</text:p>
          </table:table-cell>
          <table:table-cell table:number-columns-repeated="14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lojaonline/web/js/jquery-3.1.0.min.js</text:p>
          </table:table-cell>
          <table:table-cell table:number-columns-repeated="14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LojaVirtual_JPA_EJB/LojaVirtual/lojavirtual-ejb/src/java/br/edu/fasa/LojaVirtual/dataAccess/ClienteDAO.java</text:p>
          </table:table-cell>
          <table:table-cell table:number-columns-repeated="14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LojaVirtual_JPA_EJB/LojaVirtual/lojavirtual-ejb/src/java/br/edu/fasa/LojaVirtual/dataAccess/ClienteDAO.java</text:p>
          </table:table-cell>
          <table:table-cell table:number-columns-repeated="14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LojaVirtual_JPA_EJB/LojaVirtual/lojavirtual-ejb/src/java/br/edu/fasa/LojaVirtual/dataAccess/ProdutoDAO.java</text:p>
          </table:table-cell>
          <table:table-cell table:number-columns-repeated="14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LojaVirtual_JPA_EJB/LojaVirtual/lojavirtual-ejb/src/java/br/edu/fasa/LojaVirtual/dataAccess/VendaDAO.java</text:p>
          </table:table-cell>
          <table:table-cell table:number-columns-repeated="14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LojaDeInstrumentosMusicais/MadeInAstecProjeto/src/main/webapp/js/jquery-2.0.1.min.js</text:p>
          </table:table-cell>
          <table:table-cell table:number-columns-repeated="14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LojaDeInstrumentosMusicais/MadeInAstecProjeto/src/main/webapp/js/jquery-2.0.1.min.js</text:p>
          </table:table-cell>
          <table:table-cell table:number-columns-repeated="14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loja-virtual/gwtprojeto/gwt-unitCache/gwt-unitCache-0000013851EB043F</text:p>
          </table:table-cell>
          <table:table-cell table:number-columns-repeated="14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lojaweb/src/java/rc/unesp/br/lcp/dao/IEntity.java</text:p>
          </table:table-cell>
          <table:table-cell table:number-columns-repeated="14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LojaDaCuriosa/src/main/webapp/resources/js/jquery-3.2.1.js</text:p>
          </table:table-cell>
          <table:table-cell table:number-columns-repeated="14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LojaDaCuriosa/src/main/webapp/resources/js/jquery-3.2.1.js</text:p>
          </table:table-cell>
          <table:table-cell table:number-columns-repeated="14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LojaDaCuriosa/src/main/webapp/resources/js/jquery-3.2.1.js</text:p>
          </table:table-cell>
          <table:table-cell table:number-columns-repeated="14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LojaDeRoupa/tela/src/Mock/mockProduto.java</text:p>
          </table:table-cell>
          <table:table-cell table:number-columns-repeated="14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LojaDeRoupa/tela/src/tela/TelaCliente.java</text:p>
          </table:table-cell>
          <table:table-cell table:number-columns-repeated="14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LojaDeRoupa/tela/src/tela/TelaCliente.java</text:p>
          </table:table-cell>
          <table:table-cell table:number-columns-repeated="14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loja_ionic/src/main/java/br/com/lojaudemy/lojabackend/repository/EstadoRepository.java</text:p>
          </table:table-cell>
          <table:table-cell table:number-columns-repeated="14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loja_ionic/src/main/java/br/com/lojaudemy/lojabackend/service/EstadoServic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idad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idad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idad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idad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lient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lient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lient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lient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lient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lient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lient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ompr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ompr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ompr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ompr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ompr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Produto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Produto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Produto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Produto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Produto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Produto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ProdCompr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ProdCompr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ProdCompr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Produto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Produto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Produto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Produto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TelaBuscaClient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TelaBuscaLoj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TelaBuscaProduto.java</text:p>
          </table:table-cell>
          <table:table-cell table:number-columns-repeated="14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loja-struts.netbeans/src/java/com/unasp/forms/Produto.java</text:p>
          </table:table-cell>
          <table:table-cell table:number-columns-repeated="14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loja-virtual/src/main/java/com/guilherme/lojavirtual/repositories/EstadoRepository.java</text:p>
          </table:table-cell>
          <table:table-cell table:number-columns-repeated="14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loja-virtual/src/main/java/com/guilherme/lojavirtual/repositories/EstadoRepository.java</text:p>
          </table:table-cell>
          <table:table-cell table:number-columns-repeated="14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loja-virtual/src/main/java/com/guilherme/lojavirtual/services/EstadoService.java</text:p>
          </table:table-cell>
          <table:table-cell table:number-columns-repeated="14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LojaVirtualPet/LojaVirtualPet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LojaVirtualPet/LojaVirtualPet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Loja_J/src/loja/j/ComparadorClientePorNome.java</text:p>
          </table:table-cell>
          <table:table-cell table:number-columns-repeated="14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Loja_J/src/loja/j/ComparadorProdutoPorNome.java</text:p>
          </table:table-cell>
          <table:table-cell table:number-columns-repeated="14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Loja_J/src/loja/j/Produto.java</text:p>
          </table:table-cell>
          <table:table-cell table:number-columns-repeated="14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loja-virtual/src/CategoriasDAO.java</text:p>
          </table:table-cell>
          <table:table-cell table:number-columns-repeated="14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Loja-Virtual/src/main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Loja-Virtual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ProjetoLojaInformatica/src/br/com/choice/projetolojainformatica/dao/FuncionarioDAO.java</text:p>
          </table:table-cell>
          <table:table-cell table:number-columns-repeated="14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ProjetoLojaInformatica/src/br/com/choice/projetolojainformatica/dao/ProdutoDAO.java</text:p>
          </table:table-cell>
          <table:table-cell table:number-columns-repeated="14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ProjetoLojaInformatica/src/br/com/choice/projetolojainformatica/dao/VendaDAO.java</text:p>
          </table:table-cell>
          <table:table-cell table:number-columns-repeated="14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ProjetoLoja/src/main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ProjetoLoja/src/main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ProjetoLoja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ProjetoLoja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APD3_Loja/src/main/webapp/js/jquery-2.0.0.min.js</text:p>
          </table:table-cell>
          <table:table-cell table:number-columns-repeated="14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APD3_Loja/src/main/webapp/js/jquery-2.0.0.min.js</text:p>
          </table:table-cell>
          <table:table-cell table:number-columns-repeated="14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lojavirtual/src/main/java/br/com/rafaelporreca/lojavirtual/repositories/EstadoRepository.java</text:p>
          </table:table-cell>
          <table:table-cell table:number-columns-repeated="14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lojavirtual/src/main/java/br/com/rafaelporreca/lojavirtual/services/EstadoService.java</text:p>
          </table:table-cell>
          <table:table-cell table:number-columns-repeated="14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loja-virtual/src/br/com/dev/jdbc/dao/CategoriasDAO.java</text:p>
          </table:table-cell>
          <table:table-cell table:number-columns-repeated="14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LojaDeApps/src/br/ufla/dcc/ppoo/screens/TelaListarTodosApps.java</text:p>
          </table:table-cell>
          <table:table-cell table:number-columns-repeated="14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LojaDeApps/src/br/ufla/dcc/ppoo/users/Usuario.java</text:p>
          </table:table-cell>
          <table:table-cell table:number-columns-repeated="14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Projeto-Integragor-II-LojaDeGames/LojaDeGames/jdbc_lojaGames/seg0/c230.dat</text:p>
          </table:table-cell>
          <table:table-cell table:number-columns-repeated="14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lojadeconstrucao/dashboard/resources/js/jquery-2.1.1.min.js</text:p>
          </table:table-cell>
          <table:table-cell table:number-columns-repeated="14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lojadeconstrucao/dashboard/resources/js/jquery-2.1.1.min.js</text:p>
          </table:table-cell>
          <table:table-cell table:number-columns-repeated="14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lojadeconstrucao/dashboard/resources/js/ui-bootstrap-tpls-0.13.1.min.js</text:p>
          </table:table-cell>
          <table:table-cell table:number-columns-repeated="14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java-music-shop/src/br/com/people/musicshop/dao/CategoriaDAO.java</text:p>
          </table:table-cell>
          <table:table-cell table:number-columns-repeated="14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java-music-shop/src/br/com/people/musicshop/dao/ClienteDAO.java</text:p>
          </table:table-cell>
          <table:table-cell table:number-columns-repeated="14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java-music-shop/src/br/com/people/musicshop/dao/ProdutoDAO.java</text:p>
          </table:table-cell>
          <table:table-cell table:number-columns-repeated="14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java-music-shop/src/br/com/people/musicshop/test/TestarListarTodos.java</text:p>
          </table:table-cell>
          <table:table-cell table:number-columns-repeated="14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java-music-shop/src/br/com/people/musicshop/test/TestarPesquisar.java</text:p>
          </table:table-cell>
          <table:table-cell table:number-columns-repeated="14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LojaValidacaoIFRS/src/testes/LojaMain.java</text:p>
          </table:table-cell>
          <table:table-cell table:number-columns-repeated="14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osinformatica/project_osinfoX/banco_de_dados/banco_infox.sql</text:p>
          </table:table-cell>
          <table:table-cell table:number-columns-repeated="14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osinformatica/project_osinfoX/reports/clientes.jasper</text:p>
          </table:table-cell>
          <table:table-cell table:number-columns-repeated="14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lojaServicoSenac/src/persistencia/PessoaDAO.java</text:p>
          </table:table-cell>
          <table:table-cell table:number-columns-repeated="14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lojaServicoSenac/src/persistencia/ProdutoDAO.java</text:p>
          </table:table-cell>
          <table:table-cell table:number-columns-repeated="14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lojaServicoSenac/src/persistencia/ProdutoDAO.java</text:p>
          </table:table-cell>
          <table:table-cell table:number-columns-repeated="14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lojaServicoSenac/src/persistencia/ProdutoDAO.java</text:p>
          </table:table-cell>
          <table:table-cell table:number-columns-repeated="14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lojaServicoSenac/src/persistencia/ServicoDAO.java</text:p>
          </table:table-cell>
          <table:table-cell table:number-columns-repeated="14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lojaServicoSenac/src/persistencia/ServicoDAO.java</text:p>
          </table:table-cell>
          <table:table-cell table:number-columns-repeated="14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lojaServicoSenac/src/persistencia/ServicoDAO.java</text:p>
          </table:table-cell>
          <table:table-cell table:number-columns-repeated="14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20161-LojaOnLine/src/br/javaweb/util/ComparadorProdutos.java</text:p>
          </table:table-cell>
          <table:table-cell table:number-columns-repeated="14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loja-movel/target/cucumber-report/jquery-1.8.2.min.js</text:p>
          </table:table-cell>
          <table:table-cell table:number-columns-repeated="14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loja_virtual/WebContent/resources/js/jquery-latest.js</text:p>
          </table:table-cell>
          <table:table-cell table:number-columns-repeated="14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loja_virtual/WebContent/resources/js/jquery-latest.js</text:p>
          </table:table-cell>
          <table:table-cell table:number-columns-repeated="14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loja_virtual/WebContent/resources/js/jquery-latest.js</text:p>
          </table:table-cell>
          <table:table-cell table:number-columns-repeated="14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Loja_De_Leiloes/Loja_De_Leiloes/src/java/Bean/UserController.java</text:p>
          </table:table-cell>
          <table:table-cell table:number-columns-repeated="14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lojas-online-backend/src/main/java/com/nelioalves/cursomc/repositories/EstadoRepository.java</text:p>
          </table:table-cell>
          <table:table-cell table:number-columns-repeated="14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lojas-online-backend/src/main/java/com/nelioalves/cursomc/services/EstadoService.java</text:p>
          </table:table-cell>
          <table:table-cell table:number-columns-repeated="14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ANPR-Loja/src/net/sourceforge/vietocr/PdfUtilities.java</text:p>
          </table:table-cell>
          <table:table-cell table:number-columns-repeated="14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projeto_fino_brecho/src/br/arthur/entities/Marca.java</text:p>
          </table:table-cell>
          <table:table-cell table:number-columns-repeated="14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lojagames/src/main/java/br/senac/tads4/piiv/controller/SiteController.java</text:p>
          </table:table-cell>
          <table:table-cell table:number-columns-repeated="14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lojagames/src/main/java/br/senac/tads4/piiv/controller/SiteController.java</text:p>
          </table:table-cell>
          <table:table-cell table:number-columns-repeated="14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lojagames/src/main/java/br/senac/tads4/piiv/controller/SiteController.java</text:p>
          </table:table-cell>
          <table:table-cell table:number-columns-repeated="14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lojagames/src/main/java/br/senac/tads4/piiv/repository/JogoRepository.java</text:p>
          </table:table-cell>
          <table:table-cell table:number-columns-repeated="14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lojagames/src/main/java/br/senac/tads4/piiv/repository/ProdutoRepository.java</text:p>
          </table:table-cell>
          <table:table-cell table:number-columns-repeated="14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lojagames/src/main/java/br/senac/tads4/piiv/repository/ProdutoRepository.java</text:p>
          </table:table-cell>
          <table:table-cell table:number-columns-repeated="14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gestorloja/src/main/java/br/com/marcospcruz/gestorloja/model/Fabricante.java</text:p>
          </table:table-cell>
          <table:table-cell table:number-columns-repeated="14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gestorloja/src/main/java/br/com/marcospcruz/gestorloja/model/ItemEstoque.java</text:p>
          </table:table-cell>
          <table:table-cell table:number-columns-repeated="14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gestorloja/src/main/java/br/com/marcospcruz/gestorloja/model/ItemEstoque.java</text:p>
          </table:table-cell>
          <table:table-cell table:number-columns-repeated="14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gestorloja/src/main/java/br/com/marcospcruz/gestorloja/model/PerfilUsuario.java</text:p>
          </table:table-cell>
          <table:table-cell table:number-columns-repeated="14"/>
        </table:table-row>
      </table:table>
      <table:table table:name="Tabela dinâmica_links_com_ordenacoes_v1_2" table:style-name="ta1">
        <table:table-column table:style-name="co16" table:default-cell-style-name="ce4"/>
        <table:table-column table:style-name="co16" table:default-cell-style-name="ce8"/>
        <table:table-row table:style-name="ro1">
          <table:table-cell table:style-name="ce2" office:value-type="string" calcext:value-type="string">
            <text:p>N°</text:p>
          </table:table-cell>
          <table:table-cell table:style-name="ce6" office:value-type="string" calcext:value-type="string">
            <text:p>Cont.Núm - Caminho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Total Resultado</text:p>
          </table:table-cell>
          <table:table-cell table:style-name="ce10" office:value-type="float" office:value="557" calcext:value-type="float">
            <text:p>557</text:p>
          </table:table-cell>
        </table:table-row>
      </table:table>
      <table:table table:name="Tabela dinâmica_links_com_ordenacoes_v1_1" table:style-name="ta1">
        <table:table-column table:style-name="co16" table:default-cell-style-name="ce4"/>
        <table:table-column table:style-name="co2" table:default-cell-style-name="ce17"/>
        <table:table-column table:style-name="co16" table:default-cell-style-name="ce8"/>
        <table:table-row table:style-name="ro1">
          <table:table-cell table:style-name="ce2" office:value-type="string" calcext:value-type="string">
            <text:p>N°</text:p>
          </table:table-cell>
          <table:table-cell table:style-name="ce14" office:value-type="string" calcext:value-type="string">
            <text:p>Caminho</text:p>
          </table:table-cell>
          <table:table-cell table:style-name="ce6" office:value-type="string" calcext:value-type="string">
            <text:p>Cont.Núm - Caminho</text:p>
          </table:table-cell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oja/loja/src/main/java/br/com/loja/dao/Dao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ClienteSI2017-master1/app/src/main/java/br/usjt/ftce/arqdesis/clientesi/Cliente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5" office:value-type="string" calcext:value-type="string">
            <text:p>loja/src/main/java/br/unibh/loja/rest/MemberResourceRESTService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table:style-name="ce15" office:value-type="string" calcext:value-type="string">
            <text:p>Dicom/src/main/java/org/weasis/dicom/mf/Patient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68" calcext:value-type="float">
            <text:p>68</text:p>
          </table:table-cell>
          <table:table-cell table:style-name="ce15" office:value-type="string" calcext:value-type="string">
            <text:p>clienteAfirmaV16/afirma-ui-core-jse-keystores/src/main/java/es/gob/afirma/ui/core/jse/certificateselection/CertificateSelectionDialog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16" office:value-type="string" calcext:value-type="string">
            <text:p>Loja/libs_projeto/mysql-connector-java-8.0.16/src/main/user-impl/java/com/mysql/cj/jdbc/DatabaseMetaData.java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oja/libs_projeto/mysql-connector-java-8.0.16/src/test/java/testsuite/x/devapi/CollectionModifyTest.jav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/libs_projeto/mysql-connector-java-8.0.16/src/test/java/testsuite/x/devapi/CollectionRemoveTest.java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table-cell table:style-name="ce11" office:value-type="float" office:value="165" calcext:value-type="float">
            <text:p>165</text:p>
          </table:table-cell>
          <table:table-cell table:style-name="ce15" office:value-type="string" calcext:value-type="string">
            <text:p>ClienteV1/app/src/main/java/br/usjt/ftce/desmob/clientev1/Cliente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16" office:value-type="string" calcext:value-type="string">
            <text:p>ClienteExternalV16/afirma-lib-itext-android/trunk/src/main/java/com/aowagie/text/pdf/internal/PdfVersionImp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ExternalV16/afirma-lib-itext-android/trunk/src/main/java/com/aowagie/text/pdf/PdfNameTre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ExternalV16/afirma-lib-itext-android/trunk/src/main/java/com/aowagie/text/pdf/PdfRead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ExternalV16/afirma-lib-itext-android/trunk/src/main/java/com/aowagie/text/xml/XmlDomWri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ExternalV16/afirma-lib-itext/trunk/src/main/java/com/aowagie/text/pdf/internal/PdfVersionImp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ExternalV16/afirma-lib-itext/trunk/src/main/java/com/aowagie/text/pdf/PdfNameTre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ExternalV16/afirma-lib-itext/trunk/src/main/java/com/aowagie/text/pdf/PdfRead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ClienteExternalV16/afirma-lib-itext/trunk/src/main/java/com/aowagie/text/xml/XmlDomWriter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16" office:value-type="string" calcext:value-type="string">
            <text:p>LOJA/build/web/WEB-INF/classes/commons-io-2.5-src/src/main/java/org/apache/commons/io/comparator/NameFileComparator.java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/build/web/WEB-INF/classes/commons-io-2.5-src/src/main/java/org/apache/commons/io/comparator/package.htm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/lib/commons-io-2.5-src/src/main/java/org/apache/commons/io/comparator/NameFileComparator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/lib/commons-io-2.5-src/src/main/java/org/apache/commons/io/comparator/package.html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16" office:value-type="string" calcext:value-type="string">
            <text:p>CMP1138/Ex01/src/PessoaDAO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MP1138/ExemploCrudFX/src/com/exemplocrudfx/dao/BancosDeDadosDAO.jav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CMP1138/trabalho2/src/dao/PessoaDAO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16" office:value-type="string" calcext:value-type="string">
            <text:p>LojaVirtual/src/lojaVirtual/Autor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Virtual/src/lojaVirtual/Store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233" calcext:value-type="float">
            <text:p>233</text:p>
          </table:table-cell>
          <table:table-cell table:style-name="ce15" office:value-type="string" calcext:value-type="string">
            <text:p>ClienteV1/app/src/main/java/br/usjt/ftce/desmob/clientev1/Cliente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266" calcext:value-type="float">
            <text:p>266</text:p>
          </table:table-cell>
          <table:table-cell table:style-name="ce15" office:value-type="string" calcext:value-type="string">
            <text:p>loja/src/rc/unesp/br/lcp/dao/IEntity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269" calcext:value-type="float">
            <text:p>269</text:p>
          </table:table-cell>
          <table:table-cell table:style-name="ce15" office:value-type="string" calcext:value-type="string">
            <text:p>ClienteV1-master-master/app/src/main/java/br/usjt/ftce/desmob/clientev1/Cliente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16" office:value-type="string" calcext:value-type="string">
            <text:p>LojaVirtual/platforms/android/src/org/apache/cordova/globalization/Globalization.java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Virtual/plugins/cordova-plugin-globalization/src/android/Globalization.java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float" office:value="308" calcext:value-type="float">
            <text:p>308</text:p>
          </table:table-cell>
          <table:table-cell table:style-name="ce15" office:value-type="string" calcext:value-type="string">
            <text:p>LojaVendas/src/main/java/com/mycompany/lojavendas/model/dao/TipoUsuarioDAO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16" office:value-type="string" calcext:value-type="string">
            <text:p>clienteafirma-external/afirma-lib-itext-android/src/main/java/com/aowagie/text/pdf/internal/PdfVersionImp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afirma-external/afirma-lib-itext-android/src/main/java/com/aowagie/text/pdf/PdfNameTre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afirma-external/afirma-lib-itext-android/src/main/java/com/aowagie/text/pdf/PdfRead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afirma-external/afirma-lib-itext-android/src/main/java/com/aowagie/text/xml/XmlDomWri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afirma-external/afirma-lib-itext/src/main/java/com/aowagie/text/pdf/internal/PdfVersionImp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afirma-external/afirma-lib-itext/src/main/java/com/aowagie/text/pdf/PdfNameTre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afirma-external/afirma-lib-itext/src/main/java/com/aowagie/text/pdf/PdfRead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clienteafirma-external/afirma-lib-itext/src/main/java/com/aowagie/text/xml/XmlDomWriter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339" calcext:value-type="float">
            <text:p>339</text:p>
          </table:table-cell>
          <table:table-cell table:style-name="ce15" office:value-type="string" calcext:value-type="string">
            <text:p>loja/src/main/java/br/unibh/loja/rest/MemberResourceRESTService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362" calcext:value-type="float">
            <text:p>362</text:p>
          </table:table-cell>
          <table:table-cell table:style-name="ce15" office:value-type="string" calcext:value-type="string">
            <text:p>LojaGamer/criacaoBancoLojaXYZ.sql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420" calcext:value-type="float">
            <text:p>420</text:p>
          </table:table-cell>
          <table:table-cell table:style-name="ce15" office:value-type="string" calcext:value-type="string">
            <text:p>ClienteV1-master-sqlite/app/src/main/java/br/usjt/ftce/desmob/clientev1/Cliente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436" calcext:value-type="float">
            <text:p>436</text:p>
          </table:table-cell>
          <table:table-cell table:style-name="ce15" office:value-type="string" calcext:value-type="string">
            <text:p>LojaGuilherme/eclipse-workspace/Txvxv/src/br/ucsal/Produto.java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16" office:value-type="string" calcext:value-type="string">
            <text:p>LojaVirtual/Loja_Web01/src/main/java/persistence/PersonDAO.java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Virtual/Loja_Web01/src/main/java/persistence/ProductDAO.java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float" office:value="587" calcext:value-type="float">
            <text:p>587</text:p>
          </table:table-cell>
          <table:table-cell table:style-name="ce15" office:value-type="string" calcext:value-type="string">
            <text:p>LojaBD/LojaBD/src/Interfaces/TelaClientes.java</text:p>
          </table:table-cell>
          <table:table-cell table:style-name="ce20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16" office:value-type="string" calcext:value-type="string">
            <text:p>LojasCidadao/Aplicacao Android/BasicMapOnline/src/com/example/basicmaponline/Lojas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sCidadao/Aplicacao Android/BasicMapOnline/src/com/example/basicmaponline/Pesquisa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sCidadao/Aplicacao Android/BasicMapOnline/src/com/mlab/android/basicoverlays/PostgreSQL.jav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ojasCidadao/Aplicacao Android/LojaCidadao/src/com/example/basicmaponline/Pesquisa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sCidadao/Aplicacao Android/LojaCidadao/src/com/mlab/android/basicoverlays/PostgreSQL.jav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sCidadao/Aplicação Web/LojasCidadao/LojasCidadao/LojasCidadao/bin/Npgsql.pdb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611" calcext:value-type="float">
            <text:p>611</text:p>
          </table:table-cell>
          <table:table-cell table:style-name="ce16" office:value-type="string" calcext:value-type="string">
            <text:p>ClienteConvertidoDesktop/src/main/java/com/eng/renan/clienteconvertidodesktop/dao/ProdutoDao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ClienteConvertidoDesktop/src/main/java/com/eng/renan/clienteconvertidodesktop/dao/VendedorDao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630" calcext:value-type="float">
            <text:p>630</text:p>
          </table:table-cell>
          <table:table-cell table:style-name="ce16" office:value-type="string" calcext:value-type="string">
            <text:p>Loja/src/dataAccess/ClienteRepository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/src/dataAccess/ProdutoRepository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636" calcext:value-type="float">
            <text:p>636</text:p>
          </table:table-cell>
          <table:table-cell table:style-name="ce15" office:value-type="string" calcext:value-type="string">
            <text:p>bcb2/sources/neo/ClienteBCB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662" calcext:value-type="float">
            <text:p>662</text:p>
          </table:table-cell>
          <table:table-cell table:style-name="ce16" office:value-type="string" calcext:value-type="string">
            <text:p>LOJA/build/web/WEB-INF/classes/commons-io-2.5-src/src/main/java/org/apache/commons/io/comparator/NameFileComparator.java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/build/web/WEB-INF/classes/commons-io-2.5-src/src/main/java/org/apache/commons/io/comparator/package.htm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/lib/commons-io-2.5-src/src/main/java/org/apache/commons/io/comparator/NameFileComparator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/lib/commons-io-2.5-src/src/main/java/org/apache/commons/io/comparator/package.html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687" calcext:value-type="float">
            <text:p>687</text:p>
          </table:table-cell>
          <table:table-cell table:style-name="ce16" office:value-type="string" calcext:value-type="string">
            <text:p>LojaOnline/src/main/java/com/afrain/lojaonline/repositories/EstadoRepository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Online/src/main/java/com/afrain/lojaonline/services/EstadoService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715" calcext:value-type="float">
            <text:p>715</text:p>
          </table:table-cell>
          <table:table-cell table:style-name="ce15" office:value-type="string" calcext:value-type="string">
            <text:p>ClienteP3/app/src/main/java/br/usjt/arqdsis/clientep3/model/Cliente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719" calcext:value-type="float">
            <text:p>719</text:p>
          </table:table-cell>
          <table:table-cell table:style-name="ce15" office:value-type="string" calcext:value-type="string">
            <text:p>ClienteSI2017-master2/app/src/main/java/br/usjt/ftce/arqdesis/clientesi/Cliente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752" calcext:value-type="float">
            <text:p>752</text:p>
          </table:table-cell>
          <table:table-cell table:style-name="ce15" office:value-type="string" calcext:value-type="string">
            <text:p>ClienteV1Exercicios/app/src/main/java/app/projeto/clientev1exercicios/model/Cliente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812" calcext:value-type="float">
            <text:p>812</text:p>
          </table:table-cell>
          <table:table-cell table:style-name="ce15" office:value-type="string" calcext:value-type="string">
            <text:p>ClienteP3.b/src/main/java/br/usjt/arqdesis/clientep3/model/Cliente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846" calcext:value-type="float">
            <text:p>846</text:p>
          </table:table-cell>
          <table:table-cell table:style-name="ce15" office:value-type="string" calcext:value-type="string">
            <text:p>ClienteReceptivoSky_2/src/java/dao/TipoOcorrenciaDAO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847" calcext:value-type="float">
            <text:p>847</text:p>
          </table:table-cell>
          <table:table-cell table:style-name="ce16" office:value-type="string" calcext:value-type="string">
            <text:p>lojamvn/models/estoquista/src/estoquistaPk/Estoquista.java</text:p>
          </table:table-cell>
          <table:table-cell table:style-name="ce7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lojamvn/src/test/java/net/mybluemix/parteg/fornecedor/Estoquista.jav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lojamvn/src/test/java/net/mybluemix/parteg/lote/Lote.jav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lojamvn/src/test/java/net/mybluemix/parteg/materiaprima/MateriaPrima.jav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lojamvn/src/test/java/net/mybluemix/parteg/produto/Produto.jav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mvn/src/test/java/net/mybluemix/parteg/receita/Receita.java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float" office:value="879" calcext:value-type="float">
            <text:p>879</text:p>
          </table:table-cell>
          <table:table-cell table:style-name="ce15" office:value-type="string" calcext:value-type="string">
            <text:p>LojaJava/src/br/senac/rn/loja/model/Sexo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901" calcext:value-type="float">
            <text:p>901</text:p>
          </table:table-cell>
          <table:table-cell table:style-name="ce16" office:value-type="string" calcext:value-type="string">
            <text:p>ClienteAdmin/build/web/bower_components/flot.tooltip/js/excanvas.min.js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Admin/build/web/bower_components/flot/excanvas.min.j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Admin/build/web/bower_components/jquery/src/sizzle/dist/sizzle.min.j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Admin/web/bower_components/flot.tooltip/js/excanvas.min.j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Admin/web/bower_components/flot/excanvas.min.j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ClienteAdmin/web/bower_components/jquery/src/sizzle/dist/sizzle.min.js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923" calcext:value-type="float">
            <text:p>923</text:p>
          </table:table-cell>
          <table:table-cell table:style-name="ce16" office:value-type="string" calcext:value-type="string">
            <text:p>LojaVirtual/LojaVirtual/src/main/java/persistencia/PessoaDAO.java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Virtual/LojaVirtual/src/main/java/persistencia/ProdutoDAO.java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float" office:value="949" calcext:value-type="float">
            <text:p>949</text:p>
          </table:table-cell>
          <table:table-cell table:style-name="ce15" office:value-type="string" calcext:value-type="string">
            <text:p>lojaVirtual/src/br/com/matosmelo/lojaVirtual/dao/ClienteDAO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978" calcext:value-type="float">
            <text:p>978</text:p>
          </table:table-cell>
          <table:table-cell table:style-name="ce16" office:value-type="string" calcext:value-type="string">
            <text:p>ClienteSISVAN/build/deploy/resources/DB/SISVAN/seg0/c230.da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SISVAN/build/deploy/resources/GraficasJs/DB/SISVAN/seg0/c230.d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SISVAN/build/dist/resources/DB/SISVAN/seg0/c230.d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SISVAN/build/dist/resources/GraficasJs/DB/SISVAN/seg0/c230.d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ClienteSISVAN/resources/DB/SISVAN/seg0/c230.dat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987" calcext:value-type="float">
            <text:p>987</text:p>
          </table:table-cell>
          <table:table-cell table:style-name="ce16" office:value-type="string" calcext:value-type="string">
            <text:p>LojaMaio/java/persistencia/CidadeDAO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Maio/java/persistencia/EstadoDAO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Maio/java/persistencia/PessoaDAO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Maio/java/persistencia/ProdutoDAO.java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float" office:value="991" calcext:value-type="float">
            <text:p>991</text:p>
          </table:table-cell>
          <table:table-cell table:style-name="ce15" office:value-type="string" calcext:value-type="string">
            <text:p>cliente/Cliente/baseTipos/seg0/c230.dat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004" calcext:value-type="float">
            <text:p>1004</text:p>
          </table:table-cell>
          <table:table-cell table:style-name="ce15" office:value-type="string" calcext:value-type="string">
            <text:p>clienteafirma/afirma-ui-core-jse-keystores/src/main/java/es/gob/afirma/ui/core/jse/certificateselection/CertificateSelectionDialog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007" calcext:value-type="float">
            <text:p>1007</text:p>
          </table:table-cell>
          <table:table-cell table:style-name="ce15" office:value-type="string" calcext:value-type="string">
            <text:p>ClienteP3/app/src/main/java/br/usjt/arqdsis/clientep3/model/Cliente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015" calcext:value-type="float">
            <text:p>1015</text:p>
          </table:table-cell>
          <table:table-cell table:style-name="ce16" office:value-type="string" calcext:value-type="string">
            <text:p>frente-loja/src/main/webapp/js/dataTables.min.js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frente-loja/src/main/webapp/js/jquery-2.1.1.min.js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031" calcext:value-type="float">
            <text:p>1031</text:p>
          </table:table-cell>
          <table:table-cell table:style-name="ce16" office:value-type="string" calcext:value-type="string">
            <text:p>loja/loja/src/main/webapp/doc/swagger-ui-bundle.js</text:p>
          </table:table-cell>
          <table:table-cell table:style-name="ce7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loja/loja/src/main/webapp/doc/swagger-ui-bundle.js.ma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oja/loja/src/main/webapp/doc/swagger-ui-standalone-preset.j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/loja/src/main/webapp/doc/swagger-ui-standalone-preset.js.ma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/loja/src/main/webapp/doc/swagger-ui.j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/loja/src/main/webapp/doc/swagger-ui.js.map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float" office:value="1065" calcext:value-type="float">
            <text:p>1065</text:p>
          </table:table-cell>
          <table:table-cell table:style-name="ce15" office:value-type="string" calcext:value-type="string">
            <text:p>ClienteSI2017-master/app/src/main/java/br/usjt/ftce/arqdesis/clientesi/Cliente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076" calcext:value-type="float">
            <text:p>1076</text:p>
          </table:table-cell>
          <table:table-cell table:style-name="ce16" office:value-type="string" calcext:value-type="string">
            <text:p>LojaMobile-IonicSpring/AppMobileSpring/src/main/java/com/appmobilespring/repositories/EstadoRepository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Mobile-IonicSpring/AppMobileSpring/src/main/java/com/appmobilespring/services/EstadoService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086" calcext:value-type="float">
            <text:p>1086</text:p>
          </table:table-cell>
          <table:table-cell table:style-name="ce16" office:value-type="string" calcext:value-type="string">
            <text:p>LojaVirtual/src/main/java/persistencia/CidadeDAO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Virtual/src/main/java/persistencia/EstadoDAO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Virtual/src/main/java/persistencia/FabricanteDAO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Virtual/src/main/java/persistencia/PessoaDAO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Virtual/src/main/java/persistencia/ProdutoDAO.java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094" calcext:value-type="float">
            <text:p>1094</text:p>
          </table:table-cell>
          <table:table-cell table:style-name="ce16" office:value-type="string" calcext:value-type="string">
            <text:p>lojavirtual2/lojavirtual/src/main/java/org/lojavirtual/repository/Gruporepository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virtual2/lojavirtual/src/main/java/org/lojavirtual/repository/Produtorepository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095" calcext:value-type="float">
            <text:p>1095</text:p>
          </table:table-cell>
          <table:table-cell table:style-name="ce16" office:value-type="string" calcext:value-type="string">
            <text:p>ClienteServidor_Trabalho3/CODIGO_PROJETO/mysql-connector-java-5.1.40/src/com/mysql/jdbc/DatabaseMetaData.java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lienteServidor_Trabalho3/CODIGO_PROJETO/mysql-connector-java-5.1.40/src/testsuite/fabric/jdbc/TestHABasic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Servidor_Trabalho3/CODIGO_PROJETO/mysql-connector-java-5.1.40/src/testsuite/fabric/TestDumpCommands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ClienteServidor_Trabalho3/CODIGO_PROJETO/src/dao/PessoaDAO.java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float" office:value="1098" calcext:value-type="float">
            <text:p>1098</text:p>
          </table:table-cell>
          <table:table-cell table:style-name="ce15" office:value-type="string" calcext:value-type="string">
            <text:p>LojaProduto/src/persistence/CategoriaDao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100" calcext:value-type="float">
            <text:p>1100</text:p>
          </table:table-cell>
          <table:table-cell table:style-name="ce16" office:value-type="string" calcext:value-type="string">
            <text:p>ClienteConvertido/src/main/java/com/eng/renan/clienteconvertido/dao/LojaDao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Convertido/src/main/java/com/eng/renan/clienteconvertido/dao/ProdutoDa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ClienteConvertido/src/main/java/com/eng/renan/clienteconvertido/dao/VendedorDao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111" calcext:value-type="float">
            <text:p>1111</text:p>
          </table:table-cell>
          <table:table-cell table:style-name="ce15" office:value-type="string" calcext:value-type="string">
            <text:p>clienteafirma/afirma-core-keystores/src/main/java/es/gob/afirma/keystores/main/common/KeyStoreUtilities.java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float" office:value="1116" calcext:value-type="float">
            <text:p>1116</text:p>
          </table:table-cell>
          <table:table-cell table:style-name="ce15" office:value-type="string" calcext:value-type="string">
            <text:p>LojaServico/src/main/java/persistencia/ProdutoDAO.java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float" office:value="1120" calcext:value-type="float">
            <text:p>1120</text:p>
          </table:table-cell>
          <table:table-cell table:style-name="ce15" office:value-type="string" calcext:value-type="string">
            <text:p>ClienteV1_SQLite-master/app/src/main/java/br/usjt/ftce/desmob/clientev1/model/Cliente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122" calcext:value-type="float">
            <text:p>1122</text:p>
          </table:table-cell>
          <table:table-cell table:style-name="ce16" office:value-type="string" calcext:value-type="string">
            <text:p>lojavirtual/src/main/webapp/resources/jquery/js/jquery-2.1.0.min.js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virtual/src/main/webapp/resources/jquery/js/jquery-ui-1.10.4.custom.min.js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float" office:value="1156" calcext:value-type="float">
            <text:p>1156</text:p>
          </table:table-cell>
          <table:table-cell table:style-name="ce15" office:value-type="string" calcext:value-type="string">
            <text:p>LojaVendas/br/com/hitalo/connect/DBManager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168" calcext:value-type="float">
            <text:p>1168</text:p>
          </table:table-cell>
          <table:table-cell table:style-name="ce15" office:value-type="string" calcext:value-type="string">
            <text:p>Loja/loja/LinhaFactura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171" calcext:value-type="float">
            <text:p>1171</text:p>
          </table:table-cell>
          <table:table-cell table:style-name="ce16" office:value-type="string" calcext:value-type="string">
            <text:p>LojaVirtual/LojaVirtual/src/main/java/persistencia/PessoaDAO.java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Virtual/LojaVirtual/src/main/java/persistencia/ProdutoDAO.java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float" office:value="1208" calcext:value-type="float">
            <text:p>1208</text:p>
          </table:table-cell>
          <table:table-cell table:style-name="ce15" office:value-type="string" calcext:value-type="string">
            <text:p>loja/loja/src/main/java/br/unibh/loja/rest/MemberResourceRESTService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218" calcext:value-type="float">
            <text:p>1218</text:p>
          </table:table-cell>
          <table:table-cell table:style-name="ce15" office:value-type="string" calcext:value-type="string">
            <text:p>muambyte/src/main/webapp/WEB-INF/resources/js/jquery-1.11.3.min.js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220" calcext:value-type="float">
            <text:p>1220</text:p>
          </table:table-cell>
          <table:table-cell table:style-name="ce16" office:value-type="string" calcext:value-type="string">
            <text:p>SystemManagerStore/Projetos/SystemManagerStoreDesktop/SistemManagerStoreDesktop/src/br/com/systemmanagerstore/DataAccess/FuncionarioDAO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stemManagerStore/Projetos/SystemManagerStoreDesktop/SistemManagerStoreDesktop/src/br/com/systemmanagerstore/DataAccess/PessoaDA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stemManagerStore/Projetos/SystemManagerStoreDesktop/SistemManagerStoreDesktop/src/br/com/systemmanagerstore/DataAccess/ProdutoDA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stemManagerStore/Projetos/SystemManagerStoreWeb/SystemManagerStoreWeb/src/java/br/com/systemmanagerstore/DataAccess/FuncionarioDA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stemManagerStore/Projetos/SystemManagerStoreWeb/SystemManagerStoreWeb/src/java/br/com/systemmanagerstore/DataAccess/PessoaDA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SystemManagerStore/Projetos/SystemManagerStoreWeb/SystemManagerStoreWeb/src/java/br/com/systemmanagerstore/DataAccess/ProdutoDAO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229" calcext:value-type="float">
            <text:p>1229</text:p>
          </table:table-cell>
          <table:table-cell table:style-name="ce15" office:value-type="string" calcext:value-type="string">
            <text:p>LojaVirtual/src/main/webapp/javascripts/jquery-1.3.2.min.js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236" calcext:value-type="float">
            <text:p>1236</text:p>
          </table:table-cell>
          <table:table-cell table:style-name="ce16" office:value-type="string" calcext:value-type="string">
            <text:p>Caixa-Loja/CaixaLoja/src/relatorios/RelatorioClientes1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aixa-Loja/CaixaLoja/src/relatorios/RelatorioClientesQuitado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aixa-Loja/CaixaLoja/src/relatorios/RelatorioEstoque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aixa-Loja/CaixaLoja/src/TelasSistema/CadastroProduto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aixa-Loja/CaixaLoja/src/TelasSistema/ContasReceb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aixa-Loja/CaixaLoja/src/TelasSistema/SelecionarContasData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Caixa-Loja/CaixaLoja/src/TelasSistema/VendasCrediario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256" calcext:value-type="float">
            <text:p>1256</text:p>
          </table:table-cell>
          <table:table-cell table:style-name="ce15" office:value-type="string" calcext:value-type="string">
            <text:p>loja-repository/loja/src/br/com/guacom/modelo/loja/Produto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260" calcext:value-type="float">
            <text:p>1260</text:p>
          </table:table-cell>
          <table:table-cell table:style-name="ce16" office:value-type="string" calcext:value-type="string">
            <text:p>Loja-Virtual-Trator/tratorweb/src/main/java/com/agrofauna/tratorweb/model/ClienteCultura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Virtual-Trator/tratorweb/src/main/java/com/agrofauna/tratorweb/model/ClienteFabricant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Virtual-Trator/tratorweb/src/main/java/com/agrofauna/tratorweb/model/ClienteProdut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Virtual-Trator/tratorweb/src/main/java/com/agrofauna/tratorweb/model/Cultura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Virtual-Trator/tratorweb/src/main/java/com/agrofauna/tratorweb/model/Fabricant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-Virtual-Trator/tratorweb/src/main/java/com/agrofauna/tratorweb/model/Produto.java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263" calcext:value-type="float">
            <text:p>1263</text:p>
          </table:table-cell>
          <table:table-cell table:style-name="ce16" office:value-type="string" calcext:value-type="string">
            <text:p>LojaDeBebidas/LojaDeBebidas/res/hsqldb/src/org/hsqldb/test/TestSubselect.java</text:p>
          </table:table-cell>
          <table:table-cell table:style-name="ce7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LojaDeBebidas/LojaDeBebidas/res/hsqldb/testrun/hsqldb/TestSelf.tx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DeBebidas/LojaDeBebidas/res/hsqldb/testrun/hsqldb/TestSelfSubselects.txt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266" calcext:value-type="float">
            <text:p>1266</text:p>
          </table:table-cell>
          <table:table-cell table:style-name="ce16" office:value-type="string" calcext:value-type="string">
            <text:p>Loja-online/B/h2/docs/html/advanced.html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docs/html/index.j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-online/B/h2/docs/html/roadmap.htm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docsrc/html/roadmap.htm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docsrc/text/_docs_en.utf8.tx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-online/B/h2/src/docsrc/text/_docs_ja.utf8.tx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-online/B/h2/src/docsrc/textbase/_docs_en.properti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-online/B/h2/src/main/org/h2/mvstore/type/ObjectDataTyp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main/org/h2/result/SortOrder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-online/B/h2/src/main/org/h2/table/MetaTabl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main/org/h2/value/ValueJavaObjec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db/TestCases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db/TestClus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db/TestIndex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db/TestOptimization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db/TestSequence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db/TestView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jdbc/TestJavaObjec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scripts/functions/aggregate/median.sq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scripts/functions/numeric/abs.sq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scripts/functions/system/table.sq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scripts/testScript.sq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server/TestIni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store/TestMVTableEngin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synth/TestCrashAPI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ools/org/h2/build/BuildBas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ools/org/h2/build/doclet/Doclet.jav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oja-online/B/h2/src/tools/org/h2/build/indexer/Index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ools/org/h2/jaqu/TableInspector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-online/B/h2/src/tools/org/h2/java/JavaParser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269" calcext:value-type="float">
            <text:p>1269</text:p>
          </table:table-cell>
          <table:table-cell table:style-name="ce15" office:value-type="string" calcext:value-type="string">
            <text:p>lojaonline/app/src/main/java/com/android/lojaonline/basededados/ProdutosDB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273" calcext:value-type="float">
            <text:p>1273</text:p>
          </table:table-cell>
          <table:table-cell table:style-name="ce15" office:value-type="string" calcext:value-type="string">
            <text:p>Sistema-Loja/src/cadProdutos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275" calcext:value-type="float">
            <text:p>1275</text:p>
          </table:table-cell>
          <table:table-cell table:style-name="ce16" office:value-type="string" calcext:value-type="string">
            <text:p>LojaVirtual-Projeto-Integrador/LojaVirtual/src/main/java/br/com/lojavirtual/persistencia/PessoaDAO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Virtual-Projeto-Integrador/LojaVirtual/src/main/java/br/com/lojavirtual/persistencia/ProdutoDAO.java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295" calcext:value-type="float">
            <text:p>1295</text:p>
          </table:table-cell>
          <table:table-cell table:style-name="ce16" office:value-type="string" calcext:value-type="string">
            <text:p>Sistema-loja/src/SQL/comandosLoja.sql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istema-loja/src/visao/JFQuery.for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Sistema-loja/src/visao/JFQuery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296" calcext:value-type="float">
            <text:p>1296</text:p>
          </table:table-cell>
          <table:table-cell table:style-name="ce15" office:value-type="string" calcext:value-type="string">
            <text:p>loja2_novo/src/java/dao/ProdutoDAO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302" calcext:value-type="float">
            <text:p>1302</text:p>
          </table:table-cell>
          <table:table-cell table:style-name="ce16" office:value-type="string" calcext:value-type="string">
            <text:p>loja-virtual/.git/index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virtual/hsqldb-2.4.0/hsqldb/doc/apidocs/index-all.htm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oja-virtual/hsqldb-2.4.0/hsqldb/doc/apidocs/org/hsqldb/jdbc/JDBCDatabaseMetaData.htm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loja-virtual/hsqldb-2.4.0/hsqldb/doc/odbc.tx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virtual/hsqldb-2.4.0/hsqldb/src/org/hsqldb/test/TestLikePredicateOptimizations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-virtual/hsqldb-2.4.0/hsqldb/src/org/hsqldb/test/TestSubselect.jav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loja-virtual/hsqldb-2.4.0/hsqldb/testrun/hsqldb/TestSelf.tx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virtual/hsqldb-2.4.0/hsqldb/testrun/hsqldb/TestSelfGroupBy.tx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-virtual/hsqldb-2.4.0/hsqldb/testrun/hsqldb/TestSelfSubselects.txt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311" calcext:value-type="float">
            <text:p>1311</text:p>
          </table:table-cell>
          <table:table-cell table:style-name="ce16" office:value-type="string" calcext:value-type="string">
            <text:p>projeto-puc-lojaDropshipping/src/main/java/com/nelioalves/cursomc/repositories/EstadoRepository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projeto-puc-lojaDropshipping/src/main/java/com/nelioalves/cursomc/services/EstadoService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315" calcext:value-type="float">
            <text:p>1315</text:p>
          </table:table-cell>
          <table:table-cell table:style-name="ce15" office:value-type="string" calcext:value-type="string">
            <text:p>Loja_EJB/Loja-WEB/web/resources/js/jquery-1.6.1.min.js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324" calcext:value-type="float">
            <text:p>1324</text:p>
          </table:table-cell>
          <table:table-cell table:style-name="ce16" office:value-type="string" calcext:value-type="string">
            <text:p>Projeto-loja/Projeto-loja/src/br/com/projetoloja/administrador/RepositorioAdministradorBDR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rojeto-loja/Projeto-loja/src/br/com/projetoloja/cliente/RepositorioClienteBDR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Projeto-loja/Projeto-loja/src/br/com/projetoloja/produto/RepositorioProdutoBDR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326" calcext:value-type="float">
            <text:p>1326</text:p>
          </table:table-cell>
          <table:table-cell table:style-name="ce16" office:value-type="string" calcext:value-type="string">
            <text:p>Java-LojaBackend/src/main/java/jdc/loja/repositories/CidadeRepository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ava-LojaBackend/src/main/java/jdc/loja/repositories/EstadoRepository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Java-LojaBackend/src/main/java/jdc/loja/services/EstadoService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327" calcext:value-type="float">
            <text:p>1327</text:p>
          </table:table-cell>
          <table:table-cell table:style-name="ce15" office:value-type="string" calcext:value-type="string">
            <text:p>LojaVirtual3/src/main/java/persistencia/PessoaDAO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328" calcext:value-type="float">
            <text:p>1328</text:p>
          </table:table-cell>
          <table:table-cell table:style-name="ce16" office:value-type="string" calcext:value-type="string">
            <text:p>VirtualStorePI5/LojaVirtual/src/main/java/br/com/virtual/persistencia/PessoaDAO.java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VirtualStorePI5/LojaVirtual/src/main/java/br/com/virtual/persistencia/ProdutoDAO.java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float" office:value="1332" calcext:value-type="float">
            <text:p>1332</text:p>
          </table:table-cell>
          <table:table-cell table:style-name="ce15" office:value-type="string" calcext:value-type="string">
            <text:p>jornada-loja-virtual/WebContent/resources/js/jquery-1.11.3.min.js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336" calcext:value-type="float">
            <text:p>1336</text:p>
          </table:table-cell>
          <table:table-cell table:style-name="ce16" office:value-type="string" calcext:value-type="string">
            <text:p>safetycar/src/br/com/safetycar/dao/impl/ClienteFornecedorDAOImpl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dao/impl/FornecedorDespesasDAO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dao/impl/GruposDAO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dao/impl/MarcasVeiculosDAO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dao/impl/PaginasDAO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dao/impl/UsuariosDAO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dao/impl/VendedorDAO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modelos/Grupo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modelos/Pagina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paginacao/Filtr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paginacao/Parametr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relatorios/dao/Impl/RelatorioComissaoVendedorDAO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relatorios/dao/Impl/RelatorioGastosVeiculosDAO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relatorios/dao/Impl/RelatorioVeiculosVendidosDAO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safetycar/WebContent/resources/jquery/js/jquery-1.7.2.js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11" office:value-type="float" office:value="1357" calcext:value-type="float">
            <text:p>1357</text:p>
          </table:table-cell>
          <table:table-cell table:style-name="ce15" office:value-type="string" calcext:value-type="string">
            <text:p>loja-virtual/src/br/com/alura/javaEJdbcTrabalhandoComBancoDeDadosDAO/CategoriasDAO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364" calcext:value-type="float">
            <text:p>1364</text:p>
          </table:table-cell>
          <table:table-cell table:style-name="ce16" office:value-type="string" calcext:value-type="string">
            <text:p>pi_pf/pi_pf/src/main/java/pi_pf/persistencia/CidadeDAO.java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i_pf/pi_pf/src/main/java/pi_pf/persistencia/EstadoDA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i_pf/pi_pf/src/main/java/pi_pf/persistencia/PessoaDAO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pi_pf/pi_pf/src/main/java/pi_pf/persistencia/ProdutoDAO.java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365" calcext:value-type="float">
            <text:p>1365</text:p>
          </table:table-cell>
          <table:table-cell table:style-name="ce16" office:value-type="string" calcext:value-type="string">
            <text:p>loja-informatica/loja/src/main/resource/sql/postgresql-select-tables-schema.sql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-informatica/src/main/webapp/js/libs/backbone.js/backbone-min.j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-informatica/src/main/webapp/js/libs/underscore.js/underscore-min.j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-informatica/src/main/webapp/js/libs/underscore.js/underscore.js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367" calcext:value-type="float">
            <text:p>1367</text:p>
          </table:table-cell>
          <table:table-cell table:style-name="ce15" office:value-type="string" calcext:value-type="string">
            <text:p>lojaonline/web/js/jquery-3.1.0.min.js</text:p>
          </table:table-cell>
          <table:table-cell table:style-name="ce20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1369" calcext:value-type="float">
            <text:p>1369</text:p>
          </table:table-cell>
          <table:table-cell table:style-name="ce16" office:value-type="string" calcext:value-type="string">
            <text:p>LojaVirtual_JPA_EJB/LojaVirtual/lojavirtual-ejb/src/java/br/edu/fasa/LojaVirtual/dataAccess/ClienteDAO.java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Virtual_JPA_EJB/LojaVirtual/lojavirtual-ejb/src/java/br/edu/fasa/LojaVirtual/dataAccess/ProdutoDA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Virtual_JPA_EJB/LojaVirtual/lojavirtual-ejb/src/java/br/edu/fasa/LojaVirtual/dataAccess/VendaDAO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371" calcext:value-type="float">
            <text:p>1371</text:p>
          </table:table-cell>
          <table:table-cell table:style-name="ce15" office:value-type="string" calcext:value-type="string">
            <text:p>LojaDeInstrumentosMusicais/MadeInAstecProjeto/src/main/webapp/js/jquery-2.0.1.min.js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float" office:value="1394" calcext:value-type="float">
            <text:p>1394</text:p>
          </table:table-cell>
          <table:table-cell table:style-name="ce15" office:value-type="string" calcext:value-type="string">
            <text:p>loja-virtual/gwtprojeto/gwt-unitCache/gwt-unitCache-0000013851EB043F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399" calcext:value-type="float">
            <text:p>1399</text:p>
          </table:table-cell>
          <table:table-cell table:style-name="ce15" office:value-type="string" calcext:value-type="string">
            <text:p>lojaweb/src/java/rc/unesp/br/lcp/dao/IEntity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411" calcext:value-type="float">
            <text:p>1411</text:p>
          </table:table-cell>
          <table:table-cell table:style-name="ce15" office:value-type="string" calcext:value-type="string">
            <text:p>LojaDaCuriosa/src/main/webapp/resources/js/jquery-3.2.1.js</text:p>
          </table:table-cell>
          <table:table-cell table:style-name="ce20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1432" calcext:value-type="float">
            <text:p>1432</text:p>
          </table:table-cell>
          <table:table-cell table:style-name="ce16" office:value-type="string" calcext:value-type="string">
            <text:p>LojaDeRoupa/tela/src/Mock/mockProduto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DeRoupa/tela/src/tela/TelaCliente.java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434" calcext:value-type="float">
            <text:p>1434</text:p>
          </table:table-cell>
          <table:table-cell table:style-name="ce16" office:value-type="string" calcext:value-type="string">
            <text:p>loja_ionic/src/main/java/br/com/lojaudemy/lojabackend/repository/EstadoRepository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_ionic/src/main/java/br/com/lojaudemy/lojabackend/service/EstadoService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480" calcext:value-type="float">
            <text:p>1480</text:p>
          </table:table-cell>
          <table:table-cell table:style-name="ce16" office:value-type="string" calcext:value-type="string">
            <text:p>projetoLoja/TrabalhoLoja/src/visao/CadCidade.java</text:p>
          </table:table-cell>
          <table:table-cell table:style-name="ce7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projetoLoja/TrabalhoLoja/src/visao/CadCliente.jav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projetoLoja/TrabalhoLoja/src/visao/CadCompra.jav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projetoLoja/TrabalhoLoja/src/visao/CadLoja.jav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projetoLoja/TrabalhoLoja/src/visao/CadLojaProduto.jav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projetoLoja/TrabalhoLoja/src/visao/CadProdCompra.jav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rojetoLoja/TrabalhoLoja/src/visao/CadProduto.jav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projetoLoja/TrabalhoLoja/src/visao/TelaBuscaClient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rojetoLoja/TrabalhoLoja/src/visao/TelaBuscaLoja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projetoLoja/TrabalhoLoja/src/visao/TelaBuscaProduto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505" calcext:value-type="float">
            <text:p>1505</text:p>
          </table:table-cell>
          <table:table-cell table:style-name="ce15" office:value-type="string" calcext:value-type="string">
            <text:p>loja-struts.netbeans/src/java/com/unasp/forms/Produto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513" calcext:value-type="float">
            <text:p>1513</text:p>
          </table:table-cell>
          <table:table-cell table:style-name="ce16" office:value-type="string" calcext:value-type="string">
            <text:p>loja-virtual/src/main/java/com/guilherme/lojavirtual/repositories/EstadoRepository.java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-virtual/src/main/java/com/guilherme/lojavirtual/services/EstadoService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561" calcext:value-type="float">
            <text:p>1561</text:p>
          </table:table-cell>
          <table:table-cell table:style-name="ce15" office:value-type="string" calcext:value-type="string">
            <text:p>LojaVirtualPet/LojaVirtualPet/src/main/java/persistencia/ProdutoDAO.java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564" calcext:value-type="float">
            <text:p>1564</text:p>
          </table:table-cell>
          <table:table-cell table:style-name="ce16" office:value-type="string" calcext:value-type="string">
            <text:p>Loja_J/src/loja/j/ComparadorClientePorNome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_J/src/loja/j/ComparadorProdutoPorNom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_J/src/loja/j/Produto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576" calcext:value-type="float">
            <text:p>1576</text:p>
          </table:table-cell>
          <table:table-cell table:style-name="ce15" office:value-type="string" calcext:value-type="string">
            <text:p>loja-virtual/src/CategoriasDAO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609" calcext:value-type="float">
            <text:p>1609</text:p>
          </table:table-cell>
          <table:table-cell table:style-name="ce16" office:value-type="string" calcext:value-type="string">
            <text:p>Loja-Virtual/src/main/java/persistencia/PessoaDAO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-Virtual/src/main/java/persistencia/ProdutoDAO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613" calcext:value-type="float">
            <text:p>1613</text:p>
          </table:table-cell>
          <table:table-cell table:style-name="ce16" office:value-type="string" calcext:value-type="string">
            <text:p>ProjetoLojaInformatica/src/br/com/choice/projetolojainformatica/dao/FuncionarioDAO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rojetoLojaInformatica/src/br/com/choice/projetolojainformatica/dao/ProdutoDA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ProjetoLojaInformatica/src/br/com/choice/projetolojainformatica/dao/VendaDAO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614" calcext:value-type="float">
            <text:p>1614</text:p>
          </table:table-cell>
          <table:table-cell table:style-name="ce16" office:value-type="string" calcext:value-type="string">
            <text:p>ProjetoLoja/src/main/java/persistencia/PessoaDAO.java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ProjetoLoja/src/main/java/persistencia/ProdutoDAO.java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float" office:value="1617" calcext:value-type="float">
            <text:p>1617</text:p>
          </table:table-cell>
          <table:table-cell table:style-name="ce15" office:value-type="string" calcext:value-type="string">
            <text:p>APD3_Loja/src/main/webapp/js/jquery-2.0.0.min.js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634" calcext:value-type="float">
            <text:p>1634</text:p>
          </table:table-cell>
          <table:table-cell table:style-name="ce16" office:value-type="string" calcext:value-type="string">
            <text:p>lojavirtual/src/main/java/br/com/rafaelporreca/lojavirtual/repositories/EstadoRepository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virtual/src/main/java/br/com/rafaelporreca/lojavirtual/services/EstadoService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649" calcext:value-type="float">
            <text:p>1649</text:p>
          </table:table-cell>
          <table:table-cell table:style-name="ce15" office:value-type="string" calcext:value-type="string">
            <text:p>loja-virtual/src/br/com/dev/jdbc/dao/CategoriasDAO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651" calcext:value-type="float">
            <text:p>1651</text:p>
          </table:table-cell>
          <table:table-cell table:style-name="ce16" office:value-type="string" calcext:value-type="string">
            <text:p>LojaDeApps/src/br/ufla/dcc/ppoo/screens/TelaListarTodosApps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DeApps/src/br/ufla/dcc/ppoo/users/Usuario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656" calcext:value-type="float">
            <text:p>1656</text:p>
          </table:table-cell>
          <table:table-cell table:style-name="ce15" office:value-type="string" calcext:value-type="string">
            <text:p>Projeto-Integragor-II-LojaDeGames/LojaDeGames/jdbc_lojaGames/seg0/c230.dat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658" calcext:value-type="float">
            <text:p>1658</text:p>
          </table:table-cell>
          <table:table-cell table:style-name="ce16" office:value-type="string" calcext:value-type="string">
            <text:p>lojadeconstrucao/dashboard/resources/js/jquery-2.1.1.min.js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deconstrucao/dashboard/resources/js/ui-bootstrap-tpls-0.13.1.min.js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662" calcext:value-type="float">
            <text:p>1662</text:p>
          </table:table-cell>
          <table:table-cell table:style-name="ce16" office:value-type="string" calcext:value-type="string">
            <text:p>java-music-shop/src/br/com/people/musicshop/dao/CategoriaDAO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ava-music-shop/src/br/com/people/musicshop/dao/ClienteDA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ava-music-shop/src/br/com/people/musicshop/dao/ProdutoDA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ava-music-shop/src/br/com/people/musicshop/test/TestarListarTodo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java-music-shop/src/br/com/people/musicshop/test/TestarPesquisar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695" calcext:value-type="float">
            <text:p>1695</text:p>
          </table:table-cell>
          <table:table-cell table:style-name="ce15" office:value-type="string" calcext:value-type="string">
            <text:p>LojaValidacaoIFRS/src/testes/LojaMain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704" calcext:value-type="float">
            <text:p>1704</text:p>
          </table:table-cell>
          <table:table-cell table:style-name="ce16" office:value-type="string" calcext:value-type="string">
            <text:p>osinformatica/project_osinfoX/banco_de_dados/banco_infox.sql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osinformatica/project_osinfoX/reports/clientes.jasper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748" calcext:value-type="float">
            <text:p>1748</text:p>
          </table:table-cell>
          <table:table-cell table:style-name="ce16" office:value-type="string" calcext:value-type="string">
            <text:p>lojaServicoSenac/src/persistencia/PessoaDAO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ServicoSenac/src/persistencia/ProdutoDAO.jav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ServicoSenac/src/persistencia/ServicoDAO.java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11" office:value-type="float" office:value="1752" calcext:value-type="float">
            <text:p>1752</text:p>
          </table:table-cell>
          <table:table-cell table:style-name="ce15" office:value-type="string" calcext:value-type="string">
            <text:p>20161-LojaOnLine/src/br/javaweb/util/ComparadorProdutos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753" calcext:value-type="float">
            <text:p>1753</text:p>
          </table:table-cell>
          <table:table-cell table:style-name="ce15" office:value-type="string" calcext:value-type="string">
            <text:p>loja-movel/target/cucumber-report/jquery-1.8.2.min.js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785" calcext:value-type="float">
            <text:p>1785</text:p>
          </table:table-cell>
          <table:table-cell table:style-name="ce15" office:value-type="string" calcext:value-type="string">
            <text:p>loja_virtual/WebContent/resources/js/jquery-latest.js</text:p>
          </table:table-cell>
          <table:table-cell table:style-name="ce20" office:value-type="float" office:value="3" calcext:value-type="float">
            <text:p>3</text:p>
          </table:table-cell>
        </table:table-row>
        <table:table-row table:style-name="ro1">
          <table:table-cell table:style-name="ce11" office:value-type="float" office:value="1801" calcext:value-type="float">
            <text:p>1801</text:p>
          </table:table-cell>
          <table:table-cell table:style-name="ce15" office:value-type="string" calcext:value-type="string">
            <text:p>Loja_De_Leiloes/Loja_De_Leiloes/src/java/Bean/UserController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812" calcext:value-type="float">
            <text:p>1812</text:p>
          </table:table-cell>
          <table:table-cell table:style-name="ce16" office:value-type="string" calcext:value-type="string">
            <text:p>lojas-online-backend/src/main/java/com/nelioalves/cursomc/repositories/EstadoRepository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s-online-backend/src/main/java/com/nelioalves/cursomc/services/EstadoService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817" calcext:value-type="float">
            <text:p>1817</text:p>
          </table:table-cell>
          <table:table-cell table:style-name="ce15" office:value-type="string" calcext:value-type="string">
            <text:p>ANPR-Loja/src/net/sourceforge/vietocr/PdfUtilities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827" calcext:value-type="float">
            <text:p>1827</text:p>
          </table:table-cell>
          <table:table-cell table:style-name="ce15" office:value-type="string" calcext:value-type="string">
            <text:p>projeto_fino_brecho/src/br/arthur/entities/Marca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830" calcext:value-type="float">
            <text:p>1830</text:p>
          </table:table-cell>
          <table:table-cell table:style-name="ce16" office:value-type="string" calcext:value-type="string">
            <text:p>lojagames/src/main/java/br/senac/tads4/piiv/controller/SiteController.java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ojagames/src/main/java/br/senac/tads4/piiv/repository/JogoRepository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games/src/main/java/br/senac/tads4/piiv/repository/ProdutoRepository.java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837" calcext:value-type="float">
            <text:p>1837</text:p>
          </table:table-cell>
          <table:table-cell table:style-name="ce16" office:value-type="string" calcext:value-type="string">
            <text:p>gestorloja/src/main/java/br/com/marcospcruz/gestorloja/model/Fabricante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estorloja/src/main/java/br/com/marcospcruz/gestorloja/model/ItemEstoque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gestorloja/src/main/java/br/com/marcospcruz/gestorloja/model/PerfilUsuario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Total Resultado</text:p>
          </table:table-cell>
          <table:table-cell table:style-name="ce19"/>
          <table:table-cell table:style-name="ce10" office:value-type="float" office:value="557" calcext:value-type="float">
            <text:p>557</text:p>
          </table:table-cell>
        </table:table-row>
      </table:table>
      <table:table table:name="Planilha4" table:style-name="ta1">
        <office:forms form:automatic-focus="false" form:apply-design-mode="false"/>
        <table:table-column table:style-name="co16" table:default-cell-style-name="ce22"/>
        <table:table-column table:style-name="co16" table:default-cell-style-name="ce24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ce26"/>
        <table:table-column table:style-name="co21" table:default-cell-style-name="ce26"/>
        <table:table-column table:style-name="co16" table:default-cell-style-name="Default"/>
        <table:table-row table:style-name="ro1">
          <table:table-cell table:style-name="ce21" office:value-type="string" calcext:value-type="string">
            <text:p>N°</text:p>
          </table:table-cell>
          <table:table-cell table:style-name="ce23" office:value-type="string" calcext:value-type="string">
            <text:p>Caminho</text:p>
          </table:table-cell>
          <table:table-cell table:style-name="ce25" office:value-type="string" calcext:value-type="string">
            <text:p>Ordena Nomes?</text:p>
          </table:table-cell>
          <table:table-cell table:style-name="ce25" office:value-type="string" calcext:value-type="string">
            <text:p>Ação Pós-Seleção?</text:p>
          </table:table-cell>
          <table:table-cell table:style-name="ce25" office:value-type="string" calcext:value-type="string">
            <text:p>Descrição</text:p>
          </table:table-cell>
          <table:table-cell table:style-name="ce25" office:value-type="string" calcext:value-type="string">
            <text:p>Código</text:p>
          </table:table-cell>
          <table:table-cell table:style-name="ce25" office:value-type="string" calcext:value-type="string">
            <text:p>Código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M.MICROSOFT.CONCAT(&quot;Projeto_&quot;;[.A2])" office:value-type="string" office:string-value="Projeto_12" calcext:value-type="string">
            <text:p>Projeto_12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elecionar um cliente com para dar baixa em produtos com base numa lista ordenada de nomes</text:p>
          </table:table-cell>
          <table:table-cell office:value-type="string" calcext:value-type="string">
            <text:p>sql.append("select c from ClienteEntity as c order by c.nome ");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M.MICROSOFT.CONCAT(&quot;Projeto_&quot;;[.A3])" office:value-type="string" office:string-value="Projeto_14" calcext:value-type="string">
            <text:p>Projeto_14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M.MICROSOFT.CONCAT(&quot;Projeto_&quot;;[.A4])" office:value-type="string" office:string-value="Projeto_18" calcext:value-type="string">
            <text:p>Projeto_18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M.MICROSOFT.CONCAT(&quot;Projeto_&quot;;[.A5])" office:value-type="string" office:string-value="Projeto_44" calcext:value-type="string">
            <text:p>Projeto_44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M.MICROSOFT.CONCAT(&quot;Projeto_&quot;;[.A6])" office:value-type="string" office:string-value="Projeto_68" calcext:value-type="string">
            <text:p>Projeto_68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COM.MICROSOFT.CONCAT(&quot;Projeto_&quot;;[.A7])" office:value-type="string" office:string-value="Projeto_106" calcext:value-type="string">
            <text:p>Projeto_106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COM.MICROSOFT.CONCAT(&quot;Projeto_&quot;;[.A8])" office:value-type="string" office:string-value="Projeto_165" calcext:value-type="string">
            <text:p>Projeto_165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COM.MICROSOFT.CONCAT(&quot;Projeto_&quot;;[.A9])" office:value-type="string" office:string-value="Projeto_166" calcext:value-type="string">
            <text:p>Projeto_166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COM.MICROSOFT.CONCAT(&quot;Projeto_&quot;;[.A10])" office:value-type="string" office:string-value="Projeto_175" calcext:value-type="string">
            <text:p>Projeto_175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COM.MICROSOFT.CONCAT(&quot;Projeto_&quot;;[.A11])" office:value-type="string" office:string-value="Projeto_192" calcext:value-type="string">
            <text:p>Projeto_19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COM.MICROSOFT.CONCAT(&quot;Projeto_&quot;;[.A12])" office:value-type="string" office:string-value="Projeto_224" calcext:value-type="string">
            <text:p>Projeto_224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COM.MICROSOFT.CONCAT(&quot;Projeto_&quot;;[.A13])" office:value-type="string" office:string-value="Projeto_233" calcext:value-type="string">
            <text:p>Projeto_233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COM.MICROSOFT.CONCAT(&quot;Projeto_&quot;;[.A14])" office:value-type="string" office:string-value="Projeto_266" calcext:value-type="string">
            <text:p>Projeto_266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COM.MICROSOFT.CONCAT(&quot;Projeto_&quot;;[.A15])" office:value-type="string" office:string-value="Projeto_269" calcext:value-type="string">
            <text:p>Projeto_269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COM.MICROSOFT.CONCAT(&quot;Projeto_&quot;;[.A16])" office:value-type="string" office:string-value="Projeto_298" calcext:value-type="string">
            <text:p>Projeto_298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COM.MICROSOFT.CONCAT(&quot;Projeto_&quot;;[.A17])" office:value-type="string" office:string-value="Projeto_308" calcext:value-type="string">
            <text:p>Projeto_308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COM.MICROSOFT.CONCAT(&quot;Projeto_&quot;;[.A18])" office:value-type="string" office:string-value="Projeto_314" calcext:value-type="string">
            <text:p>Projeto_314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COM.MICROSOFT.CONCAT(&quot;Projeto_&quot;;[.A19])" office:value-type="string" office:string-value="Projeto_339" calcext:value-type="string">
            <text:p>Projeto_33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COM.MICROSOFT.CONCAT(&quot;Projeto_&quot;;[.A20])" office:value-type="string" office:string-value="Projeto_362" calcext:value-type="string">
            <text:p>Projeto_362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COM.MICROSOFT.CONCAT(&quot;Projeto_&quot;;[.A21])" office:value-type="string" office:string-value="Projeto_420" calcext:value-type="string">
            <text:p>Projeto_420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COM.MICROSOFT.CONCAT(&quot;Projeto_&quot;;[.A22])" office:value-type="string" office:string-value="Projeto_436" calcext:value-type="string">
            <text:p>Projeto_436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COM.MICROSOFT.CONCAT(&quot;Projeto_&quot;;[.A23])" office:value-type="string" office:string-value="Projeto_581" calcext:value-type="string">
            <text:p>Projeto_58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COM.MICROSOFT.CONCAT(&quot;Projeto_&quot;;[.A24])" office:value-type="string" office:string-value="Projeto_587" calcext:value-type="string">
            <text:p>Projeto_587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preencherTabela("select * from Pessoa order by nomePessoa;");</text:p>
          </table:table-cell>
          <table:table-cell office:value-type="string" calcext:value-type="string">
            <text:p>for(int i = 0; i &lt; Tabela.getRowCount();i++){…}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COM.MICROSOFT.CONCAT(&quot;Projeto_&quot;;[.A25])" office:value-type="string" office:string-value="Projeto_589" calcext:value-type="string">
            <text:p>Projeto_589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COM.MICROSOFT.CONCAT(&quot;Projeto_&quot;;[.A26])" office:value-type="string" office:string-value="Projeto_611" calcext:value-type="string">
            <text:p>Projeto_61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2">
          <table:table-cell office:value-type="float" office:value="630" calcext:value-type="float">
            <text:p>630</text:p>
          </table:table-cell>
          <table:table-cell table:formula="of:=COM.MICROSOFT.CONCAT(&quot;Projeto_&quot;;[.A27])" office:value-type="string" office:string-value="Projeto_630" calcext:value-type="string">
            <text:p>Projeto_630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public List getTop10ByName() {</text:p>
            <text:p>return manager.createQuery("select p from Produto p order by p.nome")</text:p>
            <text:p>.setMaxResults(10).getResultList();</text:p>
            <text:p>}</text:p>
          </table:table-cell>
          <table:table-cell office:value-type="string" calcext:value-type="string">
            <text:p>List clientes = repositorio.getTop10ByName();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COM.MICROSOFT.CONCAT(&quot;Projeto_&quot;;[.A28])" office:value-type="string" office:string-value="Projeto_636" calcext:value-type="string">
            <text:p>Projeto_636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COM.MICROSOFT.CONCAT(&quot;Projeto_&quot;;[.A29])" office:value-type="string" office:string-value="Projeto_662" calcext:value-type="string">
            <text:p>Projeto_662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COM.MICROSOFT.CONCAT(&quot;Projeto_&quot;;[.A30])" office:value-type="string" office:string-value="Projeto_687" calcext:value-type="string">
            <text:p>Projeto_687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COM.MICROSOFT.CONCAT(&quot;Projeto_&quot;;[.A31])" office:value-type="string" office:string-value="Projeto_715" calcext:value-type="string">
            <text:p>Projeto_715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COM.MICROSOFT.CONCAT(&quot;Projeto_&quot;;[.A32])" office:value-type="string" office:string-value="Projeto_719" calcext:value-type="string">
            <text:p>Projeto_71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COM.MICROSOFT.CONCAT(&quot;Projeto_&quot;;[.A33])" office:value-type="string" office:string-value="Projeto_752" calcext:value-type="string">
            <text:p>Projeto_75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COM.MICROSOFT.CONCAT(&quot;Projeto_&quot;;[.A34])" office:value-type="string" office:string-value="Projeto_812" calcext:value-type="string">
            <text:p>Projeto_812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COM.MICROSOFT.CONCAT(&quot;Projeto_&quot;;[.A35])" office:value-type="string" office:string-value="Projeto_846" calcext:value-type="string">
            <text:p>Projeto_846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COM.MICROSOFT.CONCAT(&quot;Projeto_&quot;;[.A36])" office:value-type="string" office:string-value="Projeto_847" calcext:value-type="string">
            <text:p>Projeto_847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4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COM.MICROSOFT.CONCAT(&quot;Projeto_&quot;;[.A37])" office:value-type="string" office:string-value="Projeto_879" calcext:value-type="string">
            <text:p>Projeto_879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COM.MICROSOFT.CONCAT(&quot;Projeto_&quot;;[.A38])" office:value-type="string" office:string-value="Projeto_901" calcext:value-type="string">
            <text:p>Projeto_901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COM.MICROSOFT.CONCAT(&quot;Projeto_&quot;;[.A39])" office:value-type="string" office:string-value="Projeto_923" calcext:value-type="string">
            <text:p>Projeto_923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COM.MICROSOFT.CONCAT(&quot;Projeto_&quot;;[.A40])" office:value-type="string" office:string-value="Projeto_949" calcext:value-type="string">
            <text:p>Projeto_94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COM.MICROSOFT.CONCAT(&quot;Projeto_&quot;;[.A41])" office:value-type="string" office:string-value="Projeto_978" calcext:value-type="string">
            <text:p>Projeto_978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COM.MICROSOFT.CONCAT(&quot;Projeto_&quot;;[.A42])" office:value-type="string" office:string-value="Projeto_987" calcext:value-type="string">
            <text:p>Projeto_987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COM.MICROSOFT.CONCAT(&quot;Projeto_&quot;;[.A43])" office:value-type="string" office:string-value="Projeto_991" calcext:value-type="string">
            <text:p>Projeto_991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COM.MICROSOFT.CONCAT(&quot;Projeto_&quot;;[.A44])" office:value-type="string" office:string-value="Projeto_1004" calcext:value-type="string">
            <text:p>Projeto_1004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COM.MICROSOFT.CONCAT(&quot;Projeto_&quot;;[.A45])" office:value-type="string" office:string-value="Projeto_1007" calcext:value-type="string">
            <text:p>Projeto_1007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COM.MICROSOFT.CONCAT(&quot;Projeto_&quot;;[.A46])" office:value-type="string" office:string-value="Projeto_1015" calcext:value-type="string">
            <text:p>Projeto_1015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formula="of:=COM.MICROSOFT.CONCAT(&quot;Projeto_&quot;;[.A47])" office:value-type="string" office:string-value="Projeto_1031" calcext:value-type="string">
            <text:p>Projeto_1031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3">
          <table:table-cell office:value-type="float" office:value="1065" calcext:value-type="float">
            <text:p>1065</text:p>
          </table:table-cell>
          <table:table-cell table:formula="of:=COM.MICROSOFT.CONCAT(&quot;Projeto_&quot;;[.A48])" office:value-type="string" office:string-value="Projeto_1065" calcext:value-type="string">
            <text:p>Projeto_1065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    public static Cliente[] geraListaClientes(){</text:p>
            <text:p>   Arrays.sort(lista);</text:p>
            <text:p>   _lista = lista;</text:p>
            <text:p>        return _lista;</text:p>
            <text:p>    }</text:p>
          </table:table-cell>
          <table:table-cell office:value-type="string" calcext:value-type="string">
            <text:p>Cliente[] lista = geraListaClientes();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table:formula="of:=COM.MICROSOFT.CONCAT(&quot;Projeto_&quot;;[.A49])" office:value-type="string" office:string-value="Projeto_1076" calcext:value-type="string">
            <text:p>Projeto_1076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4">
          <table:table-cell office:value-type="float" office:value="1086" calcext:value-type="float">
            <text:p>1086</text:p>
          </table:table-cell>
          <table:table-cell table:formula="of:=COM.MICROSOFT.CONCAT(&quot;Projeto_&quot;;[.A50])" office:value-type="string" office:string-value="Projeto_1086" calcext:value-type="string">
            <text:p>Projeto_1086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public static List&lt;Pessoa&gt; listagem(String filtro){</text:p>
            <text:p>Session sessao = HibernateUtil.getSessionFactory().openSession();</text:p>
            <text:p>Query consulta;</text:p>
            <text:p>if(filtro.trim().length() == 0){</text:p>
            <text:p>consulta = sessao.createQuery(" from Pessoa order by nome ");</text:p>
            <text:p>}</text:p>
            <text:p>else{</text:p>
            <text:p>consulta = sessao.createQuery(" from Pessoa "</text:p>
            <text:p>+ "where nome like :paramentro order by nome");</text:p>
            <text:p>consulta.setString("parametro", "%" + filtro + "%");</text:p>
            <text:p>}</text:p>
            <text:p>List lista = consulta.list();</text:p>
            <text:p>sessao.close();</text:p>
            <text:p>return lista;</text:p>
            <text:p>}</text:p>
          </table:table-cell>
          <table:table-cell office:value-type="string" calcext:value-type="string">
            <text:p>&lt;h:dataTable value="#{pessoaCtrl.listagem}" var="pessoa" border="2"&gt;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table:formula="of:=COM.MICROSOFT.CONCAT(&quot;Projeto_&quot;;[.A51])" office:value-type="string" office:string-value="Projeto_1094" calcext:value-type="string">
            <text:p>Projeto_1094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formula="of:=COM.MICROSOFT.CONCAT(&quot;Projeto_&quot;;[.A52])" office:value-type="string" office:string-value="Projeto_1095" calcext:value-type="string">
            <text:p>Projeto_109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formula="of:=COM.MICROSOFT.CONCAT(&quot;Projeto_&quot;;[.A53])" office:value-type="string" office:string-value="Projeto_1098" calcext:value-type="string">
            <text:p>Projeto_1098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COM.MICROSOFT.CONCAT(&quot;Projeto_&quot;;[.A54])" office:value-type="string" office:string-value="Projeto_1100" calcext:value-type="string">
            <text:p>Projeto_110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COM.MICROSOFT.CONCAT(&quot;Projeto_&quot;;[.A55])" office:value-type="string" office:string-value="Projeto_1111" calcext:value-type="string">
            <text:p>Projeto_1111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formula="of:=COM.MICROSOFT.CONCAT(&quot;Projeto_&quot;;[.A56])" office:value-type="string" office:string-value="Projeto_1116" calcext:value-type="string">
            <text:p>Projeto_1116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COM.MICROSOFT.CONCAT(&quot;Projeto_&quot;;[.A57])" office:value-type="string" office:string-value="Projeto_1120" calcext:value-type="string">
            <text:p>Projeto_112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formula="of:=COM.MICROSOFT.CONCAT(&quot;Projeto_&quot;;[.A58])" office:value-type="string" office:string-value="Projeto_1122" calcext:value-type="string">
            <text:p>Projeto_1122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formula="of:=COM.MICROSOFT.CONCAT(&quot;Projeto_&quot;;[.A59])" office:value-type="string" office:string-value="Projeto_1156" calcext:value-type="string">
            <text:p>Projeto_1156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formula="of:=COM.MICROSOFT.CONCAT(&quot;Projeto_&quot;;[.A60])" office:value-type="string" office:string-value="Projeto_1168" calcext:value-type="string">
            <text:p>Projeto_1168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formula="of:=COM.MICROSOFT.CONCAT(&quot;Projeto_&quot;;[.A61])" office:value-type="string" office:string-value="Projeto_1171" calcext:value-type="string">
            <text:p>Projeto_117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formula="of:=COM.MICROSOFT.CONCAT(&quot;Projeto_&quot;;[.A62])" office:value-type="string" office:string-value="Projeto_1208" calcext:value-type="string">
            <text:p>Projeto_1208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formula="of:=COM.MICROSOFT.CONCAT(&quot;Projeto_&quot;;[.A63])" office:value-type="string" office:string-value="Projeto_1218" calcext:value-type="string">
            <text:p>Projeto_1218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formula="of:=COM.MICROSOFT.CONCAT(&quot;Projeto_&quot;;[.A64])" office:value-type="string" office:string-value="Projeto_1220" calcext:value-type="string">
            <text:p>Projeto_122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formula="of:=COM.MICROSOFT.CONCAT(&quot;Projeto_&quot;;[.A65])" office:value-type="string" office:string-value="Projeto_1229" calcext:value-type="string">
            <text:p>Projeto_1229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formula="of:=COM.MICROSOFT.CONCAT(&quot;Projeto_&quot;;[.A66])" office:value-type="string" office:string-value="Projeto_1236" calcext:value-type="string">
            <text:p>Projeto_1236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Possui uma tela de gestão de contas a receber, ordena a lista de cliente devedores por nome</text:p>
          </table:table-cell>
          <table:table-cell office:value-type="string" calcext:value-type="string">
            <text:p>con_clientes.executeSQL("select * from clientes order by nome");</text:p>
          </table:table-cell>
          <table:table-cell office:value-type="string" calcext:value-type="string">
            <text:p>jc_comboClientes.setSelectedItem(con_clientes.resultSet.getString("nome"));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table:formula="of:=COM.MICROSOFT.CONCAT(&quot;Projeto_&quot;;[.A67])" office:value-type="string" office:string-value="Projeto_1256" calcext:value-type="string">
            <text:p>Projeto_1256</text:p>
          </table:table-cell>
          <table:table-cell table:number-columns-repeated="2" office:value-type="string" calcext:value-type="string">
            <text:p>Não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formula="of:=COM.MICROSOFT.CONCAT(&quot;Projeto_&quot;;[.A68])" office:value-type="string" office:string-value="Projeto_1260" calcext:value-type="string">
            <text:p>Projeto_126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formula="of:=COM.MICROSOFT.CONCAT(&quot;Projeto_&quot;;[.A69])" office:value-type="string" office:string-value="Projeto_1263" calcext:value-type="string">
            <text:p>Projeto_1263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formula="of:=COM.MICROSOFT.CONCAT(&quot;Projeto_&quot;;[.A70])" office:value-type="string" office:string-value="Projeto_1266" calcext:value-type="string">
            <text:p>Projeto_1266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formula="of:=COM.MICROSOFT.CONCAT(&quot;Projeto_&quot;;[.A71])" office:value-type="string" office:string-value="Projeto_1269" calcext:value-type="string">
            <text:p>Projeto_1269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formula="of:=COM.MICROSOFT.CONCAT(&quot;Projeto_&quot;;[.A72])" office:value-type="string" office:string-value="Projeto_1273" calcext:value-type="string">
            <text:p>Projeto_1273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formula="of:=COM.MICROSOFT.CONCAT(&quot;Projeto_&quot;;[.A73])" office:value-type="string" office:string-value="Projeto_1275" calcext:value-type="string">
            <text:p>Projeto_127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formula="of:=COM.MICROSOFT.CONCAT(&quot;Projeto_&quot;;[.A74])" office:value-type="string" office:string-value="Projeto_1295" calcext:value-type="string">
            <text:p>Projeto_129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formula="of:=COM.MICROSOFT.CONCAT(&quot;Projeto_&quot;;[.A75])" office:value-type="string" office:string-value="Projeto_1296" calcext:value-type="string">
            <text:p>Projeto_1296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formula="of:=COM.MICROSOFT.CONCAT(&quot;Projeto_&quot;;[.A76])" office:value-type="string" office:string-value="Projeto_1302" calcext:value-type="string">
            <text:p>Projeto_1302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formula="of:=COM.MICROSOFT.CONCAT(&quot;Projeto_&quot;;[.A77])" office:value-type="string" office:string-value="Projeto_1311" calcext:value-type="string">
            <text:p>Projeto_1311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formula="of:=COM.MICROSOFT.CONCAT(&quot;Projeto_&quot;;[.A78])" office:value-type="string" office:string-value="Projeto_1315" calcext:value-type="string">
            <text:p>Projeto_1315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formula="of:=COM.MICROSOFT.CONCAT(&quot;Projeto_&quot;;[.A79])" office:value-type="string" office:string-value="Projeto_1324" calcext:value-type="string">
            <text:p>Projeto_1324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formula="of:=COM.MICROSOFT.CONCAT(&quot;Projeto_&quot;;[.A80])" office:value-type="string" office:string-value="Projeto_1326" calcext:value-type="string">
            <text:p>Projeto_1326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formula="of:=COM.MICROSOFT.CONCAT(&quot;Projeto_&quot;;[.A81])" office:value-type="string" office:string-value="Projeto_1327" calcext:value-type="string">
            <text:p>Projeto_1327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formula="of:=COM.MICROSOFT.CONCAT(&quot;Projeto_&quot;;[.A82])" office:value-type="string" office:string-value="Projeto_1328" calcext:value-type="string">
            <text:p>Projeto_1328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formula="of:=COM.MICROSOFT.CONCAT(&quot;Projeto_&quot;;[.A83])" office:value-type="string" office:string-value="Projeto_1332" calcext:value-type="string">
            <text:p>Projeto_1332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formula="of:=COM.MICROSOFT.CONCAT(&quot;Projeto_&quot;;[.A84])" office:value-type="string" office:string-value="Projeto_1336" calcext:value-type="string">
            <text:p>Projeto_1336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formula="of:=COM.MICROSOFT.CONCAT(&quot;Projeto_&quot;;[.A85])" office:value-type="string" office:string-value="Projeto_1357" calcext:value-type="string">
            <text:p>Projeto_1357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formula="of:=COM.MICROSOFT.CONCAT(&quot;Projeto_&quot;;[.A86])" office:value-type="string" office:string-value="Projeto_1364" calcext:value-type="string">
            <text:p>Projeto_1364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formula="of:=COM.MICROSOFT.CONCAT(&quot;Projeto_&quot;;[.A87])" office:value-type="string" office:string-value="Projeto_1365" calcext:value-type="string">
            <text:p>Projeto_1365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4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formula="of:=COM.MICROSOFT.CONCAT(&quot;Projeto_&quot;;[.A88])" office:value-type="string" office:string-value="Projeto_1367" calcext:value-type="string">
            <text:p>Projeto_1367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formula="of:=COM.MICROSOFT.CONCAT(&quot;Projeto_&quot;;[.A89])" office:value-type="string" office:string-value="Projeto_1369" calcext:value-type="string">
            <text:p>Projeto_136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formula="of:=COM.MICROSOFT.CONCAT(&quot;Projeto_&quot;;[.A90])" office:value-type="string" office:string-value="Projeto_1371" calcext:value-type="string">
            <text:p>Projeto_1371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formula="of:=COM.MICROSOFT.CONCAT(&quot;Projeto_&quot;;[.A91])" office:value-type="string" office:string-value="Projeto_1394" calcext:value-type="string">
            <text:p>Projeto_1394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formula="of:=COM.MICROSOFT.CONCAT(&quot;Projeto_&quot;;[.A92])" office:value-type="string" office:string-value="Projeto_1399" calcext:value-type="string">
            <text:p>Projeto_1399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formula="of:=COM.MICROSOFT.CONCAT(&quot;Projeto_&quot;;[.A93])" office:value-type="string" office:string-value="Projeto_1411" calcext:value-type="string">
            <text:p>Projeto_1411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formula="of:=COM.MICROSOFT.CONCAT(&quot;Projeto_&quot;;[.A94])" office:value-type="string" office:string-value="Projeto_1432" calcext:value-type="string">
            <text:p>Projeto_1432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formula="of:=COM.MICROSOFT.CONCAT(&quot;Projeto_&quot;;[.A95])" office:value-type="string" office:string-value="Projeto_1434" calcext:value-type="string">
            <text:p>Projeto_1434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formula="of:=COM.MICROSOFT.CONCAT(&quot;Projeto_&quot;;[.A96])" office:value-type="string" office:string-value="Projeto_1480" calcext:value-type="string">
            <text:p>Projeto_148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formula="of:=COM.MICROSOFT.CONCAT(&quot;Projeto_&quot;;[.A97])" office:value-type="string" office:string-value="Projeto_1505" calcext:value-type="string">
            <text:p>Projeto_1505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formula="of:=COM.MICROSOFT.CONCAT(&quot;Projeto_&quot;;[.A98])" office:value-type="string" office:string-value="Projeto_1513" calcext:value-type="string">
            <text:p>Projeto_1513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formula="of:=COM.MICROSOFT.CONCAT(&quot;Projeto_&quot;;[.A99])" office:value-type="string" office:string-value="Projeto_1561" calcext:value-type="string">
            <text:p>Projeto_1561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formula="of:=COM.MICROSOFT.CONCAT(&quot;Projeto_&quot;;[.A100])" office:value-type="string" office:string-value="Projeto_1564" calcext:value-type="string">
            <text:p>Projeto_1564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formula="of:=COM.MICROSOFT.CONCAT(&quot;Projeto_&quot;;[.A101])" office:value-type="string" office:string-value="Projeto_1576" calcext:value-type="string">
            <text:p>Projeto_1576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formula="of:=COM.MICROSOFT.CONCAT(&quot;Projeto_&quot;;[.A102])" office:value-type="string" office:string-value="Projeto_1609" calcext:value-type="string">
            <text:p>Projeto_160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formula="of:=COM.MICROSOFT.CONCAT(&quot;Projeto_&quot;;[.A103])" office:value-type="string" office:string-value="Projeto_1613" calcext:value-type="string">
            <text:p>Projeto_1613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elecionar o funcionário da venda de acordo com lista de nomes ordenadas</text:p>
          </table:table-cell>
          <table:table-cell office:value-type="string" calcext:value-type="string">
            <text:p>String sql = "select * from funcionario order by nome";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formula="of:=COM.MICROSOFT.CONCAT(&quot;Projeto_&quot;;[.A104])" office:value-type="string" office:string-value="Projeto_1614" calcext:value-type="string">
            <text:p>Projeto_1614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formula="of:=COM.MICROSOFT.CONCAT(&quot;Projeto_&quot;;[.A105])" office:value-type="string" office:string-value="Projeto_1617" calcext:value-type="string">
            <text:p>Projeto_1617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formula="of:=COM.MICROSOFT.CONCAT(&quot;Projeto_&quot;;[.A106])" office:value-type="string" office:string-value="Projeto_1634" calcext:value-type="string">
            <text:p>Projeto_163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4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formula="of:=COM.MICROSOFT.CONCAT(&quot;Projeto_&quot;;[.A107])" office:value-type="string" office:string-value="Projeto_1649" calcext:value-type="string">
            <text:p>Projeto_1649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formula="of:=COM.MICROSOFT.CONCAT(&quot;Projeto_&quot;;[.A108])" office:value-type="string" office:string-value="Projeto_1651" calcext:value-type="string">
            <text:p>Projeto_1651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formula="of:=COM.MICROSOFT.CONCAT(&quot;Projeto_&quot;;[.A109])" office:value-type="string" office:string-value="Projeto_1656" calcext:value-type="string">
            <text:p>Projeto_1656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4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formula="of:=COM.MICROSOFT.CONCAT(&quot;Projeto_&quot;;[.A110])" office:value-type="string" office:string-value="Projeto_1658" calcext:value-type="string">
            <text:p>Projeto_1658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formula="of:=COM.MICROSOFT.CONCAT(&quot;Projeto_&quot;;[.A111])" office:value-type="string" office:string-value="Projeto_1662" calcext:value-type="string">
            <text:p>Projeto_166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formula="of:=COM.MICROSOFT.CONCAT(&quot;Projeto_&quot;;[.A112])" office:value-type="string" office:string-value="Projeto_1695" calcext:value-type="string">
            <text:p>Projeto_1695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formula="of:=COM.MICROSOFT.CONCAT(&quot;Projeto_&quot;;[.A113])" office:value-type="string" office:string-value="Projeto_1704" calcext:value-type="string">
            <text:p>Projeto_1704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formula="of:=COM.MICROSOFT.CONCAT(&quot;Projeto_&quot;;[.A114])" office:value-type="string" office:string-value="Projeto_1748" calcext:value-type="string">
            <text:p>Projeto_1748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formula="of:=COM.MICROSOFT.CONCAT(&quot;Projeto_&quot;;[.A115])" office:value-type="string" office:string-value="Projeto_1752" calcext:value-type="string">
            <text:p>Projeto_1752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formula="of:=COM.MICROSOFT.CONCAT(&quot;Projeto_&quot;;[.A116])" office:value-type="string" office:string-value="Projeto_1753" calcext:value-type="string">
            <text:p>Projeto_1753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formula="of:=COM.MICROSOFT.CONCAT(&quot;Projeto_&quot;;[.A117])" office:value-type="string" office:string-value="Projeto_1785" calcext:value-type="string">
            <text:p>Projeto_1785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formula="of:=COM.MICROSOFT.CONCAT(&quot;Projeto_&quot;;[.A118])" office:value-type="string" office:string-value="Projeto_1801" calcext:value-type="string">
            <text:p>Projeto_1801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formula="of:=COM.MICROSOFT.CONCAT(&quot;Projeto_&quot;;[.A119])" office:value-type="string" office:string-value="Projeto_1812" calcext:value-type="string">
            <text:p>Projeto_181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PageRequest pageRequest = PageRequest.of(page, linesPerPage, Direction.valueOf(direction), orderBy);</text:p>
          </table:table-cell>
          <table:table-cell table:number-columns-repeated="2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formula="of:=COM.MICROSOFT.CONCAT(&quot;Projeto_&quot;;[.A120])" office:value-type="string" office:string-value="Projeto_1817" calcext:value-type="string">
            <text:p>Projeto_1817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formula="of:=COM.MICROSOFT.CONCAT(&quot;Projeto_&quot;;[.A121])" office:value-type="string" office:string-value="Projeto_1827" calcext:value-type="string">
            <text:p>Projeto_1827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TableRowSorter&lt;TableModel&gt; sorter = new TableRowSorter&lt;TableModel&gt;(model);</text:p>
          </table:table-cell>
          <table:table-cell table:number-columns-repeated="2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formula="of:=COM.MICROSOFT.CONCAT(&quot;Projeto_&quot;;[.A122])" office:value-type="string" office:string-value="Projeto_1830" calcext:value-type="string">
            <text:p>Projeto_1830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formula="of:=COM.MICROSOFT.CONCAT(&quot;Projeto_&quot;;[.A123])" office:value-type="string" office:string-value="Projeto_1837" calcext:value-type="string">
            <text:p>Projeto_1837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5">
          <table:table-cell office:value-type="float" office:value="1847" calcext:value-type="float">
            <text:p>1847</text:p>
          </table:table-cell>
          <table:table-cell table:formula="of:=COM.MICROSOFT.CONCAT(&quot;Projeto_&quot;;[.A124])" office:value-type="string" office:string-value="Projeto_1847" calcext:value-type="string">
            <text:p>Projeto_1847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Ordena lista de pessoas e usuários do sistema pelo nome;</text:p>
            <text:p>Seleciona o vendedor a partir de uma lista ordenada por nome;</text:p>
          </table:table-cell>
          <table:table-cell office:value-type="string" calcext:value-type="string">
            <text:p>public List&lt;Usuario&gt; listarTodos() {</text:p>
            <text:p>return manager.createQuery("from Usuario order by nome", Usuario.class).getResultList();</text:p>
            <text:p>}</text:p>
          </table:table-cell>
          <table:table-cell office:value-type="string" calcext:value-type="string">
            <text:p>public List&lt;Usuario&gt; getVendedores() {</text:p>
            <text:p>return vendedorService.listarTodos();</text:p>
            <text:p>}</text:p>
          </table:table-cell>
          <table:table-cell office:value-type="string" calcext:value-type="string">
            <text:p>&lt;p:selectOneMenu id="vendedor" style="width:80%;"</text:p>
            <text:p>disabled="#{cadastroPedidoBean.pedido.naoAlteravel}"</text:p>
            <text:p>required="true" requiredMessage="Selecione o vendedor"</text:p>
            <text:p>value="#{cadastroPedidoBean.pedido.vendedor}"&gt;</text:p>
            <text:p>&lt;f:selectItem itemLabel="Selecione" /&gt;</text:p>
            <text:p>&lt;f:selectItems value="#{cadastroPedidoBean.vendedores}"</text:p>
            <text:p>var="vendedor" itemValue="#{vendedor}"</text:p>
            <text:p>itemLabel="#{vendedor.nome}" /&gt;</text:p>
            <text:p>&lt;/p:selectOneMenu&gt;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table:formula="of:=COM.MICROSOFT.CONCAT(&quot;Projeto_&quot;;[.A125])" office:value-type="string" office:string-value="Projeto_1848" calcext:value-type="string">
            <text:p>Projeto_1848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formula="of:=COM.MICROSOFT.CONCAT(&quot;Projeto_&quot;;[.A126])" office:value-type="string" office:string-value="Projeto_1849" calcext:value-type="string">
            <text:p>Projeto_184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formula="of:=COM.MICROSOFT.CONCAT(&quot;Projeto_&quot;;[.A127])" office:value-type="string" office:string-value="Projeto_1850" calcext:value-type="string">
            <text:p>Projeto_1850</text:p>
          </table:table-cell>
          <table:table-cell table:number-columns-repeated="6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formula="of:=COM.MICROSOFT.CONCAT(&quot;Projeto_&quot;;[.A128])" office:value-type="string" office:string-value="Projeto_1851" calcext:value-type="string">
            <text:p>Projeto_1851</text:p>
          </table:table-cell>
          <table:table-cell table:number-columns-repeated="6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formula="of:=COM.MICROSOFT.CONCAT(&quot;Projeto_&quot;;[.A129])" office:value-type="string" office:string-value="Projeto_1852" calcext:value-type="string">
            <text:p>Projeto_1852</text:p>
          </table:table-cell>
          <table:table-cell table:number-columns-repeated="6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formula="of:=COM.MICROSOFT.CONCAT(&quot;Projeto_&quot;;[.A130])" office:value-type="string" office:string-value="Projeto_1853" calcext:value-type="string">
            <text:p>Projeto_1853</text:p>
          </table:table-cell>
          <table:table-cell table:number-columns-repeated="6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formula="of:=COM.MICROSOFT.CONCAT(&quot;Projeto_&quot;;[.A131])" office:value-type="string" office:string-value="Projeto_1854" calcext:value-type="string">
            <text:p>Projeto_1854</text:p>
          </table:table-cell>
          <table:table-cell table:number-columns-repeated="6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formula="of:=COM.MICROSOFT.CONCAT(&quot;Projeto_&quot;;[.A132])" office:value-type="string" office:string-value="Projeto_1855" calcext:value-type="string">
            <text:p>Projeto_1855</text:p>
          </table:table-cell>
          <table:table-cell table:number-columns-repeated="6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formula="of:=COM.MICROSOFT.CONCAT(&quot;Projeto_&quot;;[.A133])" office:value-type="string" office:string-value="Projeto_1856" calcext:value-type="string">
            <text:p>Projeto_1856</text:p>
          </table:table-cell>
          <table:table-cell table:number-columns-repeated="6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formula="of:=COM.MICROSOFT.CONCAT(&quot;Projeto_&quot;;[.A134])" office:value-type="string" office:string-value="Projeto_1857" calcext:value-type="string">
            <text:p>Projeto_1857</text:p>
          </table:table-cell>
          <table:table-cell table:number-columns-repeated="6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formula="of:=COM.MICROSOFT.CONCAT(&quot;Projeto_&quot;;[.A135])" office:value-type="string" office:string-value="Projeto_1858" calcext:value-type="string">
            <text:p>Projeto_1858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links_com_ordenacoes_v1.A1:links_com_ordenacoes_v1.B558">
          <table:sort>
            <table:sort-by table:field-number="0" table:data-type="automatic"/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'Tabela dinâmica_links_com_ordenacoes_v1_1'.A1:'Tabela dinâmica_links_com_ordenacoes_v1_1'.C315" table:buttons="'Tabela dinâmica_links_com_ordenacoes_v1_1'.A1 'Tabela dinâmica_links_com_ordenacoes_v1_1'.B1" table:show-filter-button="false" table:drill-down-on-double-click="false">
          <table:source-cell-range table:cell-range-address="links_com_ordenacoes_v1.A1:links_com_ordenacoes_v1.B55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°" table:orientation="row" table:used-hierarchy="0" table:function="auto">
            <table:data-pilot-level table:show-empty="false" calcext:repeat-item-labels="false">
              <table:data-pilot-members>
                <table:data-pilot-member table:name="12" table:display="true" table:show-details="true"/>
                <table:data-pilot-member table:name="14" table:display="true" table:show-details="true"/>
                <table:data-pilot-member table:name="18" table:display="true" table:show-details="true"/>
                <table:data-pilot-member table:name="44" table:display="true" table:show-details="true"/>
                <table:data-pilot-member table:name="68" table:display="true" table:show-details="true"/>
                <table:data-pilot-member table:name="106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75" table:display="true" table:show-details="true"/>
                <table:data-pilot-member table:name="192" table:display="true" table:show-details="true"/>
                <table:data-pilot-member table:name="224" table:display="true" table:show-details="true"/>
                <table:data-pilot-member table:name="233" table:display="true" table:show-details="true"/>
                <table:data-pilot-member table:name="266" table:display="true" table:show-details="true"/>
                <table:data-pilot-member table:name="269" table:display="true" table:show-details="true"/>
                <table:data-pilot-member table:name="298" table:display="true" table:show-details="true"/>
                <table:data-pilot-member table:name="308" table:display="true" table:show-details="true"/>
                <table:data-pilot-member table:name="314" table:display="true" table:show-details="true"/>
                <table:data-pilot-member table:name="339" table:display="true" table:show-details="true"/>
                <table:data-pilot-member table:name="362" table:display="true" table:show-details="true"/>
                <table:data-pilot-member table:name="420" table:display="true" table:show-details="true"/>
                <table:data-pilot-member table:name="436" table:display="true" table:show-details="true"/>
                <table:data-pilot-member table:name="581" table:display="true" table:show-details="true"/>
                <table:data-pilot-member table:name="587" table:display="true" table:show-details="true"/>
                <table:data-pilot-member table:name="589" table:display="true" table:show-details="true"/>
                <table:data-pilot-member table:name="611" table:display="true" table:show-details="true"/>
                <table:data-pilot-member table:name="630" table:display="true" table:show-details="true"/>
                <table:data-pilot-member table:name="636" table:display="true" table:show-details="true"/>
                <table:data-pilot-member table:name="662" table:display="true" table:show-details="true"/>
                <table:data-pilot-member table:name="687" table:display="true" table:show-details="true"/>
                <table:data-pilot-member table:name="715" table:display="true" table:show-details="true"/>
                <table:data-pilot-member table:name="719" table:display="true" table:show-details="true"/>
                <table:data-pilot-member table:name="752" table:display="true" table:show-details="true"/>
                <table:data-pilot-member table:name="812" table:display="true" table:show-details="true"/>
                <table:data-pilot-member table:name="846" table:display="true" table:show-details="true"/>
                <table:data-pilot-member table:name="847" table:display="true" table:show-details="true"/>
                <table:data-pilot-member table:name="879" table:display="true" table:show-details="true"/>
                <table:data-pilot-member table:name="901" table:display="true" table:show-details="true"/>
                <table:data-pilot-member table:name="923" table:display="true" table:show-details="true"/>
                <table:data-pilot-member table:name="949" table:display="true" table:show-details="true"/>
                <table:data-pilot-member table:name="978" table:display="true" table:show-details="true"/>
                <table:data-pilot-member table:name="987" table:display="true" table:show-details="true"/>
                <table:data-pilot-member table:name="991" table:display="true" table:show-details="true"/>
                <table:data-pilot-member table:name="1004" table:display="true" table:show-details="true"/>
                <table:data-pilot-member table:name="1007" table:display="true" table:show-details="true"/>
                <table:data-pilot-member table:name="1015" table:display="true" table:show-details="true"/>
                <table:data-pilot-member table:name="1031" table:display="true" table:show-details="true"/>
                <table:data-pilot-member table:name="1065" table:display="true" table:show-details="true"/>
                <table:data-pilot-member table:name="1076" table:display="true" table:show-details="true"/>
                <table:data-pilot-member table:name="1086" table:display="true" table:show-details="true"/>
                <table:data-pilot-member table:name="1094" table:display="true" table:show-details="true"/>
                <table:data-pilot-member table:name="1095" table:display="true" table:show-details="true"/>
                <table:data-pilot-member table:name="1098" table:display="true" table:show-details="true"/>
                <table:data-pilot-member table:name="1100" table:display="true" table:show-details="true"/>
                <table:data-pilot-member table:name="1111" table:display="true" table:show-details="true"/>
                <table:data-pilot-member table:name="1116" table:display="true" table:show-details="true"/>
                <table:data-pilot-member table:name="1120" table:display="true" table:show-details="true"/>
                <table:data-pilot-member table:name="1122" table:display="true" table:show-details="true"/>
                <table:data-pilot-member table:name="1156" table:display="true" table:show-details="true"/>
                <table:data-pilot-member table:name="1168" table:display="true" table:show-details="true"/>
                <table:data-pilot-member table:name="1171" table:display="true" table:show-details="true"/>
                <table:data-pilot-member table:name="1208" table:display="true" table:show-details="true"/>
                <table:data-pilot-member table:name="1218" table:display="true" table:show-details="true"/>
                <table:data-pilot-member table:name="1220" table:display="true" table:show-details="true"/>
                <table:data-pilot-member table:name="1229" table:display="true" table:show-details="true"/>
                <table:data-pilot-member table:name="1236" table:display="true" table:show-details="true"/>
                <table:data-pilot-member table:name="1256" table:display="true" table:show-details="true"/>
                <table:data-pilot-member table:name="1260" table:display="true" table:show-details="true"/>
                <table:data-pilot-member table:name="1263" table:display="true" table:show-details="true"/>
                <table:data-pilot-member table:name="1266" table:display="true" table:show-details="true"/>
                <table:data-pilot-member table:name="1269" table:display="true" table:show-details="true"/>
                <table:data-pilot-member table:name="1273" table:display="true" table:show-details="true"/>
                <table:data-pilot-member table:name="1275" table:display="true" table:show-details="true"/>
                <table:data-pilot-member table:name="1295" table:display="true" table:show-details="true"/>
                <table:data-pilot-member table:name="1296" table:display="true" table:show-details="true"/>
                <table:data-pilot-member table:name="1302" table:display="true" table:show-details="true"/>
                <table:data-pilot-member table:name="1311" table:display="true" table:show-details="true"/>
                <table:data-pilot-member table:name="1315" table:display="true" table:show-details="true"/>
                <table:data-pilot-member table:name="1324" table:display="true" table:show-details="true"/>
                <table:data-pilot-member table:name="1326" table:display="true" table:show-details="true"/>
                <table:data-pilot-member table:name="1327" table:display="true" table:show-details="true"/>
                <table:data-pilot-member table:name="1328" table:display="true" table:show-details="true"/>
                <table:data-pilot-member table:name="1332" table:display="true" table:show-details="true"/>
                <table:data-pilot-member table:name="1336" table:display="true" table:show-details="true"/>
                <table:data-pilot-member table:name="1357" table:display="true" table:show-details="true"/>
                <table:data-pilot-member table:name="1364" table:display="true" table:show-details="true"/>
                <table:data-pilot-member table:name="1365" table:display="true" table:show-details="true"/>
                <table:data-pilot-member table:name="1367" table:display="true" table:show-details="true"/>
                <table:data-pilot-member table:name="1369" table:display="true" table:show-details="true"/>
                <table:data-pilot-member table:name="1371" table:display="true" table:show-details="true"/>
                <table:data-pilot-member table:name="1394" table:display="true" table:show-details="true"/>
                <table:data-pilot-member table:name="1399" table:display="true" table:show-details="true"/>
                <table:data-pilot-member table:name="1411" table:display="true" table:show-details="true"/>
                <table:data-pilot-member table:name="1432" table:display="true" table:show-details="true"/>
                <table:data-pilot-member table:name="1434" table:display="true" table:show-details="true"/>
                <table:data-pilot-member table:name="1480" table:display="true" table:show-details="true"/>
                <table:data-pilot-member table:name="1505" table:display="true" table:show-details="true"/>
                <table:data-pilot-member table:name="1513" table:display="true" table:show-details="true"/>
                <table:data-pilot-member table:name="1561" table:display="true" table:show-details="true"/>
                <table:data-pilot-member table:name="1564" table:display="true" table:show-details="true"/>
                <table:data-pilot-member table:name="1576" table:display="true" table:show-details="true"/>
                <table:data-pilot-member table:name="1609" table:display="true" table:show-details="true"/>
                <table:data-pilot-member table:name="1613" table:display="true" table:show-details="true"/>
                <table:data-pilot-member table:name="1614" table:display="true" table:show-details="true"/>
                <table:data-pilot-member table:name="1617" table:display="true" table:show-details="true"/>
                <table:data-pilot-member table:name="1634" table:display="true" table:show-details="true"/>
                <table:data-pilot-member table:name="1649" table:display="true" table:show-details="true"/>
                <table:data-pilot-member table:name="1651" table:display="true" table:show-details="true"/>
                <table:data-pilot-member table:name="1656" table:display="true" table:show-details="true"/>
                <table:data-pilot-member table:name="1658" table:display="true" table:show-details="true"/>
                <table:data-pilot-member table:name="1662" table:display="true" table:show-details="true"/>
                <table:data-pilot-member table:name="1695" table:display="true" table:show-details="true"/>
                <table:data-pilot-member table:name="1704" table:display="true" table:show-details="true"/>
                <table:data-pilot-member table:name="1748" table:display="true" table:show-details="true"/>
                <table:data-pilot-member table:name="1752" table:display="true" table:show-details="true"/>
                <table:data-pilot-member table:name="1753" table:display="true" table:show-details="true"/>
                <table:data-pilot-member table:name="1785" table:display="true" table:show-details="true"/>
                <table:data-pilot-member table:name="1801" table:display="true" table:show-details="true"/>
                <table:data-pilot-member table:name="1812" table:display="true" table:show-details="true"/>
                <table:data-pilot-member table:name="1817" table:display="true" table:show-details="true"/>
                <table:data-pilot-member table:name="1827" table:display="true" table:show-details="true"/>
                <table:data-pilot-member table:name="1830" table:display="true" table:show-details="true"/>
                <table:data-pilot-member table:name="18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minho" table:orientation="row" table:used-hierarchy="0" table:function="auto">
            <table:data-pilot-level table:show-empty="false" calcext:repeat-item-labels="false">
              <table:data-pilot-members>
                <table:data-pilot-member table:name="20161-LojaOnLine/src/br/javaweb/util/ComparadorProdutos.java" table:display="true" table:show-details="true"/>
                <table:data-pilot-member table:name="ANPR-Loja/src/net/sourceforge/vietocr/PdfUtilities.java" table:display="true" table:show-details="true"/>
                <table:data-pilot-member table:name="APD3_Loja/src/main/webapp/js/jquery-2.0.0.min.js" table:display="true" table:show-details="true"/>
                <table:data-pilot-member table:name="bcb2/sources/neo/ClienteBCB.java" table:display="true" table:show-details="true"/>
                <table:data-pilot-member table:name="Caixa-Loja/CaixaLoja/src/relatorios/RelatorioClientes1.java" table:display="true" table:show-details="true"/>
                <table:data-pilot-member table:name="Caixa-Loja/CaixaLoja/src/relatorios/RelatorioClientesQuitados.java" table:display="true" table:show-details="true"/>
                <table:data-pilot-member table:name="Caixa-Loja/CaixaLoja/src/relatorios/RelatorioEstoque.java" table:display="true" table:show-details="true"/>
                <table:data-pilot-member table:name="Caixa-Loja/CaixaLoja/src/TelasSistema/CadastroProdutos.java" table:display="true" table:show-details="true"/>
                <table:data-pilot-member table:name="Caixa-Loja/CaixaLoja/src/TelasSistema/ContasReceber.java" table:display="true" table:show-details="true"/>
                <table:data-pilot-member table:name="Caixa-Loja/CaixaLoja/src/TelasSistema/SelecionarContasDatas.java" table:display="true" table:show-details="true"/>
                <table:data-pilot-member table:name="Caixa-Loja/CaixaLoja/src/TelasSistema/VendasCrediario.java" table:display="true" table:show-details="true"/>
                <table:data-pilot-member table:name="cliente/Cliente/baseTipos/seg0/c230.dat" table:display="true" table:show-details="true"/>
                <table:data-pilot-member table:name="ClienteAdmin/build/web/bower_components/flot.tooltip/js/excanvas.min.js" table:display="true" table:show-details="true"/>
                <table:data-pilot-member table:name="ClienteAdmin/build/web/bower_components/flot/excanvas.min.js" table:display="true" table:show-details="true"/>
                <table:data-pilot-member table:name="ClienteAdmin/build/web/bower_components/jquery/src/sizzle/dist/sizzle.min.js" table:display="true" table:show-details="true"/>
                <table:data-pilot-member table:name="ClienteAdmin/web/bower_components/flot.tooltip/js/excanvas.min.js" table:display="true" table:show-details="true"/>
                <table:data-pilot-member table:name="ClienteAdmin/web/bower_components/flot/excanvas.min.js" table:display="true" table:show-details="true"/>
                <table:data-pilot-member table:name="ClienteAdmin/web/bower_components/jquery/src/sizzle/dist/sizzle.min.js" table:display="true" table:show-details="true"/>
                <table:data-pilot-member table:name="clienteafirma-external/afirma-lib-itext-android/src/main/java/com/aowagie/text/pdf/internal/PdfVersionImp.java" table:display="true" table:show-details="true"/>
                <table:data-pilot-member table:name="clienteafirma-external/afirma-lib-itext-android/src/main/java/com/aowagie/text/pdf/PdfNameTree.java" table:display="true" table:show-details="true"/>
                <table:data-pilot-member table:name="clienteafirma-external/afirma-lib-itext-android/src/main/java/com/aowagie/text/pdf/PdfReader.java" table:display="true" table:show-details="true"/>
                <table:data-pilot-member table:name="clienteafirma-external/afirma-lib-itext-android/src/main/java/com/aowagie/text/xml/XmlDomWriter.java" table:display="true" table:show-details="true"/>
                <table:data-pilot-member table:name="clienteafirma-external/afirma-lib-itext/src/main/java/com/aowagie/text/pdf/internal/PdfVersionImp.java" table:display="true" table:show-details="true"/>
                <table:data-pilot-member table:name="clienteafirma-external/afirma-lib-itext/src/main/java/com/aowagie/text/pdf/PdfNameTree.java" table:display="true" table:show-details="true"/>
                <table:data-pilot-member table:name="clienteafirma-external/afirma-lib-itext/src/main/java/com/aowagie/text/pdf/PdfReader.java" table:display="true" table:show-details="true"/>
                <table:data-pilot-member table:name="clienteafirma-external/afirma-lib-itext/src/main/java/com/aowagie/text/xml/XmlDomWriter.java" table:display="true" table:show-details="true"/>
                <table:data-pilot-member table:name="clienteafirma/afirma-core-keystores/src/main/java/es/gob/afirma/keystores/main/common/KeyStoreUtilities.java" table:display="true" table:show-details="true"/>
                <table:data-pilot-member table:name="clienteafirma/afirma-ui-core-jse-keystores/src/main/java/es/gob/afirma/ui/core/jse/certificateselection/CertificateSelectionDialog.java" table:display="true" table:show-details="true"/>
                <table:data-pilot-member table:name="clienteAfirmaV16/afirma-ui-core-jse-keystores/src/main/java/es/gob/afirma/ui/core/jse/certificateselection/CertificateSelectionDialog.java" table:display="true" table:show-details="true"/>
                <table:data-pilot-member table:name="ClienteConvertido/src/main/java/com/eng/renan/clienteconvertido/dao/LojaDao.java" table:display="true" table:show-details="true"/>
                <table:data-pilot-member table:name="ClienteConvertido/src/main/java/com/eng/renan/clienteconvertido/dao/ProdutoDao.java" table:display="true" table:show-details="true"/>
                <table:data-pilot-member table:name="ClienteConvertido/src/main/java/com/eng/renan/clienteconvertido/dao/VendedorDao.java" table:display="true" table:show-details="true"/>
                <table:data-pilot-member table:name="ClienteConvertidoDesktop/src/main/java/com/eng/renan/clienteconvertidodesktop/dao/ProdutoDao.java" table:display="true" table:show-details="true"/>
                <table:data-pilot-member table:name="ClienteConvertidoDesktop/src/main/java/com/eng/renan/clienteconvertidodesktop/dao/VendedorDao.java" table:display="true" table:show-details="true"/>
                <table:data-pilot-member table:name="ClienteExternalV16/afirma-lib-itext-android/trunk/src/main/java/com/aowagie/text/pdf/internal/PdfVersionImp.java" table:display="true" table:show-details="true"/>
                <table:data-pilot-member table:name="ClienteExternalV16/afirma-lib-itext-android/trunk/src/main/java/com/aowagie/text/pdf/PdfNameTree.java" table:display="true" table:show-details="true"/>
                <table:data-pilot-member table:name="ClienteExternalV16/afirma-lib-itext-android/trunk/src/main/java/com/aowagie/text/pdf/PdfReader.java" table:display="true" table:show-details="true"/>
                <table:data-pilot-member table:name="ClienteExternalV16/afirma-lib-itext-android/trunk/src/main/java/com/aowagie/text/xml/XmlDomWriter.java" table:display="true" table:show-details="true"/>
                <table:data-pilot-member table:name="ClienteExternalV16/afirma-lib-itext/trunk/src/main/java/com/aowagie/text/pdf/internal/PdfVersionImp.java" table:display="true" table:show-details="true"/>
                <table:data-pilot-member table:name="ClienteExternalV16/afirma-lib-itext/trunk/src/main/java/com/aowagie/text/pdf/PdfNameTree.java" table:display="true" table:show-details="true"/>
                <table:data-pilot-member table:name="ClienteExternalV16/afirma-lib-itext/trunk/src/main/java/com/aowagie/text/pdf/PdfReader.java" table:display="true" table:show-details="true"/>
                <table:data-pilot-member table:name="ClienteExternalV16/afirma-lib-itext/trunk/src/main/java/com/aowagie/text/xml/XmlDomWriter.java" table:display="true" table:show-details="true"/>
                <table:data-pilot-member table:name="ClienteP3.b/src/main/java/br/usjt/arqdesis/clientep3/model/Cliente.java" table:display="true" table:show-details="true"/>
                <table:data-pilot-member table:name="ClienteP3/app/src/main/java/br/usjt/arqdsis/clientep3/model/Cliente.java" table:display="true" table:show-details="true"/>
                <table:data-pilot-member table:name="ClienteReceptivoSky_2/src/java/dao/TipoOcorrenciaDAO.java" table:display="true" table:show-details="true"/>
                <table:data-pilot-member table:name="ClienteServidor_Trabalho3/CODIGO_PROJETO/mysql-connector-java-5.1.40/src/com/mysql/jdbc/DatabaseMetaData.java" table:display="true" table:show-details="true"/>
                <table:data-pilot-member table:name="ClienteServidor_Trabalho3/CODIGO_PROJETO/mysql-connector-java-5.1.40/src/testsuite/fabric/jdbc/TestHABasics.java" table:display="true" table:show-details="true"/>
                <table:data-pilot-member table:name="ClienteServidor_Trabalho3/CODIGO_PROJETO/mysql-connector-java-5.1.40/src/testsuite/fabric/TestDumpCommands.java" table:display="true" table:show-details="true"/>
                <table:data-pilot-member table:name="ClienteServidor_Trabalho3/CODIGO_PROJETO/src/dao/PessoaDAO.java" table:display="true" table:show-details="true"/>
                <table:data-pilot-member table:name="ClienteSI2017-master/app/src/main/java/br/usjt/ftce/arqdesis/clientesi/Cliente.java" table:display="true" table:show-details="true"/>
                <table:data-pilot-member table:name="ClienteSI2017-master1/app/src/main/java/br/usjt/ftce/arqdesis/clientesi/Cliente.java" table:display="true" table:show-details="true"/>
                <table:data-pilot-member table:name="ClienteSI2017-master2/app/src/main/java/br/usjt/ftce/arqdesis/clientesi/Cliente.java" table:display="true" table:show-details="true"/>
                <table:data-pilot-member table:name="ClienteSISVAN/build/deploy/resources/DB/SISVAN/seg0/c230.dat" table:display="true" table:show-details="true"/>
                <table:data-pilot-member table:name="ClienteSISVAN/build/deploy/resources/GraficasJs/DB/SISVAN/seg0/c230.dat" table:display="true" table:show-details="true"/>
                <table:data-pilot-member table:name="ClienteSISVAN/build/dist/resources/DB/SISVAN/seg0/c230.dat" table:display="true" table:show-details="true"/>
                <table:data-pilot-member table:name="ClienteSISVAN/build/dist/resources/GraficasJs/DB/SISVAN/seg0/c230.dat" table:display="true" table:show-details="true"/>
                <table:data-pilot-member table:name="ClienteSISVAN/resources/DB/SISVAN/seg0/c230.dat" table:display="true" table:show-details="true"/>
                <table:data-pilot-member table:name="ClienteV1_SQLite-master/app/src/main/java/br/usjt/ftce/desmob/clientev1/model/Cliente.java" table:display="true" table:show-details="true"/>
                <table:data-pilot-member table:name="ClienteV1-master-master/app/src/main/java/br/usjt/ftce/desmob/clientev1/Cliente.java" table:display="true" table:show-details="true"/>
                <table:data-pilot-member table:name="ClienteV1-master-sqlite/app/src/main/java/br/usjt/ftce/desmob/clientev1/Cliente.java" table:display="true" table:show-details="true"/>
                <table:data-pilot-member table:name="ClienteV1/app/src/main/java/br/usjt/ftce/desmob/clientev1/Cliente.java" table:display="true" table:show-details="true"/>
                <table:data-pilot-member table:name="ClienteV1Exercicios/app/src/main/java/app/projeto/clientev1exercicios/model/Cliente.java" table:display="true" table:show-details="true"/>
                <table:data-pilot-member table:name="CMP1138/Ex01/src/PessoaDAO.java" table:display="true" table:show-details="true"/>
                <table:data-pilot-member table:name="CMP1138/ExemploCrudFX/src/com/exemplocrudfx/dao/BancosDeDadosDAO.java" table:display="true" table:show-details="true"/>
                <table:data-pilot-member table:name="CMP1138/trabalho2/src/dao/PessoaDAO.java" table:display="true" table:show-details="true"/>
                <table:data-pilot-member table:name="Dicom/src/main/java/org/weasis/dicom/mf/Patient.java" table:display="true" table:show-details="true"/>
                <table:data-pilot-member table:name="frente-loja/src/main/webapp/js/dataTables.min.js" table:display="true" table:show-details="true"/>
                <table:data-pilot-member table:name="frente-loja/src/main/webapp/js/jquery-2.1.1.min.js" table:display="true" table:show-details="true"/>
                <table:data-pilot-member table:name="gestorloja/src/main/java/br/com/marcospcruz/gestorloja/model/Fabricante.java" table:display="true" table:show-details="true"/>
                <table:data-pilot-member table:name="gestorloja/src/main/java/br/com/marcospcruz/gestorloja/model/ItemEstoque.java" table:display="true" table:show-details="true"/>
                <table:data-pilot-member table:name="gestorloja/src/main/java/br/com/marcospcruz/gestorloja/model/PerfilUsuario.java" table:display="true" table:show-details="true"/>
                <table:data-pilot-member table:name="Java-LojaBackend/src/main/java/jdc/loja/repositories/CidadeRepository.java" table:display="true" table:show-details="true"/>
                <table:data-pilot-member table:name="Java-LojaBackend/src/main/java/jdc/loja/repositories/EstadoRepository.java" table:display="true" table:show-details="true"/>
                <table:data-pilot-member table:name="Java-LojaBackend/src/main/java/jdc/loja/services/EstadoService.java" table:display="true" table:show-details="true"/>
                <table:data-pilot-member table:name="java-music-shop/src/br/com/people/musicshop/dao/CategoriaDAO.java" table:display="true" table:show-details="true"/>
                <table:data-pilot-member table:name="java-music-shop/src/br/com/people/musicshop/dao/ClienteDAO.java" table:display="true" table:show-details="true"/>
                <table:data-pilot-member table:name="java-music-shop/src/br/com/people/musicshop/dao/ProdutoDAO.java" table:display="true" table:show-details="true"/>
                <table:data-pilot-member table:name="java-music-shop/src/br/com/people/musicshop/test/TestarListarTodos.java" table:display="true" table:show-details="true"/>
                <table:data-pilot-member table:name="java-music-shop/src/br/com/people/musicshop/test/TestarPesquisar.java" table:display="true" table:show-details="true"/>
                <table:data-pilot-member table:name="jornada-loja-virtual/WebContent/resources/js/jquery-1.11.3.min.js" table:display="true" table:show-details="true"/>
                <table:data-pilot-member table:name="Loja_De_Leiloes/Loja_De_Leiloes/src/java/Bean/UserController.java" table:display="true" table:show-details="true"/>
                <table:data-pilot-member table:name="Loja_EJB/Loja-WEB/web/resources/js/jquery-1.6.1.min.js" table:display="true" table:show-details="true"/>
                <table:data-pilot-member table:name="loja_ionic/src/main/java/br/com/lojaudemy/lojabackend/repository/EstadoRepository.java" table:display="true" table:show-details="true"/>
                <table:data-pilot-member table:name="loja_ionic/src/main/java/br/com/lojaudemy/lojabackend/service/EstadoService.java" table:display="true" table:show-details="true"/>
                <table:data-pilot-member table:name="Loja_J/src/loja/j/ComparadorClientePorNome.java" table:display="true" table:show-details="true"/>
                <table:data-pilot-member table:name="Loja_J/src/loja/j/ComparadorProdutoPorNome.java" table:display="true" table:show-details="true"/>
                <table:data-pilot-member table:name="Loja_J/src/loja/j/Produto.java" table:display="true" table:show-details="true"/>
                <table:data-pilot-member table:name="loja_virtual/WebContent/resources/js/jquery-latest.js" table:display="true" table:show-details="true"/>
                <table:data-pilot-member table:name="loja-informatica/loja/src/main/resource/sql/postgresql-select-tables-schema.sql" table:display="true" table:show-details="true"/>
                <table:data-pilot-member table:name="loja-informatica/src/main/webapp/js/libs/backbone.js/backbone-min.js" table:display="true" table:show-details="true"/>
                <table:data-pilot-member table:name="loja-informatica/src/main/webapp/js/libs/underscore.js/underscore-min.js" table:display="true" table:show-details="true"/>
                <table:data-pilot-member table:name="loja-informatica/src/main/webapp/js/libs/underscore.js/underscore.js" table:display="true" table:show-details="true"/>
                <table:data-pilot-member table:name="loja-movel/target/cucumber-report/jquery-1.8.2.min.js" table:display="true" table:show-details="true"/>
                <table:data-pilot-member table:name="Loja-online/B/h2/docs/html/advanced.html" table:display="true" table:show-details="true"/>
                <table:data-pilot-member table:name="Loja-online/B/h2/docs/html/index.js" table:display="true" table:show-details="true"/>
                <table:data-pilot-member table:name="Loja-online/B/h2/docs/html/roadmap.html" table:display="true" table:show-details="true"/>
                <table:data-pilot-member table:name="Loja-online/B/h2/src/docsrc/html/roadmap.html" table:display="true" table:show-details="true"/>
                <table:data-pilot-member table:name="Loja-online/B/h2/src/docsrc/text/_docs_en.utf8.txt" table:display="true" table:show-details="true"/>
                <table:data-pilot-member table:name="Loja-online/B/h2/src/docsrc/text/_docs_ja.utf8.txt" table:display="true" table:show-details="true"/>
                <table:data-pilot-member table:name="Loja-online/B/h2/src/docsrc/textbase/_docs_en.properties" table:display="true" table:show-details="true"/>
                <table:data-pilot-member table:name="Loja-online/B/h2/src/main/org/h2/mvstore/type/ObjectDataType.java" table:display="true" table:show-details="true"/>
                <table:data-pilot-member table:name="Loja-online/B/h2/src/main/org/h2/result/SortOrder.java" table:display="true" table:show-details="true"/>
                <table:data-pilot-member table:name="Loja-online/B/h2/src/main/org/h2/table/MetaTable.java" table:display="true" table:show-details="true"/>
                <table:data-pilot-member table:name="Loja-online/B/h2/src/main/org/h2/value/ValueJavaObject.java" table:display="true" table:show-details="true"/>
                <table:data-pilot-member table:name="Loja-online/B/h2/src/test/org/h2/test/db/TestCases.java" table:display="true" table:show-details="true"/>
                <table:data-pilot-member table:name="Loja-online/B/h2/src/test/org/h2/test/db/TestCluster.java" table:display="true" table:show-details="true"/>
                <table:data-pilot-member table:name="Loja-online/B/h2/src/test/org/h2/test/db/TestIndex.java" table:display="true" table:show-details="true"/>
                <table:data-pilot-member table:name="Loja-online/B/h2/src/test/org/h2/test/db/TestOptimizations.java" table:display="true" table:show-details="true"/>
                <table:data-pilot-member table:name="Loja-online/B/h2/src/test/org/h2/test/db/TestSequence.java" table:display="true" table:show-details="true"/>
                <table:data-pilot-member table:name="Loja-online/B/h2/src/test/org/h2/test/db/TestView.java" table:display="true" table:show-details="true"/>
                <table:data-pilot-member table:name="Loja-online/B/h2/src/test/org/h2/test/jdbc/TestJavaObject.java" table:display="true" table:show-details="true"/>
                <table:data-pilot-member table:name="Loja-online/B/h2/src/test/org/h2/test/scripts/functions/aggregate/median.sql" table:display="true" table:show-details="true"/>
                <table:data-pilot-member table:name="Loja-online/B/h2/src/test/org/h2/test/scripts/functions/numeric/abs.sql" table:display="true" table:show-details="true"/>
                <table:data-pilot-member table:name="Loja-online/B/h2/src/test/org/h2/test/scripts/functions/system/table.sql" table:display="true" table:show-details="true"/>
                <table:data-pilot-member table:name="Loja-online/B/h2/src/test/org/h2/test/scripts/testScript.sql" table:display="true" table:show-details="true"/>
                <table:data-pilot-member table:name="Loja-online/B/h2/src/test/org/h2/test/server/TestInit.java" table:display="true" table:show-details="true"/>
                <table:data-pilot-member table:name="Loja-online/B/h2/src/test/org/h2/test/store/TestMVTableEngine.java" table:display="true" table:show-details="true"/>
                <table:data-pilot-member table:name="Loja-online/B/h2/src/test/org/h2/test/synth/TestCrashAPI.java" table:display="true" table:show-details="true"/>
                <table:data-pilot-member table:name="Loja-online/B/h2/src/tools/org/h2/build/BuildBase.java" table:display="true" table:show-details="true"/>
                <table:data-pilot-member table:name="Loja-online/B/h2/src/tools/org/h2/build/doclet/Doclet.java" table:display="true" table:show-details="true"/>
                <table:data-pilot-member table:name="Loja-online/B/h2/src/tools/org/h2/build/indexer/Indexer.java" table:display="true" table:show-details="true"/>
                <table:data-pilot-member table:name="Loja-online/B/h2/src/tools/org/h2/jaqu/TableInspector.java" table:display="true" table:show-details="true"/>
                <table:data-pilot-member table:name="Loja-online/B/h2/src/tools/org/h2/java/JavaParser.java" table:display="true" table:show-details="true"/>
                <table:data-pilot-member table:name="loja-repository/loja/src/br/com/guacom/modelo/loja/Produto.java" table:display="true" table:show-details="true"/>
                <table:data-pilot-member table:name="loja-struts.netbeans/src/java/com/unasp/forms/Produto.java" table:display="true" table:show-details="true"/>
                <table:data-pilot-member table:name="Loja-Virtual-Trator/tratorweb/src/main/java/com/agrofauna/tratorweb/model/ClienteCultura.java" table:display="true" table:show-details="true"/>
                <table:data-pilot-member table:name="Loja-Virtual-Trator/tratorweb/src/main/java/com/agrofauna/tratorweb/model/ClienteFabricante.java" table:display="true" table:show-details="true"/>
                <table:data-pilot-member table:name="Loja-Virtual-Trator/tratorweb/src/main/java/com/agrofauna/tratorweb/model/ClienteProduto.java" table:display="true" table:show-details="true"/>
                <table:data-pilot-member table:name="Loja-Virtual-Trator/tratorweb/src/main/java/com/agrofauna/tratorweb/model/Cultura.java" table:display="true" table:show-details="true"/>
                <table:data-pilot-member table:name="Loja-Virtual-Trator/tratorweb/src/main/java/com/agrofauna/tratorweb/model/Fabricante.java" table:display="true" table:show-details="true"/>
                <table:data-pilot-member table:name="Loja-Virtual-Trator/tratorweb/src/main/java/com/agrofauna/tratorweb/model/Produto.java" table:display="true" table:show-details="true"/>
                <table:data-pilot-member table:name="loja-virtual/.git/index" table:display="true" table:show-details="true"/>
                <table:data-pilot-member table:name="loja-virtual/gwtprojeto/gwt-unitCache/gwt-unitCache-0000013851EB043F" table:display="true" table:show-details="true"/>
                <table:data-pilot-member table:name="loja-virtual/hsqldb-2.4.0/hsqldb/doc/apidocs/index-all.html" table:display="true" table:show-details="true"/>
                <table:data-pilot-member table:name="loja-virtual/hsqldb-2.4.0/hsqldb/doc/apidocs/org/hsqldb/jdbc/JDBCDatabaseMetaData.html" table:display="true" table:show-details="true"/>
                <table:data-pilot-member table:name="loja-virtual/hsqldb-2.4.0/hsqldb/doc/odbc.txt" table:display="true" table:show-details="true"/>
                <table:data-pilot-member table:name="loja-virtual/hsqldb-2.4.0/hsqldb/src/org/hsqldb/test/TestLikePredicateOptimizations.java" table:display="true" table:show-details="true"/>
                <table:data-pilot-member table:name="loja-virtual/hsqldb-2.4.0/hsqldb/src/org/hsqldb/test/TestSubselect.java" table:display="true" table:show-details="true"/>
                <table:data-pilot-member table:name="loja-virtual/hsqldb-2.4.0/hsqldb/testrun/hsqldb/TestSelf.txt" table:display="true" table:show-details="true"/>
                <table:data-pilot-member table:name="loja-virtual/hsqldb-2.4.0/hsqldb/testrun/hsqldb/TestSelfGroupBy.txt" table:display="true" table:show-details="true"/>
                <table:data-pilot-member table:name="loja-virtual/hsqldb-2.4.0/hsqldb/testrun/hsqldb/TestSelfSubselects.txt" table:display="true" table:show-details="true"/>
                <table:data-pilot-member table:name="loja-virtual/src/br/com/alura/javaEJdbcTrabalhandoComBancoDeDadosDAO/CategoriasDAO.java" table:display="true" table:show-details="true"/>
                <table:data-pilot-member table:name="loja-virtual/src/br/com/dev/jdbc/dao/CategoriasDAO.java" table:display="true" table:show-details="true"/>
                <table:data-pilot-member table:name="loja-virtual/src/CategoriasDAO.java" table:display="true" table:show-details="true"/>
                <table:data-pilot-member table:name="loja-virtual/src/main/java/com/guilherme/lojavirtual/repositories/EstadoRepository.java" table:display="true" table:show-details="true"/>
                <table:data-pilot-member table:name="loja-virtual/src/main/java/com/guilherme/lojavirtual/services/EstadoService.java" table:display="true" table:show-details="true"/>
                <table:data-pilot-member table:name="Loja-Virtual/src/main/java/persistencia/PessoaDAO.java" table:display="true" table:show-details="true"/>
                <table:data-pilot-member table:name="Loja-Virtual/src/main/java/persistencia/ProdutoDAO.java" table:display="true" table:show-details="true"/>
                <table:data-pilot-member table:name="LOJA/build/web/WEB-INF/classes/commons-io-2.5-src/src/main/java/org/apache/commons/io/comparator/NameFileComparator.java" table:display="true" table:show-details="true"/>
                <table:data-pilot-member table:name="LOJA/build/web/WEB-INF/classes/commons-io-2.5-src/src/main/java/org/apache/commons/io/comparator/package.html" table:display="true" table:show-details="true"/>
                <table:data-pilot-member table:name="LOJA/lib/commons-io-2.5-src/src/main/java/org/apache/commons/io/comparator/NameFileComparator.java" table:display="true" table:show-details="true"/>
                <table:data-pilot-member table:name="LOJA/lib/commons-io-2.5-src/src/main/java/org/apache/commons/io/comparator/package.html" table:display="true" table:show-details="true"/>
                <table:data-pilot-member table:name="Loja/libs_projeto/mysql-connector-java-8.0.16/src/main/user-impl/java/com/mysql/cj/jdbc/DatabaseMetaData.java" table:display="true" table:show-details="true"/>
                <table:data-pilot-member table:name="Loja/libs_projeto/mysql-connector-java-8.0.16/src/test/java/testsuite/x/devapi/CollectionModifyTest.java" table:display="true" table:show-details="true"/>
                <table:data-pilot-member table:name="Loja/libs_projeto/mysql-connector-java-8.0.16/src/test/java/testsuite/x/devapi/CollectionRemoveTest.java" table:display="true" table:show-details="true"/>
                <table:data-pilot-member table:name="Loja/loja/LinhaFactura.java" table:display="true" table:show-details="true"/>
                <table:data-pilot-member table:name="loja/loja/src/main/java/br/com/loja/dao/Dao.java" table:display="true" table:show-details="true"/>
                <table:data-pilot-member table:name="loja/loja/src/main/java/br/unibh/loja/rest/MemberResourceRESTService.java" table:display="true" table:show-details="true"/>
                <table:data-pilot-member table:name="loja/loja/src/main/webapp/doc/swagger-ui-bundle.js" table:display="true" table:show-details="true"/>
                <table:data-pilot-member table:name="loja/loja/src/main/webapp/doc/swagger-ui-bundle.js.map" table:display="true" table:show-details="true"/>
                <table:data-pilot-member table:name="loja/loja/src/main/webapp/doc/swagger-ui-standalone-preset.js" table:display="true" table:show-details="true"/>
                <table:data-pilot-member table:name="loja/loja/src/main/webapp/doc/swagger-ui-standalone-preset.js.map" table:display="true" table:show-details="true"/>
                <table:data-pilot-member table:name="loja/loja/src/main/webapp/doc/swagger-ui.js" table:display="true" table:show-details="true"/>
                <table:data-pilot-member table:name="loja/loja/src/main/webapp/doc/swagger-ui.js.map" table:display="true" table:show-details="true"/>
                <table:data-pilot-member table:name="Loja/src/dataAccess/ClienteRepository.java" table:display="true" table:show-details="true"/>
                <table:data-pilot-member table:name="Loja/src/dataAccess/ProdutoRepository.java" table:display="true" table:show-details="true"/>
                <table:data-pilot-member table:name="loja/src/main/java/br/unibh/loja/rest/MemberResourceRESTService.java" table:display="true" table:show-details="true"/>
                <table:data-pilot-member table:name="loja/src/rc/unesp/br/lcp/dao/IEntity.java" table:display="true" table:show-details="true"/>
                <table:data-pilot-member table:name="loja2_novo/src/java/dao/ProdutoDAO.java" table:display="true" table:show-details="true"/>
                <table:data-pilot-member table:name="LojaBD/LojaBD/src/Interfaces/TelaClientes.java" table:display="true" table:show-details="true"/>
                <table:data-pilot-member table:name="LojaDaCuriosa/src/main/webapp/resources/js/jquery-3.2.1.js" table:display="true" table:show-details="true"/>
                <table:data-pilot-member table:name="LojaDeApps/src/br/ufla/dcc/ppoo/screens/TelaListarTodosApps.java" table:display="true" table:show-details="true"/>
                <table:data-pilot-member table:name="LojaDeApps/src/br/ufla/dcc/ppoo/users/Usuario.java" table:display="true" table:show-details="true"/>
                <table:data-pilot-member table:name="LojaDeBebidas/LojaDeBebidas/res/hsqldb/src/org/hsqldb/test/TestSubselect.java" table:display="true" table:show-details="true"/>
                <table:data-pilot-member table:name="LojaDeBebidas/LojaDeBebidas/res/hsqldb/testrun/hsqldb/TestSelf.txt" table:display="true" table:show-details="true"/>
                <table:data-pilot-member table:name="LojaDeBebidas/LojaDeBebidas/res/hsqldb/testrun/hsqldb/TestSelfSubselects.txt" table:display="true" table:show-details="true"/>
                <table:data-pilot-member table:name="lojadeconstrucao/dashboard/resources/js/jquery-2.1.1.min.js" table:display="true" table:show-details="true"/>
                <table:data-pilot-member table:name="lojadeconstrucao/dashboard/resources/js/ui-bootstrap-tpls-0.13.1.min.js" table:display="true" table:show-details="true"/>
                <table:data-pilot-member table:name="LojaDeInstrumentosMusicais/MadeInAstecProjeto/src/main/webapp/js/jquery-2.0.1.min.js" table:display="true" table:show-details="true"/>
                <table:data-pilot-member table:name="LojaDeRoupa/tela/src/Mock/mockProduto.java" table:display="true" table:show-details="true"/>
                <table:data-pilot-member table:name="LojaDeRoupa/tela/src/tela/TelaCliente.java" table:display="true" table:show-details="true"/>
                <table:data-pilot-member table:name="LojaGamer/criacaoBancoLojaXYZ.sql" table:display="true" table:show-details="true"/>
                <table:data-pilot-member table:name="lojagames/src/main/java/br/senac/tads4/piiv/controller/SiteController.java" table:display="true" table:show-details="true"/>
                <table:data-pilot-member table:name="lojagames/src/main/java/br/senac/tads4/piiv/repository/JogoRepository.java" table:display="true" table:show-details="true"/>
                <table:data-pilot-member table:name="lojagames/src/main/java/br/senac/tads4/piiv/repository/ProdutoRepository.java" table:display="true" table:show-details="true"/>
                <table:data-pilot-member table:name="LojaGuilherme/eclipse-workspace/Txvxv/src/br/ucsal/Produto.java" table:display="true" table:show-details="true"/>
                <table:data-pilot-member table:name="LojaJava/src/br/senac/rn/loja/model/Sexo.java" table:display="true" table:show-details="true"/>
                <table:data-pilot-member table:name="LojaMaio/java/persistencia/CidadeDAO.java" table:display="true" table:show-details="true"/>
                <table:data-pilot-member table:name="LojaMaio/java/persistencia/EstadoDAO.java" table:display="true" table:show-details="true"/>
                <table:data-pilot-member table:name="LojaMaio/java/persistencia/PessoaDAO.java" table:display="true" table:show-details="true"/>
                <table:data-pilot-member table:name="LojaMaio/java/persistencia/ProdutoDAO.java" table:display="true" table:show-details="true"/>
                <table:data-pilot-member table:name="LojaMobile-IonicSpring/AppMobileSpring/src/main/java/com/appmobilespring/repositories/EstadoRepository.java" table:display="true" table:show-details="true"/>
                <table:data-pilot-member table:name="LojaMobile-IonicSpring/AppMobileSpring/src/main/java/com/appmobilespring/services/EstadoService.java" table:display="true" table:show-details="true"/>
                <table:data-pilot-member table:name="lojamvn/models/estoquista/src/estoquistaPk/Estoquista.java" table:display="true" table:show-details="true"/>
                <table:data-pilot-member table:name="lojamvn/src/test/java/net/mybluemix/parteg/fornecedor/Estoquista.java" table:display="true" table:show-details="true"/>
                <table:data-pilot-member table:name="lojamvn/src/test/java/net/mybluemix/parteg/lote/Lote.java" table:display="true" table:show-details="true"/>
                <table:data-pilot-member table:name="lojamvn/src/test/java/net/mybluemix/parteg/materiaprima/MateriaPrima.java" table:display="true" table:show-details="true"/>
                <table:data-pilot-member table:name="lojamvn/src/test/java/net/mybluemix/parteg/produto/Produto.java" table:display="true" table:show-details="true"/>
                <table:data-pilot-member table:name="lojamvn/src/test/java/net/mybluemix/parteg/receita/Receita.java" table:display="true" table:show-details="true"/>
                <table:data-pilot-member table:name="lojaonline/app/src/main/java/com/android/lojaonline/basededados/ProdutosDB.java" table:display="true" table:show-details="true"/>
                <table:data-pilot-member table:name="LojaOnline/src/main/java/com/afrain/lojaonline/repositories/EstadoRepository.java" table:display="true" table:show-details="true"/>
                <table:data-pilot-member table:name="LojaOnline/src/main/java/com/afrain/lojaonline/services/EstadoService.java" table:display="true" table:show-details="true"/>
                <table:data-pilot-member table:name="lojaonline/web/js/jquery-3.1.0.min.js" table:display="true" table:show-details="true"/>
                <table:data-pilot-member table:name="LojaProduto/src/persistence/CategoriaDao.java" table:display="true" table:show-details="true"/>
                <table:data-pilot-member table:name="lojas-online-backend/src/main/java/com/nelioalves/cursomc/repositories/EstadoRepository.java" table:display="true" table:show-details="true"/>
                <table:data-pilot-member table:name="lojas-online-backend/src/main/java/com/nelioalves/cursomc/services/EstadoService.java" table:display="true" table:show-details="true"/>
                <table:data-pilot-member table:name="LojasCidadao/Aplicacao Android/BasicMapOnline/src/com/example/basicmaponline/Lojas.java" table:display="true" table:show-details="true"/>
                <table:data-pilot-member table:name="LojasCidadao/Aplicacao Android/BasicMapOnline/src/com/example/basicmaponline/Pesquisar.java" table:display="true" table:show-details="true"/>
                <table:data-pilot-member table:name="LojasCidadao/Aplicacao Android/BasicMapOnline/src/com/mlab/android/basicoverlays/PostgreSQL.java" table:display="true" table:show-details="true"/>
                <table:data-pilot-member table:name="LojasCidadao/Aplicacao Android/LojaCidadao/src/com/example/basicmaponline/Pesquisar.java" table:display="true" table:show-details="true"/>
                <table:data-pilot-member table:name="LojasCidadao/Aplicacao Android/LojaCidadao/src/com/mlab/android/basicoverlays/PostgreSQL.java" table:display="true" table:show-details="true"/>
                <table:data-pilot-member table:name="LojasCidadao/Aplicação Web/LojasCidadao/LojasCidadao/LojasCidadao/bin/Npgsql.pdb" table:display="true" table:show-details="true"/>
                <table:data-pilot-member table:name="LojaServico/src/main/java/persistencia/ProdutoDAO.java" table:display="true" table:show-details="true"/>
                <table:data-pilot-member table:name="lojaServicoSenac/src/persistencia/PessoaDAO.java" table:display="true" table:show-details="true"/>
                <table:data-pilot-member table:name="lojaServicoSenac/src/persistencia/ProdutoDAO.java" table:display="true" table:show-details="true"/>
                <table:data-pilot-member table:name="lojaServicoSenac/src/persistencia/ServicoDAO.java" table:display="true" table:show-details="true"/>
                <table:data-pilot-member table:name="LojaValidacaoIFRS/src/testes/LojaMain.java" table:display="true" table:show-details="true"/>
                <table:data-pilot-member table:name="LojaVendas/br/com/hitalo/connect/DBManager.java" table:display="true" table:show-details="true"/>
                <table:data-pilot-member table:name="LojaVendas/src/main/java/com/mycompany/lojavendas/model/dao/TipoUsuarioDAO.java" table:display="true" table:show-details="true"/>
                <table:data-pilot-member table:name="LojaVirtual_JPA_EJB/LojaVirtual/lojavirtual-ejb/src/java/br/edu/fasa/LojaVirtual/dataAccess/ClienteDAO.java" table:display="true" table:show-details="true"/>
                <table:data-pilot-member table:name="LojaVirtual_JPA_EJB/LojaVirtual/lojavirtual-ejb/src/java/br/edu/fasa/LojaVirtual/dataAccess/ProdutoDAO.java" table:display="true" table:show-details="true"/>
                <table:data-pilot-member table:name="LojaVirtual_JPA_EJB/LojaVirtual/lojavirtual-ejb/src/java/br/edu/fasa/LojaVirtual/dataAccess/VendaDAO.java" table:display="true" table:show-details="true"/>
                <table:data-pilot-member table:name="LojaVirtual-Projeto-Integrador/LojaVirtual/src/main/java/br/com/lojavirtual/persistencia/PessoaDAO.java" table:display="true" table:show-details="true"/>
                <table:data-pilot-member table:name="LojaVirtual-Projeto-Integrador/LojaVirtual/src/main/java/br/com/lojavirtual/persistencia/ProdutoDAO.java" table:display="true" table:show-details="true"/>
                <table:data-pilot-member table:name="LojaVirtual/Loja_Web01/src/main/java/persistence/PersonDAO.java" table:display="true" table:show-details="true"/>
                <table:data-pilot-member table:name="LojaVirtual/Loja_Web01/src/main/java/persistence/ProductDAO.java" table:display="true" table:show-details="true"/>
                <table:data-pilot-member table:name="LojaVirtual/LojaVirtual/src/main/java/persistencia/PessoaDAO.java" table:display="true" table:show-details="true"/>
                <table:data-pilot-member table:name="LojaVirtual/LojaVirtual/src/main/java/persistencia/ProdutoDAO.java" table:display="true" table:show-details="true"/>
                <table:data-pilot-member table:name="LojaVirtual/platforms/android/src/org/apache/cordova/globalization/Globalization.java" table:display="true" table:show-details="true"/>
                <table:data-pilot-member table:name="LojaVirtual/plugins/cordova-plugin-globalization/src/android/Globalization.java" table:display="true" table:show-details="true"/>
                <table:data-pilot-member table:name="lojaVirtual/src/br/com/matosmelo/lojaVirtual/dao/ClienteDAO.java" table:display="true" table:show-details="true"/>
                <table:data-pilot-member table:name="LojaVirtual/src/lojaVirtual/Autor.java" table:display="true" table:show-details="true"/>
                <table:data-pilot-member table:name="LojaVirtual/src/lojaVirtual/Store.java" table:display="true" table:show-details="true"/>
                <table:data-pilot-member table:name="lojavirtual/src/main/java/br/com/rafaelporreca/lojavirtual/repositories/EstadoRepository.java" table:display="true" table:show-details="true"/>
                <table:data-pilot-member table:name="lojavirtual/src/main/java/br/com/rafaelporreca/lojavirtual/services/EstadoService.java" table:display="true" table:show-details="true"/>
                <table:data-pilot-member table:name="LojaVirtual/src/main/java/persistencia/CidadeDAO.java" table:display="true" table:show-details="true"/>
                <table:data-pilot-member table:name="LojaVirtual/src/main/java/persistencia/EstadoDAO.java" table:display="true" table:show-details="true"/>
                <table:data-pilot-member table:name="LojaVirtual/src/main/java/persistencia/FabricanteDAO.java" table:display="true" table:show-details="true"/>
                <table:data-pilot-member table:name="LojaVirtual/src/main/java/persistencia/PessoaDAO.java" table:display="true" table:show-details="true"/>
                <table:data-pilot-member table:name="LojaVirtual/src/main/java/persistencia/ProdutoDAO.java" table:display="true" table:show-details="true"/>
                <table:data-pilot-member table:name="LojaVirtual/src/main/webapp/javascripts/jquery-1.3.2.min.js" table:display="true" table:show-details="true"/>
                <table:data-pilot-member table:name="lojavirtual/src/main/webapp/resources/jquery/js/jquery-2.1.0.min.js" table:display="true" table:show-details="true"/>
                <table:data-pilot-member table:name="lojavirtual/src/main/webapp/resources/jquery/js/jquery-ui-1.10.4.custom.min.js" table:display="true" table:show-details="true"/>
                <table:data-pilot-member table:name="lojavirtual2/lojavirtual/src/main/java/org/lojavirtual/repository/Gruporepository.java" table:display="true" table:show-details="true"/>
                <table:data-pilot-member table:name="lojavirtual2/lojavirtual/src/main/java/org/lojavirtual/repository/Produtorepository.java" table:display="true" table:show-details="true"/>
                <table:data-pilot-member table:name="LojaVirtual3/src/main/java/persistencia/PessoaDAO.java" table:display="true" table:show-details="true"/>
                <table:data-pilot-member table:name="LojaVirtualPet/LojaVirtualPet/src/main/java/persistencia/ProdutoDAO.java" table:display="true" table:show-details="true"/>
                <table:data-pilot-member table:name="lojaweb/src/java/rc/unesp/br/lcp/dao/IEntity.java" table:display="true" table:show-details="true"/>
                <table:data-pilot-member table:name="muambyte/src/main/webapp/WEB-INF/resources/js/jquery-1.11.3.min.js" table:display="true" table:show-details="true"/>
                <table:data-pilot-member table:name="osinformatica/project_osinfoX/banco_de_dados/banco_infox.sql" table:display="true" table:show-details="true"/>
                <table:data-pilot-member table:name="osinformatica/project_osinfoX/reports/clientes.jasper" table:display="true" table:show-details="true"/>
                <table:data-pilot-member table:name="pi_pf/pi_pf/src/main/java/pi_pf/persistencia/CidadeDAO.java" table:display="true" table:show-details="true"/>
                <table:data-pilot-member table:name="pi_pf/pi_pf/src/main/java/pi_pf/persistencia/EstadoDAO.java" table:display="true" table:show-details="true"/>
                <table:data-pilot-member table:name="pi_pf/pi_pf/src/main/java/pi_pf/persistencia/PessoaDAO.java" table:display="true" table:show-details="true"/>
                <table:data-pilot-member table:name="pi_pf/pi_pf/src/main/java/pi_pf/persistencia/ProdutoDAO.java" table:display="true" table:show-details="true"/>
                <table:data-pilot-member table:name="projeto_fino_brecho/src/br/arthur/entities/Marca.java" table:display="true" table:show-details="true"/>
                <table:data-pilot-member table:name="Projeto-Integragor-II-LojaDeGames/LojaDeGames/jdbc_lojaGames/seg0/c230.dat" table:display="true" table:show-details="true"/>
                <table:data-pilot-member table:name="Projeto-loja/Projeto-loja/src/br/com/projetoloja/administrador/RepositorioAdministradorBDR.java" table:display="true" table:show-details="true"/>
                <table:data-pilot-member table:name="Projeto-loja/Projeto-loja/src/br/com/projetoloja/cliente/RepositorioClienteBDR.java" table:display="true" table:show-details="true"/>
                <table:data-pilot-member table:name="Projeto-loja/Projeto-loja/src/br/com/projetoloja/produto/RepositorioProdutoBDR.java" table:display="true" table:show-details="true"/>
                <table:data-pilot-member table:name="projeto-puc-lojaDropshipping/src/main/java/com/nelioalves/cursomc/repositories/EstadoRepository.java" table:display="true" table:show-details="true"/>
                <table:data-pilot-member table:name="projeto-puc-lojaDropshipping/src/main/java/com/nelioalves/cursomc/services/EstadoService.java" table:display="true" table:show-details="true"/>
                <table:data-pilot-member table:name="ProjetoLoja/src/main/java/persistencia/PessoaDAO.java" table:display="true" table:show-details="true"/>
                <table:data-pilot-member table:name="ProjetoLoja/src/main/java/persistencia/ProdutoDAO.java" table:display="true" table:show-details="true"/>
                <table:data-pilot-member table:name="projetoLoja/TrabalhoLoja/src/visao/CadCidade.java" table:display="true" table:show-details="true"/>
                <table:data-pilot-member table:name="projetoLoja/TrabalhoLoja/src/visao/CadCliente.java" table:display="true" table:show-details="true"/>
                <table:data-pilot-member table:name="projetoLoja/TrabalhoLoja/src/visao/CadCompra.java" table:display="true" table:show-details="true"/>
                <table:data-pilot-member table:name="projetoLoja/TrabalhoLoja/src/visao/CadLoja.java" table:display="true" table:show-details="true"/>
                <table:data-pilot-member table:name="projetoLoja/TrabalhoLoja/src/visao/CadLojaProduto.java" table:display="true" table:show-details="true"/>
                <table:data-pilot-member table:name="projetoLoja/TrabalhoLoja/src/visao/CadProdCompra.java" table:display="true" table:show-details="true"/>
                <table:data-pilot-member table:name="projetoLoja/TrabalhoLoja/src/visao/CadProduto.java" table:display="true" table:show-details="true"/>
                <table:data-pilot-member table:name="projetoLoja/TrabalhoLoja/src/visao/TelaBuscaCliente.java" table:display="true" table:show-details="true"/>
                <table:data-pilot-member table:name="projetoLoja/TrabalhoLoja/src/visao/TelaBuscaLoja.java" table:display="true" table:show-details="true"/>
                <table:data-pilot-member table:name="projetoLoja/TrabalhoLoja/src/visao/TelaBuscaProduto.java" table:display="true" table:show-details="true"/>
                <table:data-pilot-member table:name="ProjetoLojaInformatica/src/br/com/choice/projetolojainformatica/dao/FuncionarioDAO.java" table:display="true" table:show-details="true"/>
                <table:data-pilot-member table:name="ProjetoLojaInformatica/src/br/com/choice/projetolojainformatica/dao/ProdutoDAO.java" table:display="true" table:show-details="true"/>
                <table:data-pilot-member table:name="ProjetoLojaInformatica/src/br/com/choice/projetolojainformatica/dao/VendaDAO.java" table:display="true" table:show-details="true"/>
                <table:data-pilot-member table:name="safetycar/src/br/com/safetycar/dao/impl/ClienteFornecedorDAOImpl.java" table:display="true" table:show-details="true"/>
                <table:data-pilot-member table:name="safetycar/src/br/com/safetycar/dao/impl/FornecedorDespesasDAOImpl.java" table:display="true" table:show-details="true"/>
                <table:data-pilot-member table:name="safetycar/src/br/com/safetycar/dao/impl/GruposDAOImpl.java" table:display="true" table:show-details="true"/>
                <table:data-pilot-member table:name="safetycar/src/br/com/safetycar/dao/impl/MarcasVeiculosDAOImpl.java" table:display="true" table:show-details="true"/>
                <table:data-pilot-member table:name="safetycar/src/br/com/safetycar/dao/impl/PaginasDAOImpl.java" table:display="true" table:show-details="true"/>
                <table:data-pilot-member table:name="safetycar/src/br/com/safetycar/dao/impl/UsuariosDAOImpl.java" table:display="true" table:show-details="true"/>
                <table:data-pilot-member table:name="safetycar/src/br/com/safetycar/dao/impl/VendedorDAOImpl.java" table:display="true" table:show-details="true"/>
                <table:data-pilot-member table:name="safetycar/src/br/com/safetycar/modelos/Grupos.java" table:display="true" table:show-details="true"/>
                <table:data-pilot-member table:name="safetycar/src/br/com/safetycar/modelos/Paginas.java" table:display="true" table:show-details="true"/>
                <table:data-pilot-member table:name="safetycar/src/br/com/safetycar/paginacao/Filtro.java" table:display="true" table:show-details="true"/>
                <table:data-pilot-member table:name="safetycar/src/br/com/safetycar/paginacao/Parametro.java" table:display="true" table:show-details="true"/>
                <table:data-pilot-member table:name="safetycar/src/br/com/safetycar/relatorios/dao/Impl/RelatorioComissaoVendedorDAOImpl.java" table:display="true" table:show-details="true"/>
                <table:data-pilot-member table:name="safetycar/src/br/com/safetycar/relatorios/dao/Impl/RelatorioGastosVeiculosDAOImpl.java" table:display="true" table:show-details="true"/>
                <table:data-pilot-member table:name="safetycar/src/br/com/safetycar/relatorios/dao/Impl/RelatorioVeiculosVendidosDAOImpl.java" table:display="true" table:show-details="true"/>
                <table:data-pilot-member table:name="safetycar/WebContent/resources/jquery/js/jquery-1.7.2.js" table:display="true" table:show-details="true"/>
                <table:data-pilot-member table:name="Sistema-Loja/src/cadProdutos.java" table:display="true" table:show-details="true"/>
                <table:data-pilot-member table:name="Sistema-loja/src/SQL/comandosLoja.sql" table:display="true" table:show-details="true"/>
                <table:data-pilot-member table:name="Sistema-loja/src/visao/JFQuery.form" table:display="true" table:show-details="true"/>
                <table:data-pilot-member table:name="Sistema-loja/src/visao/JFQuery.java" table:display="true" table:show-details="true"/>
                <table:data-pilot-member table:name="SystemManagerStore/Projetos/SystemManagerStoreDesktop/SistemManagerStoreDesktop/src/br/com/systemmanagerstore/DataAccess/FuncionarioDAO.java" table:display="true" table:show-details="true"/>
                <table:data-pilot-member table:name="SystemManagerStore/Projetos/SystemManagerStoreDesktop/SistemManagerStoreDesktop/src/br/com/systemmanagerstore/DataAccess/PessoaDAO.java" table:display="true" table:show-details="true"/>
                <table:data-pilot-member table:name="SystemManagerStore/Projetos/SystemManagerStoreDesktop/SistemManagerStoreDesktop/src/br/com/systemmanagerstore/DataAccess/ProdutoDAO.java" table:display="true" table:show-details="true"/>
                <table:data-pilot-member table:name="SystemManagerStore/Projetos/SystemManagerStoreWeb/SystemManagerStoreWeb/src/java/br/com/systemmanagerstore/DataAccess/FuncionarioDAO.java" table:display="true" table:show-details="true"/>
                <table:data-pilot-member table:name="SystemManagerStore/Projetos/SystemManagerStoreWeb/SystemManagerStoreWeb/src/java/br/com/systemmanagerstore/DataAccess/PessoaDAO.java" table:display="true" table:show-details="true"/>
                <table:data-pilot-member table:name="SystemManagerStore/Projetos/SystemManagerStoreWeb/SystemManagerStoreWeb/src/java/br/com/systemmanagerstore/DataAccess/ProdutoDAO.java" table:display="true" table:show-details="true"/>
                <table:data-pilot-member table:name="VirtualStorePI5/LojaVirtual/src/main/java/br/com/virtual/persistencia/PessoaDAO.java" table:display="true" table:show-details="true"/>
                <table:data-pilot-member table:name="VirtualStorePI5/LojaVirtual/src/main/java/br/com/virtual/persistencia/ProdutoDAO.jav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minho" table:orientation="data" table:used-hierarchy="-1" table:function="count">
            <table:data-pilot-level calcext:repeat-item-labels="false"/>
          </table:data-pilot-field>
        </table:data-pilot-table>
        <table:data-pilot-table table:name="DataPilot2" table:application-data="" table:target-range-address="'Tabela dinâmica_links_com_ordenacoes_v1_2'.A1:'Tabela dinâmica_links_com_ordenacoes_v1_2'.B124" table:buttons="'Tabela dinâmica_links_com_ordenacoes_v1_2'.A1" table:show-filter-button="false" table:drill-down-on-double-click="false">
          <table:source-cell-range table:cell-range-address="links_com_ordenacoes_v1.A1:links_com_ordenacoes_v1.B55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°" table:orientation="row" table:used-hierarchy="0" table:function="auto">
            <table:data-pilot-level table:show-empty="false" calcext:repeat-item-labels="false">
              <table:data-pilot-members>
                <table:data-pilot-member table:name="12" table:display="true" table:show-details="true"/>
                <table:data-pilot-member table:name="14" table:display="true" table:show-details="true"/>
                <table:data-pilot-member table:name="18" table:display="true" table:show-details="true"/>
                <table:data-pilot-member table:name="44" table:display="true" table:show-details="true"/>
                <table:data-pilot-member table:name="68" table:display="true" table:show-details="true"/>
                <table:data-pilot-member table:name="106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75" table:display="true" table:show-details="true"/>
                <table:data-pilot-member table:name="192" table:display="true" table:show-details="true"/>
                <table:data-pilot-member table:name="224" table:display="true" table:show-details="true"/>
                <table:data-pilot-member table:name="233" table:display="true" table:show-details="true"/>
                <table:data-pilot-member table:name="266" table:display="true" table:show-details="true"/>
                <table:data-pilot-member table:name="269" table:display="true" table:show-details="true"/>
                <table:data-pilot-member table:name="298" table:display="true" table:show-details="true"/>
                <table:data-pilot-member table:name="308" table:display="true" table:show-details="true"/>
                <table:data-pilot-member table:name="314" table:display="true" table:show-details="true"/>
                <table:data-pilot-member table:name="339" table:display="true" table:show-details="true"/>
                <table:data-pilot-member table:name="362" table:display="true" table:show-details="true"/>
                <table:data-pilot-member table:name="420" table:display="true" table:show-details="true"/>
                <table:data-pilot-member table:name="436" table:display="true" table:show-details="true"/>
                <table:data-pilot-member table:name="581" table:display="true" table:show-details="true"/>
                <table:data-pilot-member table:name="587" table:display="true" table:show-details="true"/>
                <table:data-pilot-member table:name="589" table:display="true" table:show-details="true"/>
                <table:data-pilot-member table:name="611" table:display="true" table:show-details="true"/>
                <table:data-pilot-member table:name="630" table:display="true" table:show-details="true"/>
                <table:data-pilot-member table:name="636" table:display="true" table:show-details="true"/>
                <table:data-pilot-member table:name="662" table:display="true" table:show-details="true"/>
                <table:data-pilot-member table:name="687" table:display="true" table:show-details="true"/>
                <table:data-pilot-member table:name="715" table:display="true" table:show-details="true"/>
                <table:data-pilot-member table:name="719" table:display="true" table:show-details="true"/>
                <table:data-pilot-member table:name="752" table:display="true" table:show-details="true"/>
                <table:data-pilot-member table:name="812" table:display="true" table:show-details="true"/>
                <table:data-pilot-member table:name="846" table:display="true" table:show-details="true"/>
                <table:data-pilot-member table:name="847" table:display="true" table:show-details="true"/>
                <table:data-pilot-member table:name="879" table:display="true" table:show-details="true"/>
                <table:data-pilot-member table:name="901" table:display="true" table:show-details="true"/>
                <table:data-pilot-member table:name="923" table:display="true" table:show-details="true"/>
                <table:data-pilot-member table:name="949" table:display="true" table:show-details="true"/>
                <table:data-pilot-member table:name="978" table:display="true" table:show-details="true"/>
                <table:data-pilot-member table:name="987" table:display="true" table:show-details="true"/>
                <table:data-pilot-member table:name="991" table:display="true" table:show-details="true"/>
                <table:data-pilot-member table:name="1004" table:display="true" table:show-details="true"/>
                <table:data-pilot-member table:name="1007" table:display="true" table:show-details="true"/>
                <table:data-pilot-member table:name="1015" table:display="true" table:show-details="true"/>
                <table:data-pilot-member table:name="1031" table:display="true" table:show-details="true"/>
                <table:data-pilot-member table:name="1065" table:display="true" table:show-details="true"/>
                <table:data-pilot-member table:name="1076" table:display="true" table:show-details="true"/>
                <table:data-pilot-member table:name="1086" table:display="true" table:show-details="true"/>
                <table:data-pilot-member table:name="1094" table:display="true" table:show-details="true"/>
                <table:data-pilot-member table:name="1095" table:display="true" table:show-details="true"/>
                <table:data-pilot-member table:name="1098" table:display="true" table:show-details="true"/>
                <table:data-pilot-member table:name="1100" table:display="true" table:show-details="true"/>
                <table:data-pilot-member table:name="1111" table:display="true" table:show-details="true"/>
                <table:data-pilot-member table:name="1116" table:display="true" table:show-details="true"/>
                <table:data-pilot-member table:name="1120" table:display="true" table:show-details="true"/>
                <table:data-pilot-member table:name="1122" table:display="true" table:show-details="true"/>
                <table:data-pilot-member table:name="1156" table:display="true" table:show-details="true"/>
                <table:data-pilot-member table:name="1168" table:display="true" table:show-details="true"/>
                <table:data-pilot-member table:name="1171" table:display="true" table:show-details="true"/>
                <table:data-pilot-member table:name="1208" table:display="true" table:show-details="true"/>
                <table:data-pilot-member table:name="1218" table:display="true" table:show-details="true"/>
                <table:data-pilot-member table:name="1220" table:display="true" table:show-details="true"/>
                <table:data-pilot-member table:name="1229" table:display="true" table:show-details="true"/>
                <table:data-pilot-member table:name="1236" table:display="true" table:show-details="true"/>
                <table:data-pilot-member table:name="1256" table:display="true" table:show-details="true"/>
                <table:data-pilot-member table:name="1260" table:display="true" table:show-details="true"/>
                <table:data-pilot-member table:name="1263" table:display="true" table:show-details="true"/>
                <table:data-pilot-member table:name="1266" table:display="true" table:show-details="true"/>
                <table:data-pilot-member table:name="1269" table:display="true" table:show-details="true"/>
                <table:data-pilot-member table:name="1273" table:display="true" table:show-details="true"/>
                <table:data-pilot-member table:name="1275" table:display="true" table:show-details="true"/>
                <table:data-pilot-member table:name="1295" table:display="true" table:show-details="true"/>
                <table:data-pilot-member table:name="1296" table:display="true" table:show-details="true"/>
                <table:data-pilot-member table:name="1302" table:display="true" table:show-details="true"/>
                <table:data-pilot-member table:name="1311" table:display="true" table:show-details="true"/>
                <table:data-pilot-member table:name="1315" table:display="true" table:show-details="true"/>
                <table:data-pilot-member table:name="1324" table:display="true" table:show-details="true"/>
                <table:data-pilot-member table:name="1326" table:display="true" table:show-details="true"/>
                <table:data-pilot-member table:name="1327" table:display="true" table:show-details="true"/>
                <table:data-pilot-member table:name="1328" table:display="true" table:show-details="true"/>
                <table:data-pilot-member table:name="1332" table:display="true" table:show-details="true"/>
                <table:data-pilot-member table:name="1336" table:display="true" table:show-details="true"/>
                <table:data-pilot-member table:name="1357" table:display="true" table:show-details="true"/>
                <table:data-pilot-member table:name="1364" table:display="true" table:show-details="true"/>
                <table:data-pilot-member table:name="1365" table:display="true" table:show-details="true"/>
                <table:data-pilot-member table:name="1367" table:display="true" table:show-details="true"/>
                <table:data-pilot-member table:name="1369" table:display="true" table:show-details="true"/>
                <table:data-pilot-member table:name="1371" table:display="true" table:show-details="true"/>
                <table:data-pilot-member table:name="1394" table:display="true" table:show-details="true"/>
                <table:data-pilot-member table:name="1399" table:display="true" table:show-details="true"/>
                <table:data-pilot-member table:name="1411" table:display="true" table:show-details="true"/>
                <table:data-pilot-member table:name="1432" table:display="true" table:show-details="true"/>
                <table:data-pilot-member table:name="1434" table:display="true" table:show-details="true"/>
                <table:data-pilot-member table:name="1480" table:display="true" table:show-details="true"/>
                <table:data-pilot-member table:name="1505" table:display="true" table:show-details="true"/>
                <table:data-pilot-member table:name="1513" table:display="true" table:show-details="true"/>
                <table:data-pilot-member table:name="1561" table:display="true" table:show-details="true"/>
                <table:data-pilot-member table:name="1564" table:display="true" table:show-details="true"/>
                <table:data-pilot-member table:name="1576" table:display="true" table:show-details="true"/>
                <table:data-pilot-member table:name="1609" table:display="true" table:show-details="true"/>
                <table:data-pilot-member table:name="1613" table:display="true" table:show-details="true"/>
                <table:data-pilot-member table:name="1614" table:display="true" table:show-details="true"/>
                <table:data-pilot-member table:name="1617" table:display="true" table:show-details="true"/>
                <table:data-pilot-member table:name="1634" table:display="true" table:show-details="true"/>
                <table:data-pilot-member table:name="1649" table:display="true" table:show-details="true"/>
                <table:data-pilot-member table:name="1651" table:display="true" table:show-details="true"/>
                <table:data-pilot-member table:name="1656" table:display="true" table:show-details="true"/>
                <table:data-pilot-member table:name="1658" table:display="true" table:show-details="true"/>
                <table:data-pilot-member table:name="1662" table:display="true" table:show-details="true"/>
                <table:data-pilot-member table:name="1695" table:display="true" table:show-details="true"/>
                <table:data-pilot-member table:name="1704" table:display="true" table:show-details="true"/>
                <table:data-pilot-member table:name="1748" table:display="true" table:show-details="true"/>
                <table:data-pilot-member table:name="1752" table:display="true" table:show-details="true"/>
                <table:data-pilot-member table:name="1753" table:display="true" table:show-details="true"/>
                <table:data-pilot-member table:name="1785" table:display="true" table:show-details="true"/>
                <table:data-pilot-member table:name="1801" table:display="true" table:show-details="true"/>
                <table:data-pilot-member table:name="1812" table:display="true" table:show-details="true"/>
                <table:data-pilot-member table:name="1817" table:display="true" table:show-details="true"/>
                <table:data-pilot-member table:name="1827" table:display="true" table:show-details="true"/>
                <table:data-pilot-member table:name="1830" table:display="true" table:show-details="true"/>
                <table:data-pilot-member table:name="18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minho" table:orientation="data" table:used-hierarchy="0" table:function="count">
            <table:data-pilot-level table:show-empty="false" calcext:repeat-item-labels="false">
              <table:data-pilot-members>
                <table:data-pilot-member table:name="20161-LojaOnLine/src/br/javaweb/util/ComparadorProdutos.java" table:display="true" table:show-details="true"/>
                <table:data-pilot-member table:name="ANPR-Loja/src/net/sourceforge/vietocr/PdfUtilities.java" table:display="true" table:show-details="true"/>
                <table:data-pilot-member table:name="APD3_Loja/src/main/webapp/js/jquery-2.0.0.min.js" table:display="true" table:show-details="true"/>
                <table:data-pilot-member table:name="bcb2/sources/neo/ClienteBCB.java" table:display="true" table:show-details="true"/>
                <table:data-pilot-member table:name="Caixa-Loja/CaixaLoja/src/relatorios/RelatorioClientes1.java" table:display="true" table:show-details="true"/>
                <table:data-pilot-member table:name="Caixa-Loja/CaixaLoja/src/relatorios/RelatorioClientesQuitados.java" table:display="true" table:show-details="true"/>
                <table:data-pilot-member table:name="Caixa-Loja/CaixaLoja/src/relatorios/RelatorioEstoque.java" table:display="true" table:show-details="true"/>
                <table:data-pilot-member table:name="Caixa-Loja/CaixaLoja/src/TelasSistema/CadastroProdutos.java" table:display="true" table:show-details="true"/>
                <table:data-pilot-member table:name="Caixa-Loja/CaixaLoja/src/TelasSistema/ContasReceber.java" table:display="true" table:show-details="true"/>
                <table:data-pilot-member table:name="Caixa-Loja/CaixaLoja/src/TelasSistema/SelecionarContasDatas.java" table:display="true" table:show-details="true"/>
                <table:data-pilot-member table:name="Caixa-Loja/CaixaLoja/src/TelasSistema/VendasCrediario.java" table:display="true" table:show-details="true"/>
                <table:data-pilot-member table:name="cliente/Cliente/baseTipos/seg0/c230.dat" table:display="true" table:show-details="true"/>
                <table:data-pilot-member table:name="ClienteAdmin/build/web/bower_components/flot.tooltip/js/excanvas.min.js" table:display="true" table:show-details="true"/>
                <table:data-pilot-member table:name="ClienteAdmin/build/web/bower_components/flot/excanvas.min.js" table:display="true" table:show-details="true"/>
                <table:data-pilot-member table:name="ClienteAdmin/build/web/bower_components/jquery/src/sizzle/dist/sizzle.min.js" table:display="true" table:show-details="true"/>
                <table:data-pilot-member table:name="ClienteAdmin/web/bower_components/flot.tooltip/js/excanvas.min.js" table:display="true" table:show-details="true"/>
                <table:data-pilot-member table:name="ClienteAdmin/web/bower_components/flot/excanvas.min.js" table:display="true" table:show-details="true"/>
                <table:data-pilot-member table:name="ClienteAdmin/web/bower_components/jquery/src/sizzle/dist/sizzle.min.js" table:display="true" table:show-details="true"/>
                <table:data-pilot-member table:name="clienteafirma-external/afirma-lib-itext-android/src/main/java/com/aowagie/text/pdf/internal/PdfVersionImp.java" table:display="true" table:show-details="true"/>
                <table:data-pilot-member table:name="clienteafirma-external/afirma-lib-itext-android/src/main/java/com/aowagie/text/pdf/PdfNameTree.java" table:display="true" table:show-details="true"/>
                <table:data-pilot-member table:name="clienteafirma-external/afirma-lib-itext-android/src/main/java/com/aowagie/text/pdf/PdfReader.java" table:display="true" table:show-details="true"/>
                <table:data-pilot-member table:name="clienteafirma-external/afirma-lib-itext-android/src/main/java/com/aowagie/text/xml/XmlDomWriter.java" table:display="true" table:show-details="true"/>
                <table:data-pilot-member table:name="clienteafirma-external/afirma-lib-itext/src/main/java/com/aowagie/text/pdf/internal/PdfVersionImp.java" table:display="true" table:show-details="true"/>
                <table:data-pilot-member table:name="clienteafirma-external/afirma-lib-itext/src/main/java/com/aowagie/text/pdf/PdfNameTree.java" table:display="true" table:show-details="true"/>
                <table:data-pilot-member table:name="clienteafirma-external/afirma-lib-itext/src/main/java/com/aowagie/text/pdf/PdfReader.java" table:display="true" table:show-details="true"/>
                <table:data-pilot-member table:name="clienteafirma-external/afirma-lib-itext/src/main/java/com/aowagie/text/xml/XmlDomWriter.java" table:display="true" table:show-details="true"/>
                <table:data-pilot-member table:name="clienteafirma/afirma-core-keystores/src/main/java/es/gob/afirma/keystores/main/common/KeyStoreUtilities.java" table:display="true" table:show-details="true"/>
                <table:data-pilot-member table:name="clienteafirma/afirma-ui-core-jse-keystores/src/main/java/es/gob/afirma/ui/core/jse/certificateselection/CertificateSelectionDialog.java" table:display="true" table:show-details="true"/>
                <table:data-pilot-member table:name="clienteAfirmaV16/afirma-ui-core-jse-keystores/src/main/java/es/gob/afirma/ui/core/jse/certificateselection/CertificateSelectionDialog.java" table:display="true" table:show-details="true"/>
                <table:data-pilot-member table:name="ClienteConvertido/src/main/java/com/eng/renan/clienteconvertido/dao/LojaDao.java" table:display="true" table:show-details="true"/>
                <table:data-pilot-member table:name="ClienteConvertido/src/main/java/com/eng/renan/clienteconvertido/dao/ProdutoDao.java" table:display="true" table:show-details="true"/>
                <table:data-pilot-member table:name="ClienteConvertido/src/main/java/com/eng/renan/clienteconvertido/dao/VendedorDao.java" table:display="true" table:show-details="true"/>
                <table:data-pilot-member table:name="ClienteConvertidoDesktop/src/main/java/com/eng/renan/clienteconvertidodesktop/dao/ProdutoDao.java" table:display="true" table:show-details="true"/>
                <table:data-pilot-member table:name="ClienteConvertidoDesktop/src/main/java/com/eng/renan/clienteconvertidodesktop/dao/VendedorDao.java" table:display="true" table:show-details="true"/>
                <table:data-pilot-member table:name="ClienteExternalV16/afirma-lib-itext-android/trunk/src/main/java/com/aowagie/text/pdf/internal/PdfVersionImp.java" table:display="true" table:show-details="true"/>
                <table:data-pilot-member table:name="ClienteExternalV16/afirma-lib-itext-android/trunk/src/main/java/com/aowagie/text/pdf/PdfNameTree.java" table:display="true" table:show-details="true"/>
                <table:data-pilot-member table:name="ClienteExternalV16/afirma-lib-itext-android/trunk/src/main/java/com/aowagie/text/pdf/PdfReader.java" table:display="true" table:show-details="true"/>
                <table:data-pilot-member table:name="ClienteExternalV16/afirma-lib-itext-android/trunk/src/main/java/com/aowagie/text/xml/XmlDomWriter.java" table:display="true" table:show-details="true"/>
                <table:data-pilot-member table:name="ClienteExternalV16/afirma-lib-itext/trunk/src/main/java/com/aowagie/text/pdf/internal/PdfVersionImp.java" table:display="true" table:show-details="true"/>
                <table:data-pilot-member table:name="ClienteExternalV16/afirma-lib-itext/trunk/src/main/java/com/aowagie/text/pdf/PdfNameTree.java" table:display="true" table:show-details="true"/>
                <table:data-pilot-member table:name="ClienteExternalV16/afirma-lib-itext/trunk/src/main/java/com/aowagie/text/pdf/PdfReader.java" table:display="true" table:show-details="true"/>
                <table:data-pilot-member table:name="ClienteExternalV16/afirma-lib-itext/trunk/src/main/java/com/aowagie/text/xml/XmlDomWriter.java" table:display="true" table:show-details="true"/>
                <table:data-pilot-member table:name="ClienteP3.b/src/main/java/br/usjt/arqdesis/clientep3/model/Cliente.java" table:display="true" table:show-details="true"/>
                <table:data-pilot-member table:name="ClienteP3/app/src/main/java/br/usjt/arqdsis/clientep3/model/Cliente.java" table:display="true" table:show-details="true"/>
                <table:data-pilot-member table:name="ClienteReceptivoSky_2/src/java/dao/TipoOcorrenciaDAO.java" table:display="true" table:show-details="true"/>
                <table:data-pilot-member table:name="ClienteServidor_Trabalho3/CODIGO_PROJETO/mysql-connector-java-5.1.40/src/com/mysql/jdbc/DatabaseMetaData.java" table:display="true" table:show-details="true"/>
                <table:data-pilot-member table:name="ClienteServidor_Trabalho3/CODIGO_PROJETO/mysql-connector-java-5.1.40/src/testsuite/fabric/jdbc/TestHABasics.java" table:display="true" table:show-details="true"/>
                <table:data-pilot-member table:name="ClienteServidor_Trabalho3/CODIGO_PROJETO/mysql-connector-java-5.1.40/src/testsuite/fabric/TestDumpCommands.java" table:display="true" table:show-details="true"/>
                <table:data-pilot-member table:name="ClienteServidor_Trabalho3/CODIGO_PROJETO/src/dao/PessoaDAO.java" table:display="true" table:show-details="true"/>
                <table:data-pilot-member table:name="ClienteSI2017-master/app/src/main/java/br/usjt/ftce/arqdesis/clientesi/Cliente.java" table:display="true" table:show-details="true"/>
                <table:data-pilot-member table:name="ClienteSI2017-master1/app/src/main/java/br/usjt/ftce/arqdesis/clientesi/Cliente.java" table:display="true" table:show-details="true"/>
                <table:data-pilot-member table:name="ClienteSI2017-master2/app/src/main/java/br/usjt/ftce/arqdesis/clientesi/Cliente.java" table:display="true" table:show-details="true"/>
                <table:data-pilot-member table:name="ClienteSISVAN/build/deploy/resources/DB/SISVAN/seg0/c230.dat" table:display="true" table:show-details="true"/>
                <table:data-pilot-member table:name="ClienteSISVAN/build/deploy/resources/GraficasJs/DB/SISVAN/seg0/c230.dat" table:display="true" table:show-details="true"/>
                <table:data-pilot-member table:name="ClienteSISVAN/build/dist/resources/DB/SISVAN/seg0/c230.dat" table:display="true" table:show-details="true"/>
                <table:data-pilot-member table:name="ClienteSISVAN/build/dist/resources/GraficasJs/DB/SISVAN/seg0/c230.dat" table:display="true" table:show-details="true"/>
                <table:data-pilot-member table:name="ClienteSISVAN/resources/DB/SISVAN/seg0/c230.dat" table:display="true" table:show-details="true"/>
                <table:data-pilot-member table:name="ClienteV1_SQLite-master/app/src/main/java/br/usjt/ftce/desmob/clientev1/model/Cliente.java" table:display="true" table:show-details="true"/>
                <table:data-pilot-member table:name="ClienteV1-master-master/app/src/main/java/br/usjt/ftce/desmob/clientev1/Cliente.java" table:display="true" table:show-details="true"/>
                <table:data-pilot-member table:name="ClienteV1-master-sqlite/app/src/main/java/br/usjt/ftce/desmob/clientev1/Cliente.java" table:display="true" table:show-details="true"/>
                <table:data-pilot-member table:name="ClienteV1/app/src/main/java/br/usjt/ftce/desmob/clientev1/Cliente.java" table:display="true" table:show-details="true"/>
                <table:data-pilot-member table:name="ClienteV1Exercicios/app/src/main/java/app/projeto/clientev1exercicios/model/Cliente.java" table:display="true" table:show-details="true"/>
                <table:data-pilot-member table:name="CMP1138/Ex01/src/PessoaDAO.java" table:display="true" table:show-details="true"/>
                <table:data-pilot-member table:name="CMP1138/ExemploCrudFX/src/com/exemplocrudfx/dao/BancosDeDadosDAO.java" table:display="true" table:show-details="true"/>
                <table:data-pilot-member table:name="CMP1138/trabalho2/src/dao/PessoaDAO.java" table:display="true" table:show-details="true"/>
                <table:data-pilot-member table:name="Dicom/src/main/java/org/weasis/dicom/mf/Patient.java" table:display="true" table:show-details="true"/>
                <table:data-pilot-member table:name="frente-loja/src/main/webapp/js/dataTables.min.js" table:display="true" table:show-details="true"/>
                <table:data-pilot-member table:name="frente-loja/src/main/webapp/js/jquery-2.1.1.min.js" table:display="true" table:show-details="true"/>
                <table:data-pilot-member table:name="gestorloja/src/main/java/br/com/marcospcruz/gestorloja/model/Fabricante.java" table:display="true" table:show-details="true"/>
                <table:data-pilot-member table:name="gestorloja/src/main/java/br/com/marcospcruz/gestorloja/model/ItemEstoque.java" table:display="true" table:show-details="true"/>
                <table:data-pilot-member table:name="gestorloja/src/main/java/br/com/marcospcruz/gestorloja/model/PerfilUsuario.java" table:display="true" table:show-details="true"/>
                <table:data-pilot-member table:name="Java-LojaBackend/src/main/java/jdc/loja/repositories/CidadeRepository.java" table:display="true" table:show-details="true"/>
                <table:data-pilot-member table:name="Java-LojaBackend/src/main/java/jdc/loja/repositories/EstadoRepository.java" table:display="true" table:show-details="true"/>
                <table:data-pilot-member table:name="Java-LojaBackend/src/main/java/jdc/loja/services/EstadoService.java" table:display="true" table:show-details="true"/>
                <table:data-pilot-member table:name="java-music-shop/src/br/com/people/musicshop/dao/CategoriaDAO.java" table:display="true" table:show-details="true"/>
                <table:data-pilot-member table:name="java-music-shop/src/br/com/people/musicshop/dao/ClienteDAO.java" table:display="true" table:show-details="true"/>
                <table:data-pilot-member table:name="java-music-shop/src/br/com/people/musicshop/dao/ProdutoDAO.java" table:display="true" table:show-details="true"/>
                <table:data-pilot-member table:name="java-music-shop/src/br/com/people/musicshop/test/TestarListarTodos.java" table:display="true" table:show-details="true"/>
                <table:data-pilot-member table:name="java-music-shop/src/br/com/people/musicshop/test/TestarPesquisar.java" table:display="true" table:show-details="true"/>
                <table:data-pilot-member table:name="jornada-loja-virtual/WebContent/resources/js/jquery-1.11.3.min.js" table:display="true" table:show-details="true"/>
                <table:data-pilot-member table:name="Loja_De_Leiloes/Loja_De_Leiloes/src/java/Bean/UserController.java" table:display="true" table:show-details="true"/>
                <table:data-pilot-member table:name="Loja_EJB/Loja-WEB/web/resources/js/jquery-1.6.1.min.js" table:display="true" table:show-details="true"/>
                <table:data-pilot-member table:name="loja_ionic/src/main/java/br/com/lojaudemy/lojabackend/repository/EstadoRepository.java" table:display="true" table:show-details="true"/>
                <table:data-pilot-member table:name="loja_ionic/src/main/java/br/com/lojaudemy/lojabackend/service/EstadoService.java" table:display="true" table:show-details="true"/>
                <table:data-pilot-member table:name="Loja_J/src/loja/j/ComparadorClientePorNome.java" table:display="true" table:show-details="true"/>
                <table:data-pilot-member table:name="Loja_J/src/loja/j/ComparadorProdutoPorNome.java" table:display="true" table:show-details="true"/>
                <table:data-pilot-member table:name="Loja_J/src/loja/j/Produto.java" table:display="true" table:show-details="true"/>
                <table:data-pilot-member table:name="loja_virtual/WebContent/resources/js/jquery-latest.js" table:display="true" table:show-details="true"/>
                <table:data-pilot-member table:name="loja-informatica/loja/src/main/resource/sql/postgresql-select-tables-schema.sql" table:display="true" table:show-details="true"/>
                <table:data-pilot-member table:name="loja-informatica/src/main/webapp/js/libs/backbone.js/backbone-min.js" table:display="true" table:show-details="true"/>
                <table:data-pilot-member table:name="loja-informatica/src/main/webapp/js/libs/underscore.js/underscore-min.js" table:display="true" table:show-details="true"/>
                <table:data-pilot-member table:name="loja-informatica/src/main/webapp/js/libs/underscore.js/underscore.js" table:display="true" table:show-details="true"/>
                <table:data-pilot-member table:name="loja-movel/target/cucumber-report/jquery-1.8.2.min.js" table:display="true" table:show-details="true"/>
                <table:data-pilot-member table:name="Loja-online/B/h2/docs/html/advanced.html" table:display="true" table:show-details="true"/>
                <table:data-pilot-member table:name="Loja-online/B/h2/docs/html/index.js" table:display="true" table:show-details="true"/>
                <table:data-pilot-member table:name="Loja-online/B/h2/docs/html/roadmap.html" table:display="true" table:show-details="true"/>
                <table:data-pilot-member table:name="Loja-online/B/h2/src/docsrc/html/roadmap.html" table:display="true" table:show-details="true"/>
                <table:data-pilot-member table:name="Loja-online/B/h2/src/docsrc/text/_docs_en.utf8.txt" table:display="true" table:show-details="true"/>
                <table:data-pilot-member table:name="Loja-online/B/h2/src/docsrc/text/_docs_ja.utf8.txt" table:display="true" table:show-details="true"/>
                <table:data-pilot-member table:name="Loja-online/B/h2/src/docsrc/textbase/_docs_en.properties" table:display="true" table:show-details="true"/>
                <table:data-pilot-member table:name="Loja-online/B/h2/src/main/org/h2/mvstore/type/ObjectDataType.java" table:display="true" table:show-details="true"/>
                <table:data-pilot-member table:name="Loja-online/B/h2/src/main/org/h2/result/SortOrder.java" table:display="true" table:show-details="true"/>
                <table:data-pilot-member table:name="Loja-online/B/h2/src/main/org/h2/table/MetaTable.java" table:display="true" table:show-details="true"/>
                <table:data-pilot-member table:name="Loja-online/B/h2/src/main/org/h2/value/ValueJavaObject.java" table:display="true" table:show-details="true"/>
                <table:data-pilot-member table:name="Loja-online/B/h2/src/test/org/h2/test/db/TestCases.java" table:display="true" table:show-details="true"/>
                <table:data-pilot-member table:name="Loja-online/B/h2/src/test/org/h2/test/db/TestCluster.java" table:display="true" table:show-details="true"/>
                <table:data-pilot-member table:name="Loja-online/B/h2/src/test/org/h2/test/db/TestIndex.java" table:display="true" table:show-details="true"/>
                <table:data-pilot-member table:name="Loja-online/B/h2/src/test/org/h2/test/db/TestOptimizations.java" table:display="true" table:show-details="true"/>
                <table:data-pilot-member table:name="Loja-online/B/h2/src/test/org/h2/test/db/TestSequence.java" table:display="true" table:show-details="true"/>
                <table:data-pilot-member table:name="Loja-online/B/h2/src/test/org/h2/test/db/TestView.java" table:display="true" table:show-details="true"/>
                <table:data-pilot-member table:name="Loja-online/B/h2/src/test/org/h2/test/jdbc/TestJavaObject.java" table:display="true" table:show-details="true"/>
                <table:data-pilot-member table:name="Loja-online/B/h2/src/test/org/h2/test/scripts/functions/aggregate/median.sql" table:display="true" table:show-details="true"/>
                <table:data-pilot-member table:name="Loja-online/B/h2/src/test/org/h2/test/scripts/functions/numeric/abs.sql" table:display="true" table:show-details="true"/>
                <table:data-pilot-member table:name="Loja-online/B/h2/src/test/org/h2/test/scripts/functions/system/table.sql" table:display="true" table:show-details="true"/>
                <table:data-pilot-member table:name="Loja-online/B/h2/src/test/org/h2/test/scripts/testScript.sql" table:display="true" table:show-details="true"/>
                <table:data-pilot-member table:name="Loja-online/B/h2/src/test/org/h2/test/server/TestInit.java" table:display="true" table:show-details="true"/>
                <table:data-pilot-member table:name="Loja-online/B/h2/src/test/org/h2/test/store/TestMVTableEngine.java" table:display="true" table:show-details="true"/>
                <table:data-pilot-member table:name="Loja-online/B/h2/src/test/org/h2/test/synth/TestCrashAPI.java" table:display="true" table:show-details="true"/>
                <table:data-pilot-member table:name="Loja-online/B/h2/src/tools/org/h2/build/BuildBase.java" table:display="true" table:show-details="true"/>
                <table:data-pilot-member table:name="Loja-online/B/h2/src/tools/org/h2/build/doclet/Doclet.java" table:display="true" table:show-details="true"/>
                <table:data-pilot-member table:name="Loja-online/B/h2/src/tools/org/h2/build/indexer/Indexer.java" table:display="true" table:show-details="true"/>
                <table:data-pilot-member table:name="Loja-online/B/h2/src/tools/org/h2/jaqu/TableInspector.java" table:display="true" table:show-details="true"/>
                <table:data-pilot-member table:name="Loja-online/B/h2/src/tools/org/h2/java/JavaParser.java" table:display="true" table:show-details="true"/>
                <table:data-pilot-member table:name="loja-repository/loja/src/br/com/guacom/modelo/loja/Produto.java" table:display="true" table:show-details="true"/>
                <table:data-pilot-member table:name="loja-struts.netbeans/src/java/com/unasp/forms/Produto.java" table:display="true" table:show-details="true"/>
                <table:data-pilot-member table:name="Loja-Virtual-Trator/tratorweb/src/main/java/com/agrofauna/tratorweb/model/ClienteCultura.java" table:display="true" table:show-details="true"/>
                <table:data-pilot-member table:name="Loja-Virtual-Trator/tratorweb/src/main/java/com/agrofauna/tratorweb/model/ClienteFabricante.java" table:display="true" table:show-details="true"/>
                <table:data-pilot-member table:name="Loja-Virtual-Trator/tratorweb/src/main/java/com/agrofauna/tratorweb/model/ClienteProduto.java" table:display="true" table:show-details="true"/>
                <table:data-pilot-member table:name="Loja-Virtual-Trator/tratorweb/src/main/java/com/agrofauna/tratorweb/model/Cultura.java" table:display="true" table:show-details="true"/>
                <table:data-pilot-member table:name="Loja-Virtual-Trator/tratorweb/src/main/java/com/agrofauna/tratorweb/model/Fabricante.java" table:display="true" table:show-details="true"/>
                <table:data-pilot-member table:name="Loja-Virtual-Trator/tratorweb/src/main/java/com/agrofauna/tratorweb/model/Produto.java" table:display="true" table:show-details="true"/>
                <table:data-pilot-member table:name="loja-virtual/.git/index" table:display="true" table:show-details="true"/>
                <table:data-pilot-member table:name="loja-virtual/gwtprojeto/gwt-unitCache/gwt-unitCache-0000013851EB043F" table:display="true" table:show-details="true"/>
                <table:data-pilot-member table:name="loja-virtual/hsqldb-2.4.0/hsqldb/doc/apidocs/index-all.html" table:display="true" table:show-details="true"/>
                <table:data-pilot-member table:name="loja-virtual/hsqldb-2.4.0/hsqldb/doc/apidocs/org/hsqldb/jdbc/JDBCDatabaseMetaData.html" table:display="true" table:show-details="true"/>
                <table:data-pilot-member table:name="loja-virtual/hsqldb-2.4.0/hsqldb/doc/odbc.txt" table:display="true" table:show-details="true"/>
                <table:data-pilot-member table:name="loja-virtual/hsqldb-2.4.0/hsqldb/src/org/hsqldb/test/TestLikePredicateOptimizations.java" table:display="true" table:show-details="true"/>
                <table:data-pilot-member table:name="loja-virtual/hsqldb-2.4.0/hsqldb/src/org/hsqldb/test/TestSubselect.java" table:display="true" table:show-details="true"/>
                <table:data-pilot-member table:name="loja-virtual/hsqldb-2.4.0/hsqldb/testrun/hsqldb/TestSelf.txt" table:display="true" table:show-details="true"/>
                <table:data-pilot-member table:name="loja-virtual/hsqldb-2.4.0/hsqldb/testrun/hsqldb/TestSelfGroupBy.txt" table:display="true" table:show-details="true"/>
                <table:data-pilot-member table:name="loja-virtual/hsqldb-2.4.0/hsqldb/testrun/hsqldb/TestSelfSubselects.txt" table:display="true" table:show-details="true"/>
                <table:data-pilot-member table:name="loja-virtual/src/br/com/alura/javaEJdbcTrabalhandoComBancoDeDadosDAO/CategoriasDAO.java" table:display="true" table:show-details="true"/>
                <table:data-pilot-member table:name="loja-virtual/src/br/com/dev/jdbc/dao/CategoriasDAO.java" table:display="true" table:show-details="true"/>
                <table:data-pilot-member table:name="loja-virtual/src/CategoriasDAO.java" table:display="true" table:show-details="true"/>
                <table:data-pilot-member table:name="loja-virtual/src/main/java/com/guilherme/lojavirtual/repositories/EstadoRepository.java" table:display="true" table:show-details="true"/>
                <table:data-pilot-member table:name="loja-virtual/src/main/java/com/guilherme/lojavirtual/services/EstadoService.java" table:display="true" table:show-details="true"/>
                <table:data-pilot-member table:name="Loja-Virtual/src/main/java/persistencia/PessoaDAO.java" table:display="true" table:show-details="true"/>
                <table:data-pilot-member table:name="Loja-Virtual/src/main/java/persistencia/ProdutoDAO.java" table:display="true" table:show-details="true"/>
                <table:data-pilot-member table:name="LOJA/build/web/WEB-INF/classes/commons-io-2.5-src/src/main/java/org/apache/commons/io/comparator/NameFileComparator.java" table:display="true" table:show-details="true"/>
                <table:data-pilot-member table:name="LOJA/build/web/WEB-INF/classes/commons-io-2.5-src/src/main/java/org/apache/commons/io/comparator/package.html" table:display="true" table:show-details="true"/>
                <table:data-pilot-member table:name="LOJA/lib/commons-io-2.5-src/src/main/java/org/apache/commons/io/comparator/NameFileComparator.java" table:display="true" table:show-details="true"/>
                <table:data-pilot-member table:name="LOJA/lib/commons-io-2.5-src/src/main/java/org/apache/commons/io/comparator/package.html" table:display="true" table:show-details="true"/>
                <table:data-pilot-member table:name="Loja/libs_projeto/mysql-connector-java-8.0.16/src/main/user-impl/java/com/mysql/cj/jdbc/DatabaseMetaData.java" table:display="true" table:show-details="true"/>
                <table:data-pilot-member table:name="Loja/libs_projeto/mysql-connector-java-8.0.16/src/test/java/testsuite/x/devapi/CollectionModifyTest.java" table:display="true" table:show-details="true"/>
                <table:data-pilot-member table:name="Loja/libs_projeto/mysql-connector-java-8.0.16/src/test/java/testsuite/x/devapi/CollectionRemoveTest.java" table:display="true" table:show-details="true"/>
                <table:data-pilot-member table:name="Loja/loja/LinhaFactura.java" table:display="true" table:show-details="true"/>
                <table:data-pilot-member table:name="loja/loja/src/main/java/br/com/loja/dao/Dao.java" table:display="true" table:show-details="true"/>
                <table:data-pilot-member table:name="loja/loja/src/main/java/br/unibh/loja/rest/MemberResourceRESTService.java" table:display="true" table:show-details="true"/>
                <table:data-pilot-member table:name="loja/loja/src/main/webapp/doc/swagger-ui-bundle.js" table:display="true" table:show-details="true"/>
                <table:data-pilot-member table:name="loja/loja/src/main/webapp/doc/swagger-ui-bundle.js.map" table:display="true" table:show-details="true"/>
                <table:data-pilot-member table:name="loja/loja/src/main/webapp/doc/swagger-ui-standalone-preset.js" table:display="true" table:show-details="true"/>
                <table:data-pilot-member table:name="loja/loja/src/main/webapp/doc/swagger-ui-standalone-preset.js.map" table:display="true" table:show-details="true"/>
                <table:data-pilot-member table:name="loja/loja/src/main/webapp/doc/swagger-ui.js" table:display="true" table:show-details="true"/>
                <table:data-pilot-member table:name="loja/loja/src/main/webapp/doc/swagger-ui.js.map" table:display="true" table:show-details="true"/>
                <table:data-pilot-member table:name="Loja/src/dataAccess/ClienteRepository.java" table:display="true" table:show-details="true"/>
                <table:data-pilot-member table:name="Loja/src/dataAccess/ProdutoRepository.java" table:display="true" table:show-details="true"/>
                <table:data-pilot-member table:name="loja/src/main/java/br/unibh/loja/rest/MemberResourceRESTService.java" table:display="true" table:show-details="true"/>
                <table:data-pilot-member table:name="loja/src/rc/unesp/br/lcp/dao/IEntity.java" table:display="true" table:show-details="true"/>
                <table:data-pilot-member table:name="loja2_novo/src/java/dao/ProdutoDAO.java" table:display="true" table:show-details="true"/>
                <table:data-pilot-member table:name="LojaBD/LojaBD/src/Interfaces/TelaClientes.java" table:display="true" table:show-details="true"/>
                <table:data-pilot-member table:name="LojaDaCuriosa/src/main/webapp/resources/js/jquery-3.2.1.js" table:display="true" table:show-details="true"/>
                <table:data-pilot-member table:name="LojaDeApps/src/br/ufla/dcc/ppoo/screens/TelaListarTodosApps.java" table:display="true" table:show-details="true"/>
                <table:data-pilot-member table:name="LojaDeApps/src/br/ufla/dcc/ppoo/users/Usuario.java" table:display="true" table:show-details="true"/>
                <table:data-pilot-member table:name="LojaDeBebidas/LojaDeBebidas/res/hsqldb/src/org/hsqldb/test/TestSubselect.java" table:display="true" table:show-details="true"/>
                <table:data-pilot-member table:name="LojaDeBebidas/LojaDeBebidas/res/hsqldb/testrun/hsqldb/TestSelf.txt" table:display="true" table:show-details="true"/>
                <table:data-pilot-member table:name="LojaDeBebidas/LojaDeBebidas/res/hsqldb/testrun/hsqldb/TestSelfSubselects.txt" table:display="true" table:show-details="true"/>
                <table:data-pilot-member table:name="lojadeconstrucao/dashboard/resources/js/jquery-2.1.1.min.js" table:display="true" table:show-details="true"/>
                <table:data-pilot-member table:name="lojadeconstrucao/dashboard/resources/js/ui-bootstrap-tpls-0.13.1.min.js" table:display="true" table:show-details="true"/>
                <table:data-pilot-member table:name="LojaDeInstrumentosMusicais/MadeInAstecProjeto/src/main/webapp/js/jquery-2.0.1.min.js" table:display="true" table:show-details="true"/>
                <table:data-pilot-member table:name="LojaDeRoupa/tela/src/Mock/mockProduto.java" table:display="true" table:show-details="true"/>
                <table:data-pilot-member table:name="LojaDeRoupa/tela/src/tela/TelaCliente.java" table:display="true" table:show-details="true"/>
                <table:data-pilot-member table:name="LojaGamer/criacaoBancoLojaXYZ.sql" table:display="true" table:show-details="true"/>
                <table:data-pilot-member table:name="lojagames/src/main/java/br/senac/tads4/piiv/controller/SiteController.java" table:display="true" table:show-details="true"/>
                <table:data-pilot-member table:name="lojagames/src/main/java/br/senac/tads4/piiv/repository/JogoRepository.java" table:display="true" table:show-details="true"/>
                <table:data-pilot-member table:name="lojagames/src/main/java/br/senac/tads4/piiv/repository/ProdutoRepository.java" table:display="true" table:show-details="true"/>
                <table:data-pilot-member table:name="LojaGuilherme/eclipse-workspace/Txvxv/src/br/ucsal/Produto.java" table:display="true" table:show-details="true"/>
                <table:data-pilot-member table:name="LojaJava/src/br/senac/rn/loja/model/Sexo.java" table:display="true" table:show-details="true"/>
                <table:data-pilot-member table:name="LojaMaio/java/persistencia/CidadeDAO.java" table:display="true" table:show-details="true"/>
                <table:data-pilot-member table:name="LojaMaio/java/persistencia/EstadoDAO.java" table:display="true" table:show-details="true"/>
                <table:data-pilot-member table:name="LojaMaio/java/persistencia/PessoaDAO.java" table:display="true" table:show-details="true"/>
                <table:data-pilot-member table:name="LojaMaio/java/persistencia/ProdutoDAO.java" table:display="true" table:show-details="true"/>
                <table:data-pilot-member table:name="LojaMobile-IonicSpring/AppMobileSpring/src/main/java/com/appmobilespring/repositories/EstadoRepository.java" table:display="true" table:show-details="true"/>
                <table:data-pilot-member table:name="LojaMobile-IonicSpring/AppMobileSpring/src/main/java/com/appmobilespring/services/EstadoService.java" table:display="true" table:show-details="true"/>
                <table:data-pilot-member table:name="lojamvn/models/estoquista/src/estoquistaPk/Estoquista.java" table:display="true" table:show-details="true"/>
                <table:data-pilot-member table:name="lojamvn/src/test/java/net/mybluemix/parteg/fornecedor/Estoquista.java" table:display="true" table:show-details="true"/>
                <table:data-pilot-member table:name="lojamvn/src/test/java/net/mybluemix/parteg/lote/Lote.java" table:display="true" table:show-details="true"/>
                <table:data-pilot-member table:name="lojamvn/src/test/java/net/mybluemix/parteg/materiaprima/MateriaPrima.java" table:display="true" table:show-details="true"/>
                <table:data-pilot-member table:name="lojamvn/src/test/java/net/mybluemix/parteg/produto/Produto.java" table:display="true" table:show-details="true"/>
                <table:data-pilot-member table:name="lojamvn/src/test/java/net/mybluemix/parteg/receita/Receita.java" table:display="true" table:show-details="true"/>
                <table:data-pilot-member table:name="lojaonline/app/src/main/java/com/android/lojaonline/basededados/ProdutosDB.java" table:display="true" table:show-details="true"/>
                <table:data-pilot-member table:name="LojaOnline/src/main/java/com/afrain/lojaonline/repositories/EstadoRepository.java" table:display="true" table:show-details="true"/>
                <table:data-pilot-member table:name="LojaOnline/src/main/java/com/afrain/lojaonline/services/EstadoService.java" table:display="true" table:show-details="true"/>
                <table:data-pilot-member table:name="lojaonline/web/js/jquery-3.1.0.min.js" table:display="true" table:show-details="true"/>
                <table:data-pilot-member table:name="LojaProduto/src/persistence/CategoriaDao.java" table:display="true" table:show-details="true"/>
                <table:data-pilot-member table:name="lojas-online-backend/src/main/java/com/nelioalves/cursomc/repositories/EstadoRepository.java" table:display="true" table:show-details="true"/>
                <table:data-pilot-member table:name="lojas-online-backend/src/main/java/com/nelioalves/cursomc/services/EstadoService.java" table:display="true" table:show-details="true"/>
                <table:data-pilot-member table:name="LojasCidadao/Aplicacao Android/BasicMapOnline/src/com/example/basicmaponline/Lojas.java" table:display="true" table:show-details="true"/>
                <table:data-pilot-member table:name="LojasCidadao/Aplicacao Android/BasicMapOnline/src/com/example/basicmaponline/Pesquisar.java" table:display="true" table:show-details="true"/>
                <table:data-pilot-member table:name="LojasCidadao/Aplicacao Android/BasicMapOnline/src/com/mlab/android/basicoverlays/PostgreSQL.java" table:display="true" table:show-details="true"/>
                <table:data-pilot-member table:name="LojasCidadao/Aplicacao Android/LojaCidadao/src/com/example/basicmaponline/Pesquisar.java" table:display="true" table:show-details="true"/>
                <table:data-pilot-member table:name="LojasCidadao/Aplicacao Android/LojaCidadao/src/com/mlab/android/basicoverlays/PostgreSQL.java" table:display="true" table:show-details="true"/>
                <table:data-pilot-member table:name="LojasCidadao/Aplicação Web/LojasCidadao/LojasCidadao/LojasCidadao/bin/Npgsql.pdb" table:display="true" table:show-details="true"/>
                <table:data-pilot-member table:name="LojaServico/src/main/java/persistencia/ProdutoDAO.java" table:display="true" table:show-details="true"/>
                <table:data-pilot-member table:name="lojaServicoSenac/src/persistencia/PessoaDAO.java" table:display="true" table:show-details="true"/>
                <table:data-pilot-member table:name="lojaServicoSenac/src/persistencia/ProdutoDAO.java" table:display="true" table:show-details="true"/>
                <table:data-pilot-member table:name="lojaServicoSenac/src/persistencia/ServicoDAO.java" table:display="true" table:show-details="true"/>
                <table:data-pilot-member table:name="LojaValidacaoIFRS/src/testes/LojaMain.java" table:display="true" table:show-details="true"/>
                <table:data-pilot-member table:name="LojaVendas/br/com/hitalo/connect/DBManager.java" table:display="true" table:show-details="true"/>
                <table:data-pilot-member table:name="LojaVendas/src/main/java/com/mycompany/lojavendas/model/dao/TipoUsuarioDAO.java" table:display="true" table:show-details="true"/>
                <table:data-pilot-member table:name="LojaVirtual_JPA_EJB/LojaVirtual/lojavirtual-ejb/src/java/br/edu/fasa/LojaVirtual/dataAccess/ClienteDAO.java" table:display="true" table:show-details="true"/>
                <table:data-pilot-member table:name="LojaVirtual_JPA_EJB/LojaVirtual/lojavirtual-ejb/src/java/br/edu/fasa/LojaVirtual/dataAccess/ProdutoDAO.java" table:display="true" table:show-details="true"/>
                <table:data-pilot-member table:name="LojaVirtual_JPA_EJB/LojaVirtual/lojavirtual-ejb/src/java/br/edu/fasa/LojaVirtual/dataAccess/VendaDAO.java" table:display="true" table:show-details="true"/>
                <table:data-pilot-member table:name="LojaVirtual-Projeto-Integrador/LojaVirtual/src/main/java/br/com/lojavirtual/persistencia/PessoaDAO.java" table:display="true" table:show-details="true"/>
                <table:data-pilot-member table:name="LojaVirtual-Projeto-Integrador/LojaVirtual/src/main/java/br/com/lojavirtual/persistencia/ProdutoDAO.java" table:display="true" table:show-details="true"/>
                <table:data-pilot-member table:name="LojaVirtual/Loja_Web01/src/main/java/persistence/PersonDAO.java" table:display="true" table:show-details="true"/>
                <table:data-pilot-member table:name="LojaVirtual/Loja_Web01/src/main/java/persistence/ProductDAO.java" table:display="true" table:show-details="true"/>
                <table:data-pilot-member table:name="LojaVirtual/LojaVirtual/src/main/java/persistencia/PessoaDAO.java" table:display="true" table:show-details="true"/>
                <table:data-pilot-member table:name="LojaVirtual/LojaVirtual/src/main/java/persistencia/ProdutoDAO.java" table:display="true" table:show-details="true"/>
                <table:data-pilot-member table:name="LojaVirtual/platforms/android/src/org/apache/cordova/globalization/Globalization.java" table:display="true" table:show-details="true"/>
                <table:data-pilot-member table:name="LojaVirtual/plugins/cordova-plugin-globalization/src/android/Globalization.java" table:display="true" table:show-details="true"/>
                <table:data-pilot-member table:name="lojaVirtual/src/br/com/matosmelo/lojaVirtual/dao/ClienteDAO.java" table:display="true" table:show-details="true"/>
                <table:data-pilot-member table:name="LojaVirtual/src/lojaVirtual/Autor.java" table:display="true" table:show-details="true"/>
                <table:data-pilot-member table:name="LojaVirtual/src/lojaVirtual/Store.java" table:display="true" table:show-details="true"/>
                <table:data-pilot-member table:name="lojavirtual/src/main/java/br/com/rafaelporreca/lojavirtual/repositories/EstadoRepository.java" table:display="true" table:show-details="true"/>
                <table:data-pilot-member table:name="lojavirtual/src/main/java/br/com/rafaelporreca/lojavirtual/services/EstadoService.java" table:display="true" table:show-details="true"/>
                <table:data-pilot-member table:name="LojaVirtual/src/main/java/persistencia/CidadeDAO.java" table:display="true" table:show-details="true"/>
                <table:data-pilot-member table:name="LojaVirtual/src/main/java/persistencia/EstadoDAO.java" table:display="true" table:show-details="true"/>
                <table:data-pilot-member table:name="LojaVirtual/src/main/java/persistencia/FabricanteDAO.java" table:display="true" table:show-details="true"/>
                <table:data-pilot-member table:name="LojaVirtual/src/main/java/persistencia/PessoaDAO.java" table:display="true" table:show-details="true"/>
                <table:data-pilot-member table:name="LojaVirtual/src/main/java/persistencia/ProdutoDAO.java" table:display="true" table:show-details="true"/>
                <table:data-pilot-member table:name="LojaVirtual/src/main/webapp/javascripts/jquery-1.3.2.min.js" table:display="true" table:show-details="true"/>
                <table:data-pilot-member table:name="lojavirtual/src/main/webapp/resources/jquery/js/jquery-2.1.0.min.js" table:display="true" table:show-details="true"/>
                <table:data-pilot-member table:name="lojavirtual/src/main/webapp/resources/jquery/js/jquery-ui-1.10.4.custom.min.js" table:display="true" table:show-details="true"/>
                <table:data-pilot-member table:name="lojavirtual2/lojavirtual/src/main/java/org/lojavirtual/repository/Gruporepository.java" table:display="true" table:show-details="true"/>
                <table:data-pilot-member table:name="lojavirtual2/lojavirtual/src/main/java/org/lojavirtual/repository/Produtorepository.java" table:display="true" table:show-details="true"/>
                <table:data-pilot-member table:name="LojaVirtual3/src/main/java/persistencia/PessoaDAO.java" table:display="true" table:show-details="true"/>
                <table:data-pilot-member table:name="LojaVirtualPet/LojaVirtualPet/src/main/java/persistencia/ProdutoDAO.java" table:display="true" table:show-details="true"/>
                <table:data-pilot-member table:name="lojaweb/src/java/rc/unesp/br/lcp/dao/IEntity.java" table:display="true" table:show-details="true"/>
                <table:data-pilot-member table:name="muambyte/src/main/webapp/WEB-INF/resources/js/jquery-1.11.3.min.js" table:display="true" table:show-details="true"/>
                <table:data-pilot-member table:name="osinformatica/project_osinfoX/banco_de_dados/banco_infox.sql" table:display="true" table:show-details="true"/>
                <table:data-pilot-member table:name="osinformatica/project_osinfoX/reports/clientes.jasper" table:display="true" table:show-details="true"/>
                <table:data-pilot-member table:name="pi_pf/pi_pf/src/main/java/pi_pf/persistencia/CidadeDAO.java" table:display="true" table:show-details="true"/>
                <table:data-pilot-member table:name="pi_pf/pi_pf/src/main/java/pi_pf/persistencia/EstadoDAO.java" table:display="true" table:show-details="true"/>
                <table:data-pilot-member table:name="pi_pf/pi_pf/src/main/java/pi_pf/persistencia/PessoaDAO.java" table:display="true" table:show-details="true"/>
                <table:data-pilot-member table:name="pi_pf/pi_pf/src/main/java/pi_pf/persistencia/ProdutoDAO.java" table:display="true" table:show-details="true"/>
                <table:data-pilot-member table:name="projeto_fino_brecho/src/br/arthur/entities/Marca.java" table:display="true" table:show-details="true"/>
                <table:data-pilot-member table:name="Projeto-Integragor-II-LojaDeGames/LojaDeGames/jdbc_lojaGames/seg0/c230.dat" table:display="true" table:show-details="true"/>
                <table:data-pilot-member table:name="Projeto-loja/Projeto-loja/src/br/com/projetoloja/administrador/RepositorioAdministradorBDR.java" table:display="true" table:show-details="true"/>
                <table:data-pilot-member table:name="Projeto-loja/Projeto-loja/src/br/com/projetoloja/cliente/RepositorioClienteBDR.java" table:display="true" table:show-details="true"/>
                <table:data-pilot-member table:name="Projeto-loja/Projeto-loja/src/br/com/projetoloja/produto/RepositorioProdutoBDR.java" table:display="true" table:show-details="true"/>
                <table:data-pilot-member table:name="projeto-puc-lojaDropshipping/src/main/java/com/nelioalves/cursomc/repositories/EstadoRepository.java" table:display="true" table:show-details="true"/>
                <table:data-pilot-member table:name="projeto-puc-lojaDropshipping/src/main/java/com/nelioalves/cursomc/services/EstadoService.java" table:display="true" table:show-details="true"/>
                <table:data-pilot-member table:name="ProjetoLoja/src/main/java/persistencia/PessoaDAO.java" table:display="true" table:show-details="true"/>
                <table:data-pilot-member table:name="ProjetoLoja/src/main/java/persistencia/ProdutoDAO.java" table:display="true" table:show-details="true"/>
                <table:data-pilot-member table:name="projetoLoja/TrabalhoLoja/src/visao/CadCidade.java" table:display="true" table:show-details="true"/>
                <table:data-pilot-member table:name="projetoLoja/TrabalhoLoja/src/visao/CadCliente.java" table:display="true" table:show-details="true"/>
                <table:data-pilot-member table:name="projetoLoja/TrabalhoLoja/src/visao/CadCompra.java" table:display="true" table:show-details="true"/>
                <table:data-pilot-member table:name="projetoLoja/TrabalhoLoja/src/visao/CadLoja.java" table:display="true" table:show-details="true"/>
                <table:data-pilot-member table:name="projetoLoja/TrabalhoLoja/src/visao/CadLojaProduto.java" table:display="true" table:show-details="true"/>
                <table:data-pilot-member table:name="projetoLoja/TrabalhoLoja/src/visao/CadProdCompra.java" table:display="true" table:show-details="true"/>
                <table:data-pilot-member table:name="projetoLoja/TrabalhoLoja/src/visao/CadProduto.java" table:display="true" table:show-details="true"/>
                <table:data-pilot-member table:name="projetoLoja/TrabalhoLoja/src/visao/TelaBuscaCliente.java" table:display="true" table:show-details="true"/>
                <table:data-pilot-member table:name="projetoLoja/TrabalhoLoja/src/visao/TelaBuscaLoja.java" table:display="true" table:show-details="true"/>
                <table:data-pilot-member table:name="projetoLoja/TrabalhoLoja/src/visao/TelaBuscaProduto.java" table:display="true" table:show-details="true"/>
                <table:data-pilot-member table:name="ProjetoLojaInformatica/src/br/com/choice/projetolojainformatica/dao/FuncionarioDAO.java" table:display="true" table:show-details="true"/>
                <table:data-pilot-member table:name="ProjetoLojaInformatica/src/br/com/choice/projetolojainformatica/dao/ProdutoDAO.java" table:display="true" table:show-details="true"/>
                <table:data-pilot-member table:name="ProjetoLojaInformatica/src/br/com/choice/projetolojainformatica/dao/VendaDAO.java" table:display="true" table:show-details="true"/>
                <table:data-pilot-member table:name="safetycar/src/br/com/safetycar/dao/impl/ClienteFornecedorDAOImpl.java" table:display="true" table:show-details="true"/>
                <table:data-pilot-member table:name="safetycar/src/br/com/safetycar/dao/impl/FornecedorDespesasDAOImpl.java" table:display="true" table:show-details="true"/>
                <table:data-pilot-member table:name="safetycar/src/br/com/safetycar/dao/impl/GruposDAOImpl.java" table:display="true" table:show-details="true"/>
                <table:data-pilot-member table:name="safetycar/src/br/com/safetycar/dao/impl/MarcasVeiculosDAOImpl.java" table:display="true" table:show-details="true"/>
                <table:data-pilot-member table:name="safetycar/src/br/com/safetycar/dao/impl/PaginasDAOImpl.java" table:display="true" table:show-details="true"/>
                <table:data-pilot-member table:name="safetycar/src/br/com/safetycar/dao/impl/UsuariosDAOImpl.java" table:display="true" table:show-details="true"/>
                <table:data-pilot-member table:name="safetycar/src/br/com/safetycar/dao/impl/VendedorDAOImpl.java" table:display="true" table:show-details="true"/>
                <table:data-pilot-member table:name="safetycar/src/br/com/safetycar/modelos/Grupos.java" table:display="true" table:show-details="true"/>
                <table:data-pilot-member table:name="safetycar/src/br/com/safetycar/modelos/Paginas.java" table:display="true" table:show-details="true"/>
                <table:data-pilot-member table:name="safetycar/src/br/com/safetycar/paginacao/Filtro.java" table:display="true" table:show-details="true"/>
                <table:data-pilot-member table:name="safetycar/src/br/com/safetycar/paginacao/Parametro.java" table:display="true" table:show-details="true"/>
                <table:data-pilot-member table:name="safetycar/src/br/com/safetycar/relatorios/dao/Impl/RelatorioComissaoVendedorDAOImpl.java" table:display="true" table:show-details="true"/>
                <table:data-pilot-member table:name="safetycar/src/br/com/safetycar/relatorios/dao/Impl/RelatorioGastosVeiculosDAOImpl.java" table:display="true" table:show-details="true"/>
                <table:data-pilot-member table:name="safetycar/src/br/com/safetycar/relatorios/dao/Impl/RelatorioVeiculosVendidosDAOImpl.java" table:display="true" table:show-details="true"/>
                <table:data-pilot-member table:name="safetycar/WebContent/resources/jquery/js/jquery-1.7.2.js" table:display="true" table:show-details="true"/>
                <table:data-pilot-member table:name="Sistema-Loja/src/cadProdutos.java" table:display="true" table:show-details="true"/>
                <table:data-pilot-member table:name="Sistema-loja/src/SQL/comandosLoja.sql" table:display="true" table:show-details="true"/>
                <table:data-pilot-member table:name="Sistema-loja/src/visao/JFQuery.form" table:display="true" table:show-details="true"/>
                <table:data-pilot-member table:name="Sistema-loja/src/visao/JFQuery.java" table:display="true" table:show-details="true"/>
                <table:data-pilot-member table:name="SystemManagerStore/Projetos/SystemManagerStoreDesktop/SistemManagerStoreDesktop/src/br/com/systemmanagerstore/DataAccess/FuncionarioDAO.java" table:display="true" table:show-details="true"/>
                <table:data-pilot-member table:name="SystemManagerStore/Projetos/SystemManagerStoreDesktop/SistemManagerStoreDesktop/src/br/com/systemmanagerstore/DataAccess/PessoaDAO.java" table:display="true" table:show-details="true"/>
                <table:data-pilot-member table:name="SystemManagerStore/Projetos/SystemManagerStoreDesktop/SistemManagerStoreDesktop/src/br/com/systemmanagerstore/DataAccess/ProdutoDAO.java" table:display="true" table:show-details="true"/>
                <table:data-pilot-member table:name="SystemManagerStore/Projetos/SystemManagerStoreWeb/SystemManagerStoreWeb/src/java/br/com/systemmanagerstore/DataAccess/FuncionarioDAO.java" table:display="true" table:show-details="true"/>
                <table:data-pilot-member table:name="SystemManagerStore/Projetos/SystemManagerStoreWeb/SystemManagerStoreWeb/src/java/br/com/systemmanagerstore/DataAccess/PessoaDAO.java" table:display="true" table:show-details="true"/>
                <table:data-pilot-member table:name="SystemManagerStore/Projetos/SystemManagerStoreWeb/SystemManagerStoreWeb/src/java/br/com/systemmanagerstore/DataAccess/ProdutoDAO.java" table:display="true" table:show-details="true"/>
                <table:data-pilot-member table:name="VirtualStorePI5/LojaVirtual/src/main/java/br/com/virtual/persistencia/PessoaDAO.java" table:display="true" table:show-details="true"/>
                <table:data-pilot-member table:name="VirtualStorePI5/LojaVirtual/src/main/java/br/com/virtual/persistencia/ProdutoDAO.jav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nto_20_da_20_tabela_20_dinâmica" style:display-name="Canto da tabela dinâmica" style:family="table-cell" style:parent-style-name="Default"/>
    <style:style style:name="Valor_20_da_20_tabela_20_dinâmica" style:display-name="Valor da tabela dinâmica" style:family="table-cell" style:parent-style-name="Default"/>
    <style:style style:name="Campo_20_da_20_tabela_20_dinâmica" style:display-name="Campo da tabela dinâmica" style:family="table-cell" style:parent-style-name="Default"/>
    <style:style style:name="Categoria_20_da_20_tabela_20_dinâmica" style:display-name="Categoria da tabela dinâ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a_20_tabela_20_dinâmica" style:display-name="Título da tabela dinâ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a_20_tabela_20_dinâmica" style:display-name="Resultado da tabela dinâmica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8">00/00/0000</text:date>, <text:time style:data-style-name="N2" text:time-value="18:45:24.25720654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8T23:03:19.897147374</dc:date>
    <meta:editing-duration>P7DT17H54M</meta:editing-duration>
    <meta:editing-cycles>20</meta:editing-cycles>
    <meta:generator>LibreOffice/5.2.7.2$Linux_X86_64 LibreOffice_project/20m0$Build-2</meta:generator>
    <meta:document-statistic meta:table-count="4" meta:cell-count="2663" meta:object-count="0"/>
  </office:meta>
</office:document-meta>
</file>